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1" style:family="table">
      <style:table-properties style:width="169.97mm" fo:margin-left="0mm" fo:margin-right="0.04mm" table:align="margins"/>
    </style:style>
    <style:style style:name="Table101.A" style:family="table-column">
      <style:table-column-properties style:column-width="80.86mm" style:rel-column-width="31176*"/>
    </style:style>
    <style:style style:name="Table101.B" style:family="table-column">
      <style:table-column-properties style:column-width="89.11mm" style:rel-column-width="34359*"/>
    </style:style>
    <style:style style:name="Table101.A1" style:family="table-cell">
      <style:table-cell-properties fo:padding="0.97mm" fo:border-left="none" fo:border-right="none" fo:border-top="1pt solid #000000" fo:border-bottom="1pt solid #000000"/>
    </style:style>
    <style:style style:name="Table101.A2" style:family="table-cell">
      <style:table-cell-properties fo:padding="0.97mm" fo:border="none"/>
    </style:style>
    <style:style style:name="Table30" style:family="table">
      <style:table-properties style:width="169.92mm" table:align="left"/>
    </style:style>
    <style:style style:name="Table30.A" style:family="table-column">
      <style:table-column-properties style:column-width="21.75mm"/>
    </style:style>
    <style:style style:name="Table30.B" style:family="table-column">
      <style:table-column-properties style:column-width="37.04mm"/>
    </style:style>
    <style:style style:name="Table30.D" style:family="table-column">
      <style:table-column-properties style:column-width="39mm"/>
    </style:style>
    <style:style style:name="Table30.E" style:family="table-column">
      <style:table-column-properties style:column-width="35.08mm"/>
    </style:style>
    <style:style style:name="Table30.A1" style:family="table-cell">
      <style:table-cell-properties fo:padding="0.97mm" fo:border="none"/>
    </style:style>
    <style:style style:name="Table30.B4" style:family="table-cell">
      <style:table-cell-properties fo:padding="0.97mm" fo:border-left="none" fo:border-right="none" fo:border-top="none" fo:border-bottom="1pt solid #000000"/>
    </style:style>
    <style:style style:name="Table6" style:family="table">
      <style:table-properties style:width="169.92mm" table:align="left"/>
    </style:style>
    <style:style style:name="Table6.A" style:family="table-column">
      <style:table-column-properties style:column-width="21.75mm"/>
    </style:style>
    <style:style style:name="Table6.B" style:family="table-column">
      <style:table-column-properties style:column-width="31.17mm"/>
    </style:style>
    <style:style style:name="Table6.C" style:family="table-column">
      <style:table-column-properties style:column-width="42.92mm"/>
    </style:style>
    <style:style style:name="Table6.D" style:family="table-column">
      <style:table-column-properties style:column-width="37.04mm"/>
    </style:style>
    <style:style style:name="Table6.A1" style:family="table-cell">
      <style:table-cell-properties fo:padding="0.97mm" fo:border="none"/>
    </style:style>
    <style:style style:name="Table6.B4" style:family="table-cell">
      <style:table-cell-properties fo:padding="0.97mm" fo:border-left="none" fo:border-right="none" fo:border-top="none" fo:border-bottom="1pt solid #000000"/>
    </style:style>
    <style:style style:name="Table85" style:family="table">
      <style:table-properties style:width="169.92mm" table:align="left"/>
    </style:style>
    <style:style style:name="Table85.A" style:family="table-column">
      <style:table-column-properties style:column-width="21.75mm"/>
    </style:style>
    <style:style style:name="Table85.B" style:family="table-column">
      <style:table-column-properties style:column-width="37.04mm"/>
    </style:style>
    <style:style style:name="Table85.A1" style:family="table-cell">
      <style:table-cell-properties fo:padding="0.97mm" fo:border="none"/>
    </style:style>
    <style:style style:name="Table85.B4" style:family="table-cell">
      <style:table-cell-properties fo:padding="0.97mm" fo:border-left="none" fo:border-right="none" fo:border-top="none" fo:border-bottom="1pt solid #000000"/>
    </style:style>
    <style:style style:name="Table86" style:family="table">
      <style:table-properties style:width="169.92mm" table:align="left"/>
    </style:style>
    <style:style style:name="Table86.A" style:family="table-column">
      <style:table-column-properties style:column-width="21.75mm"/>
    </style:style>
    <style:style style:name="Table86.B" style:family="table-column">
      <style:table-column-properties style:column-width="37.04mm"/>
    </style:style>
    <style:style style:name="Table86.A1" style:family="table-cell">
      <style:table-cell-properties fo:padding="0.97mm" fo:border="none"/>
    </style:style>
    <style:style style:name="Table86.B4" style:family="table-cell">
      <style:table-cell-properties fo:padding="0.97mm" fo:border-left="none" fo:border-right="none" fo:border-top="none" fo:border-bottom="1pt solid #000000"/>
    </style:style>
    <style:style style:name="Table87" style:family="table">
      <style:table-properties style:width="169.92mm" table:align="left"/>
    </style:style>
    <style:style style:name="Table87.A" style:family="table-column">
      <style:table-column-properties style:column-width="21.75mm"/>
    </style:style>
    <style:style style:name="Table87.B" style:family="table-column">
      <style:table-column-properties style:column-width="37.04mm"/>
    </style:style>
    <style:style style:name="Table87.A1" style:family="table-cell">
      <style:table-cell-properties fo:padding="0.97mm" fo:border="none"/>
    </style:style>
    <style:style style:name="Table87.B4" style:family="table-cell">
      <style:table-cell-properties fo:background-color="transparent" fo:padding="0.97mm" fo:border-left="none" fo:border-right="none" fo:border-top="none" fo:border-bottom="1pt solid #000000">
        <style:background-image/>
      </style:table-cell-properties>
    </style:style>
    <style:style style:name="Table88" style:family="table">
      <style:table-properties style:width="169.92mm" table:align="left"/>
    </style:style>
    <style:style style:name="Table88.A" style:family="table-column">
      <style:table-column-properties style:column-width="21.75mm"/>
    </style:style>
    <style:style style:name="Table88.B" style:family="table-column">
      <style:table-column-properties style:column-width="148.17mm"/>
    </style:style>
    <style:style style:name="Table88.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1.75mm"/>
    </style:style>
    <style:style style:name="Table2.B" style:family="table-column">
      <style:table-column-properties style:column-width="37.04mm"/>
    </style:style>
    <style:style style:name="Table2.A1" style:family="table-cell">
      <style:table-cell-properties fo:padding="0.97mm" fo:border="none"/>
    </style:style>
    <style:style style:name="Table2.B3" style:family="table-cell">
      <style:table-cell-properties fo:padding="0.97mm" fo:border-left="none" fo:border-right="none" fo:border-top="none" fo:border-bottom="1pt solid #000000"/>
    </style:style>
    <style:style style:name="Table3" style:family="table">
      <style:table-properties style:width="169.92mm" table:align="left"/>
    </style:style>
    <style:style style:name="Table3.A" style:family="table-column">
      <style:table-column-properties style:column-width="21.75mm"/>
    </style:style>
    <style:style style:name="Table3.B" style:family="table-column">
      <style:table-column-properties style:column-width="37.04mm"/>
    </style:style>
    <style:style style:name="Table3.A1" style:family="table-cell">
      <style:table-cell-properties fo:padding="0.97mm" fo:border="none"/>
    </style:style>
    <style:style style:name="Table3.B3" style:family="table-cell">
      <style:table-cell-properties fo:padding="0.97mm" fo:border-left="none" fo:border-right="none" fo:border-top="none" fo:border-bottom="1pt solid #000000"/>
    </style:style>
    <style:style style:name="Table5" style:family="table">
      <style:table-properties style:width="169.92mm" table:align="left"/>
    </style:style>
    <style:style style:name="Table5.A" style:family="table-column">
      <style:table-column-properties style:column-width="21.75mm"/>
    </style:style>
    <style:style style:name="Table5.B" style:family="table-column">
      <style:table-column-properties style:column-width="31.17mm"/>
    </style:style>
    <style:style style:name="Table5.C" style:family="table-column">
      <style:table-column-properties style:column-width="42.92mm"/>
    </style:style>
    <style:style style:name="Table5.D" style:family="table-column">
      <style:table-column-properties style:column-width="37.04mm"/>
    </style:style>
    <style:style style:name="Table5.A1" style:family="table-cell">
      <style:table-cell-properties fo:padding="0.97mm" fo:border="none"/>
    </style:style>
    <style:style style:name="Table5.B4" style:family="table-cell">
      <style:table-cell-properties fo:padding="0.97mm" fo:border-left="none" fo:border-right="none" fo:border-top="none" fo:border-bottom="1pt solid #000000"/>
    </style:style>
    <style:style style:name="Table92" style:family="table">
      <style:table-properties style:width="169.92mm" table:align="left"/>
    </style:style>
    <style:style style:name="Table92.A" style:family="table-column">
      <style:table-column-properties style:column-width="21.75mm"/>
    </style:style>
    <style:style style:name="Table92.B" style:family="table-column">
      <style:table-column-properties style:column-width="31.17mm"/>
    </style:style>
    <style:style style:name="Table92.C" style:family="table-column">
      <style:table-column-properties style:column-width="42.92mm"/>
    </style:style>
    <style:style style:name="Table92.D" style:family="table-column">
      <style:table-column-properties style:column-width="37.04mm"/>
    </style:style>
    <style:style style:name="Table92.A1" style:family="table-cell">
      <style:table-cell-properties fo:padding="0.97mm" fo:border="none"/>
    </style:style>
    <style:style style:name="Table92.B4" style:family="table-cell">
      <style:table-cell-properties fo:padding="0.97mm" fo:border-left="none" fo:border-right="none" fo:border-top="none" fo:border-bottom="1pt solid #000000"/>
    </style:style>
    <style:style style:name="Table90" style:family="table">
      <style:table-properties style:width="169.92mm" table:align="left"/>
    </style:style>
    <style:style style:name="Table90.A" style:family="table-column">
      <style:table-column-properties style:column-width="21.75mm"/>
    </style:style>
    <style:style style:name="Table90.B" style:family="table-column">
      <style:table-column-properties style:column-width="37.04mm"/>
    </style:style>
    <style:style style:name="Table90.A1" style:family="table-cell">
      <style:table-cell-properties fo:padding="0.97mm" fo:border="none"/>
    </style:style>
    <style:style style:name="Table90.B4" style:family="table-cell">
      <style:table-cell-properties fo:padding="0.97mm" fo:border-left="none" fo:border-right="none" fo:border-top="none" fo:border-bottom="1pt solid #000000"/>
    </style:style>
    <style:style style:name="Table94" style:family="table">
      <style:table-properties style:width="169.92mm" table:align="left"/>
    </style:style>
    <style:style style:name="Table94.A" style:family="table-column">
      <style:table-column-properties style:column-width="21.75mm"/>
    </style:style>
    <style:style style:name="Table94.B" style:family="table-column">
      <style:table-column-properties style:column-width="37.04mm"/>
    </style:style>
    <style:style style:name="Table94.A1" style:family="table-cell">
      <style:table-cell-properties fo:padding="0.97mm" fo:border="none"/>
    </style:style>
    <style:style style:name="Table94.B4" style:family="table-cell">
      <style:table-cell-properties fo:background-color="transparent" fo:padding="0.97mm" fo:border-left="none" fo:border-right="none" fo:border-top="none" fo:border-bottom="1pt solid #000000">
        <style:background-image/>
      </style:table-cell-properties>
    </style:style>
    <style:style style:name="Table95" style:family="table">
      <style:table-properties style:width="169.92mm" table:align="left"/>
    </style:style>
    <style:style style:name="Table95.A" style:family="table-column">
      <style:table-column-properties style:column-width="21.75mm"/>
    </style:style>
    <style:style style:name="Table95.B" style:family="table-column">
      <style:table-column-properties style:column-width="148.17mm"/>
    </style:style>
    <style:style style:name="Table95.A1" style:family="table-cell">
      <style:table-cell-properties fo:padding="0.97mm" fo:border="none"/>
    </style:style>
    <style:style style:name="Table91" style:family="table">
      <style:table-properties style:width="169.92mm" table:align="left"/>
    </style:style>
    <style:style style:name="Table91.A" style:family="table-column">
      <style:table-column-properties style:column-width="21.75mm"/>
    </style:style>
    <style:style style:name="Table91.B" style:family="table-column">
      <style:table-column-properties style:column-width="28.06mm"/>
    </style:style>
    <style:style style:name="Table91.C" style:family="table-column">
      <style:table-column-properties style:column-width="46.02mm"/>
    </style:style>
    <style:style style:name="Table91.D" style:family="table-column">
      <style:table-column-properties style:column-width="39mm"/>
    </style:style>
    <style:style style:name="Table91.E" style:family="table-column">
      <style:table-column-properties style:column-width="35.08mm"/>
    </style:style>
    <style:style style:name="Table91.A1" style:family="table-cell">
      <style:table-cell-properties fo:padding="0.97mm" fo:border="none"/>
    </style:style>
    <style:style style:name="Table91.B4" style:family="table-cell">
      <style:table-cell-properties fo:padding="0.97mm" fo:border-left="none" fo:border-right="none" fo:border-top="none" fo:border-bottom="1pt solid #000000"/>
    </style:style>
    <style:style style:name="Table7" style:family="table">
      <style:table-properties style:width="169.92mm" table:align="left"/>
    </style:style>
    <style:style style:name="Table7.A" style:family="table-column">
      <style:table-column-properties style:column-width="21.75mm"/>
    </style:style>
    <style:style style:name="Table7.B" style:family="table-column">
      <style:table-column-properties style:column-width="31.17mm"/>
    </style:style>
    <style:style style:name="Table7.C" style:family="table-column">
      <style:table-column-properties style:column-width="42.92mm"/>
    </style:style>
    <style:style style:name="Table7.D" style:family="table-column">
      <style:table-column-properties style:column-width="37.04mm"/>
    </style:style>
    <style:style style:name="Table7.A1" style:family="table-cell">
      <style:table-cell-properties fo:padding="0.97mm" fo:border="none"/>
    </style:style>
    <style:style style:name="Table7.B4" style:family="table-cell">
      <style:table-cell-properties fo:padding="0.97mm" fo:border-left="none" fo:border-right="none" fo:border-top="none" fo:border-bottom="1pt solid #000000"/>
    </style:style>
    <style:style style:name="Table93" style:family="table">
      <style:table-properties style:width="169.92mm" table:align="left"/>
    </style:style>
    <style:style style:name="Table93.A" style:family="table-column">
      <style:table-column-properties style:column-width="21.75mm"/>
    </style:style>
    <style:style style:name="Table93.B" style:family="table-column">
      <style:table-column-properties style:column-width="28.06mm"/>
    </style:style>
    <style:style style:name="Table93.C" style:family="table-column">
      <style:table-column-properties style:column-width="46.02mm"/>
    </style:style>
    <style:style style:name="Table93.D" style:family="table-column">
      <style:table-column-properties style:column-width="37.04mm"/>
    </style:style>
    <style:style style:name="Table93.A1" style:family="table-cell">
      <style:table-cell-properties fo:padding="0.97mm" fo:border="none"/>
    </style:style>
    <style:style style:name="Table93.B4"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Table4" style:family="table">
      <style:table-properties style:width="169.92mm" table:align="left"/>
    </style:style>
    <style:style style:name="Table4.A" style:family="table-column">
      <style:table-column-properties style:column-width="21.75mm"/>
    </style:style>
    <style:style style:name="Table4.B" style:family="table-column">
      <style:table-column-properties style:column-width="31.17mm"/>
    </style:style>
    <style:style style:name="Table4.C" style:family="table-column">
      <style:table-column-properties style:column-width="42.92mm"/>
    </style:style>
    <style:style style:name="Table4.D" style:family="table-column">
      <style:table-column-properties style:column-width="37.04mm"/>
    </style:style>
    <style:style style:name="Table4.A1" style:family="table-cell">
      <style:table-cell-properties fo:padding="0.97mm" fo:border="none"/>
    </style:style>
    <style:style style:name="Table4.B4" style:family="table-cell">
      <style:table-cell-properties fo:padding="0.97mm" fo:border-left="none" fo:border-right="none" fo:border-top="none" fo:border-bottom="1pt solid #000000"/>
    </style:style>
    <style:style style:name="Table97" style:family="table">
      <style:table-properties style:width="169.92mm" table:align="left"/>
    </style:style>
    <style:style style:name="Table97.A" style:family="table-column">
      <style:table-column-properties style:column-width="21.75mm"/>
    </style:style>
    <style:style style:name="Table97.B" style:family="table-column">
      <style:table-column-properties style:column-width="37.04mm"/>
    </style:style>
    <style:style style:name="Table97.A1" style:family="table-cell">
      <style:table-cell-properties fo:padding="0.97mm" fo:border="none"/>
    </style:style>
    <style:style style:name="Table97.B4" style:family="table-cell">
      <style:table-cell-properties fo:padding="0.97mm" fo:border-left="none" fo:border-right="none" fo:border-top="none" fo:border-bottom="1pt solid #000000"/>
    </style:style>
    <style:style style:name="Table98" style:family="table">
      <style:table-properties style:width="169.92mm" table:align="left"/>
    </style:style>
    <style:style style:name="Table98.A" style:family="table-column">
      <style:table-column-properties style:column-width="21.75mm"/>
    </style:style>
    <style:style style:name="Table98.B" style:family="table-column">
      <style:table-column-properties style:column-width="37.04mm"/>
    </style:style>
    <style:style style:name="Table98.A1" style:family="table-cell">
      <style:table-cell-properties fo:padding="0.97mm" fo:border="none"/>
    </style:style>
    <style:style style:name="Table98.B4" style:family="table-cell">
      <style:table-cell-properties fo:background-color="transparent" fo:padding="0.97mm" fo:border-left="none" fo:border-right="none" fo:border-top="none" fo:border-bottom="1pt solid #000000">
        <style:background-image/>
      </style:table-cell-properties>
    </style:style>
    <style:style style:name="Table99" style:family="table">
      <style:table-properties style:width="169.92mm" table:align="left"/>
    </style:style>
    <style:style style:name="Table99.A" style:family="table-column">
      <style:table-column-properties style:column-width="21.75mm"/>
    </style:style>
    <style:style style:name="Table99.B" style:family="table-column">
      <style:table-column-properties style:column-width="148.17mm"/>
    </style:style>
    <style:style style:name="Table99.A1" style:family="table-cell">
      <style:table-cell-properties fo:padding="0.97mm" fo:border="none"/>
    </style:style>
    <style:style style:name="Table155" style:family="table">
      <style:table-properties style:width="169.92mm" table:align="left"/>
    </style:style>
    <style:style style:name="Table155.A" style:family="table-column">
      <style:table-column-properties style:column-width="21.75mm"/>
    </style:style>
    <style:style style:name="Table155.B" style:family="table-column">
      <style:table-column-properties style:column-width="37.04mm"/>
    </style:style>
    <style:style style:name="Table155.A1" style:family="table-cell">
      <style:table-cell-properties fo:padding="0.97mm" fo:border="none"/>
    </style:style>
    <style:style style:name="Table155.B3" style:family="table-cell">
      <style:table-cell-properties fo:padding="0.97mm" fo:border-left="none" fo:border-right="none" fo:border-top="none" fo:border-bottom="1pt solid #000000"/>
    </style:style>
    <style:style style:name="P1" style:family="paragraph" style:parent-style-name="Standard">
      <style:text-properties fo:language="en" fo:country="US"/>
    </style:style>
    <style:style style:name="P2" style:family="paragraph" style:parent-style-name="Standard">
      <style:text-properties fo:language="en" fo:country="US" officeooo:paragraph-rsid="006451c9" fo:background-color="transparent"/>
    </style:style>
    <style:style style:name="P3" style:family="paragraph" style:parent-style-name="Standard">
      <style:text-properties fo:language="en" fo:country="US" officeooo:paragraph-rsid="00066882" fo:background-color="transparent"/>
    </style:style>
    <style:style style:name="P4" style:family="paragraph" style:parent-style-name="Standard">
      <style:text-properties fo:language="en" fo:country="US" officeooo:paragraph-rsid="0017cdd5" fo:background-color="transparent"/>
    </style:style>
    <style:style style:name="P5" style:family="paragraph" style:parent-style-name="Standard">
      <style:text-properties fo:language="en" fo:country="US" officeooo:rsid="00228e9d" officeooo:paragraph-rsid="006451c9" fo:background-color="transparent"/>
    </style:style>
    <style:style style:name="P6" style:family="paragraph" style:parent-style-name="Standard">
      <style:text-properties fo:language="en" fo:country="US" officeooo:rsid="001b35a9" officeooo:paragraph-rsid="006451c9" fo:background-color="transparent"/>
    </style:style>
    <style:style style:name="P7" style:family="paragraph" style:parent-style-name="Standard">
      <style:text-properties fo:language="en" fo:country="US" officeooo:paragraph-rsid="003c9174" fo:background-color="transparent"/>
    </style:style>
    <style:style style:name="P8" style:family="paragraph" style:parent-style-name="Standard">
      <style:text-properties fo:language="en" fo:country="US" officeooo:paragraph-rsid="005a0d83" fo:background-color="transparent"/>
    </style:style>
    <style:style style:name="P9" style:family="paragraph" style:parent-style-name="Standard">
      <style:text-properties fo:language="en" fo:country="US" officeooo:rsid="005b0021" officeooo:paragraph-rsid="005b0021" fo:background-color="transparent"/>
    </style:style>
    <style:style style:name="P10" style:family="paragraph" style:parent-style-name="Standard">
      <style:text-properties fo:language="en" fo:country="US" officeooo:rsid="005c51b7" officeooo:paragraph-rsid="005c51b7" fo:background-color="transparent"/>
    </style:style>
    <style:style style:name="P11" style:family="paragraph" style:parent-style-name="Standard">
      <style:text-properties fo:language="en" fo:country="US" officeooo:rsid="00453293" officeooo:paragraph-rsid="00421e58" fo:background-color="transparent"/>
    </style:style>
    <style:style style:name="P12" style:family="paragraph" style:parent-style-name="Standard">
      <style:text-properties fo:language="en" fo:country="US" officeooo:rsid="00546b9f" officeooo:paragraph-rsid="00546b9f" fo:background-color="transparent"/>
    </style:style>
    <style:style style:name="P13" style:family="paragraph" style:parent-style-name="Standard">
      <style:text-properties fo:language="en" fo:country="US" officeooo:rsid="003afb7b" officeooo:paragraph-rsid="003bae13" fo:background-color="transparent"/>
    </style:style>
    <style:style style:name="P14" style:family="paragraph" style:parent-style-name="Standard">
      <style:text-properties fo:language="en" fo:country="US" officeooo:rsid="003afb7b" officeooo:paragraph-rsid="005a0d83" fo:background-color="transparent"/>
    </style:style>
    <style:style style:name="P15" style:family="paragraph" style:parent-style-name="Standard">
      <style:paragraph-properties fo:text-align="center" style:justify-single-word="false"/>
      <style:text-properties fo:language="en" fo:country="US"/>
    </style:style>
    <style:style style:name="P16" style:family="paragraph" style:parent-style-name="Standard">
      <style:paragraph-properties fo:text-align="center" style:justify-single-word="false"/>
      <style:text-properties fo:language="en" fo:country="US" officeooo:paragraph-rsid="00066882"/>
    </style:style>
    <style:style style:name="P17" style:family="paragraph" style:parent-style-name="Standard">
      <style:paragraph-properties fo:text-align="center" style:justify-single-word="false"/>
      <style:text-properties fo:language="en" fo:country="US" officeooo:paragraph-rsid="0035713c"/>
    </style:style>
    <style:style style:name="P18" style:family="paragraph" style:parent-style-name="Standard">
      <style:paragraph-properties fo:text-align="center" style:justify-single-word="false"/>
      <style:text-properties fo:language="en" fo:country="US" officeooo:paragraph-rsid="005a0d83"/>
    </style:style>
    <style:style style:name="P19" style:family="paragraph" style:parent-style-name="Standard">
      <style:paragraph-properties fo:text-align="center" style:justify-single-word="false"/>
      <style:text-properties fo:language="en" fo:country="US" officeooo:paragraph-rsid="006451c9"/>
    </style:style>
    <style:style style:name="P20" style:family="paragraph" style:parent-style-name="Standard">
      <style:paragraph-properties fo:text-align="center" style:justify-single-word="false"/>
      <style:text-properties fo:language="en" fo:country="US" officeooo:paragraph-rsid="00765ff3"/>
    </style:style>
    <style:style style:name="P21" style:family="paragraph" style:parent-style-name="Standard">
      <style:paragraph-properties fo:text-align="center" style:justify-single-word="false"/>
      <style:text-properties fo:language="en" fo:country="US" officeooo:paragraph-rsid="0092b04f"/>
    </style:style>
    <style:style style:name="P22" style:family="paragraph" style:parent-style-name="Standard">
      <style:paragraph-properties fo:text-align="center" style:justify-single-word="false"/>
      <style:text-properties fo:language="en" fo:country="US" officeooo:paragraph-rsid="009d7e65"/>
    </style:style>
    <style:style style:name="P23" style:family="paragraph" style:parent-style-name="Standard">
      <style:paragraph-properties fo:text-align="center" style:justify-single-word="false"/>
      <style:text-properties fo:language="en" fo:country="US" officeooo:paragraph-rsid="00a50bf9"/>
    </style:style>
    <style:style style:name="P24" style:family="paragraph" style:parent-style-name="Standard">
      <style:text-properties fo:language="en" fo:country="US" officeooo:paragraph-rsid="00066882"/>
    </style:style>
    <style:style style:name="P25" style:family="paragraph" style:parent-style-name="Standard">
      <style:text-properties fo:language="en" fo:country="US" officeooo:rsid="000ad66b" officeooo:paragraph-rsid="000ad66b"/>
    </style:style>
    <style:style style:name="P26" style:family="paragraph" style:parent-style-name="Standard">
      <style:text-properties fo:language="en" fo:country="US" officeooo:paragraph-rsid="0035713c"/>
    </style:style>
    <style:style style:name="P27" style:family="paragraph" style:parent-style-name="Standard">
      <style:text-properties fo:language="en" fo:country="US" officeooo:rsid="0039551f" officeooo:paragraph-rsid="0039551f"/>
    </style:style>
    <style:style style:name="P28" style:family="paragraph" style:parent-style-name="Standard">
      <style:text-properties fo:language="en" fo:country="US" officeooo:rsid="005a0d83" officeooo:paragraph-rsid="005a0d83"/>
    </style:style>
    <style:style style:name="P29" style:family="paragraph" style:parent-style-name="Standard">
      <style:text-properties fo:language="en" fo:country="US" officeooo:paragraph-rsid="005a0d83"/>
    </style:style>
    <style:style style:name="P30" style:family="paragraph" style:parent-style-name="Standard">
      <style:text-properties fo:language="en" fo:country="US" officeooo:paragraph-rsid="006451c9"/>
    </style:style>
    <style:style style:name="P31" style:family="paragraph" style:parent-style-name="Standard">
      <style:text-properties fo:language="en" fo:country="US" fo:font-style="italic" officeooo:rsid="006019bb" officeooo:paragraph-rsid="006019bb" fo:background-color="transparent" style:font-style-asian="italic" style:font-style-complex="italic"/>
    </style:style>
    <style:style style:name="P32" style:family="paragraph" style:parent-style-name="Standard">
      <style:text-properties fo:language="en" fo:country="US" officeooo:paragraph-rsid="00765ff3"/>
    </style:style>
    <style:style style:name="P33" style:family="paragraph" style:parent-style-name="Standard">
      <style:text-properties fo:language="en" fo:country="US" officeooo:rsid="007ef759" officeooo:paragraph-rsid="007ef759"/>
    </style:style>
    <style:style style:name="P34" style:family="paragraph" style:parent-style-name="Standard">
      <style:text-properties fo:language="en" fo:country="US" officeooo:rsid="007ef759" officeooo:paragraph-rsid="0084731c"/>
    </style:style>
    <style:style style:name="P35" style:family="paragraph" style:parent-style-name="Standard">
      <style:text-properties fo:language="en" fo:country="US" officeooo:rsid="00820a46" officeooo:paragraph-rsid="00820a46"/>
    </style:style>
    <style:style style:name="P36" style:family="paragraph" style:parent-style-name="Standard">
      <style:text-properties fo:language="en" fo:country="US" officeooo:paragraph-rsid="0092b04f"/>
    </style:style>
    <style:style style:name="P37" style:family="paragraph" style:parent-style-name="Standard">
      <style:text-properties fo:language="en" fo:country="US" officeooo:rsid="0099b5a1" officeooo:paragraph-rsid="0099b5a1"/>
    </style:style>
    <style:style style:name="P38" style:family="paragraph" style:parent-style-name="Standard">
      <style:text-properties fo:language="en" fo:country="US" officeooo:rsid="0099b5a1" officeooo:paragraph-rsid="009d7e65"/>
    </style:style>
    <style:style style:name="P39" style:family="paragraph" style:parent-style-name="Standard">
      <style:text-properties fo:language="en" fo:country="US" officeooo:rsid="0099b5a1" officeooo:paragraph-rsid="00a50bf9"/>
    </style:style>
    <style:style style:name="P40" style:family="paragraph" style:parent-style-name="Standard">
      <style:text-properties fo:language="en" fo:country="US" officeooo:rsid="009c6970" officeooo:paragraph-rsid="009c6970"/>
    </style:style>
    <style:style style:name="P41" style:family="paragraph" style:parent-style-name="Standard">
      <style:text-properties fo:language="en" fo:country="US" officeooo:rsid="009c6970" officeooo:paragraph-rsid="00ad5b55"/>
    </style:style>
    <style:style style:name="P42" style:family="paragraph" style:parent-style-name="Standard">
      <style:text-properties fo:language="en" fo:country="US" officeooo:rsid="009c6970" officeooo:paragraph-rsid="00ada784"/>
    </style:style>
    <style:style style:name="P43" style:family="paragraph" style:parent-style-name="Standard">
      <style:text-properties fo:language="en" fo:country="US" officeooo:paragraph-rsid="009d7e65"/>
    </style:style>
    <style:style style:name="P44" style:family="paragraph" style:parent-style-name="Standard">
      <style:text-properties fo:language="en" fo:country="US" officeooo:rsid="009d7e65" officeooo:paragraph-rsid="009d7e65"/>
    </style:style>
    <style:style style:name="P45" style:family="paragraph" style:parent-style-name="Standard">
      <style:text-properties fo:language="en" fo:country="US" officeooo:rsid="009d7e65" officeooo:paragraph-rsid="00a50bf9"/>
    </style:style>
    <style:style style:name="P46" style:family="paragraph" style:parent-style-name="Standard">
      <style:text-properties fo:language="en" fo:country="US" officeooo:rsid="00a3fb3c" officeooo:paragraph-rsid="00a3fb3c"/>
    </style:style>
    <style:style style:name="P47" style:family="paragraph" style:parent-style-name="Standard">
      <style:text-properties fo:language="en" fo:country="US" officeooo:rsid="00a3fb3c" officeooo:paragraph-rsid="00a50bf9"/>
    </style:style>
    <style:style style:name="P48" style:family="paragraph" style:parent-style-name="Standard">
      <style:text-properties fo:language="en" fo:country="US" officeooo:paragraph-rsid="00a50bf9"/>
    </style:style>
    <style:style style:name="P49" style:family="paragraph" style:parent-style-name="Standard">
      <style:paragraph-properties fo:text-align="start" style:justify-single-word="false"/>
    </style:style>
    <style:style style:name="P50" style:family="paragraph" style:parent-style-name="Standard">
      <style:paragraph-properties fo:text-align="start" style:justify-single-word="false"/>
      <style:text-properties officeooo:paragraph-rsid="00968610"/>
    </style:style>
    <style:style style:name="P51" style:family="paragraph" style:parent-style-name="Standard">
      <style:paragraph-properties fo:text-align="start" style:justify-single-word="false"/>
      <style:text-properties officeooo:paragraph-rsid="00765ff3"/>
    </style:style>
    <style:style style:name="P52" style:family="paragraph" style:parent-style-name="Standard">
      <style:paragraph-properties fo:text-align="start" style:justify-single-word="false"/>
      <style:text-properties officeooo:paragraph-rsid="0092b04f"/>
    </style:style>
    <style:style style:name="P53" style:family="paragraph" style:parent-style-name="Standard">
      <style:paragraph-properties fo:text-align="start" style:justify-single-word="false"/>
      <style:text-properties officeooo:paragraph-rsid="009d7e65"/>
    </style:style>
    <style:style style:name="P54" style:family="paragraph" style:parent-style-name="Standard">
      <style:paragraph-properties fo:text-align="start" style:justify-single-word="false"/>
      <style:text-properties officeooo:paragraph-rsid="00a50bf9"/>
    </style:style>
    <style:style style:name="P55" style:family="paragraph" style:parent-style-name="Standard">
      <style:text-properties officeooo:rsid="00546b9f" officeooo:paragraph-rsid="00546b9f"/>
    </style:style>
    <style:style style:name="P56" style:family="paragraph" style:parent-style-name="Standard">
      <style:text-properties officeooo:paragraph-rsid="00324bef"/>
    </style:style>
    <style:style style:name="P57" style:family="paragraph" style:parent-style-name="Standard">
      <style:text-properties officeooo:rsid="001428a3" officeooo:paragraph-rsid="001428a3"/>
    </style:style>
    <style:style style:name="P58" style:family="paragraph" style:parent-style-name="Standard">
      <style:text-properties officeooo:rsid="001428a3" officeooo:paragraph-rsid="006451c9"/>
    </style:style>
    <style:style style:name="P59" style:family="paragraph" style:parent-style-name="Standard">
      <style:paragraph-properties fo:text-align="center" style:justify-single-word="false"/>
    </style:style>
    <style:style style:name="P60" style:family="paragraph" style:parent-style-name="Standard">
      <style:paragraph-properties fo:text-align="center" style:justify-single-word="false"/>
      <style:text-properties officeooo:paragraph-rsid="00066882"/>
    </style:style>
    <style:style style:name="P61" style:family="paragraph" style:parent-style-name="Standard">
      <style:paragraph-properties fo:text-align="center" style:justify-single-word="false"/>
      <style:text-properties officeooo:paragraph-rsid="005a0d83"/>
    </style:style>
    <style:style style:name="P62" style:family="paragraph" style:parent-style-name="Standard">
      <style:paragraph-properties fo:text-align="center" style:justify-single-word="false"/>
      <style:text-properties officeooo:paragraph-rsid="006451c9"/>
    </style:style>
    <style:style style:name="P63" style:family="paragraph" style:parent-style-name="Standard">
      <style:paragraph-properties fo:text-align="center" style:justify-single-word="false"/>
      <style:text-properties officeooo:paragraph-rsid="00765ff3"/>
    </style:style>
    <style:style style:name="P64" style:family="paragraph" style:parent-style-name="Standard">
      <style:paragraph-properties fo:text-align="center" style:justify-single-word="false"/>
      <style:text-properties officeooo:paragraph-rsid="0092b04f"/>
    </style:style>
    <style:style style:name="P65" style:family="paragraph" style:parent-style-name="Standard">
      <style:paragraph-properties fo:text-align="center" style:justify-single-word="false"/>
      <style:text-properties officeooo:paragraph-rsid="009d7e65"/>
    </style:style>
    <style:style style:name="P66" style:family="paragraph" style:parent-style-name="Standard">
      <style:paragraph-properties fo:text-align="center" style:justify-single-word="false"/>
      <style:text-properties officeooo:paragraph-rsid="00a50bf9"/>
    </style:style>
    <style:style style:name="P67" style:family="paragraph" style:parent-style-name="Standard">
      <style:text-properties officeooo:paragraph-rsid="00066882"/>
    </style:style>
    <style:style style:name="P68" style:family="paragraph" style:parent-style-name="Standard">
      <style:paragraph-properties fo:text-align="center" style:justify-single-word="false"/>
      <style:text-properties officeooo:rsid="00105844" officeooo:paragraph-rsid="00105844"/>
    </style:style>
    <style:style style:name="P69" style:family="paragraph" style:parent-style-name="Standard">
      <style:paragraph-properties fo:text-align="center" style:justify-single-word="false"/>
      <style:text-properties officeooo:rsid="00105844" officeooo:paragraph-rsid="006451c9"/>
    </style:style>
    <style:style style:name="P70" style:family="paragraph" style:parent-style-name="Standard">
      <style:text-properties officeooo:rsid="0021b87e" officeooo:paragraph-rsid="006451c9"/>
    </style:style>
    <style:style style:name="P71" style:family="paragraph" style:parent-style-name="Standard">
      <style:text-properties officeooo:paragraph-rsid="003c9174"/>
    </style:style>
    <style:style style:name="P72" style:family="paragraph" style:parent-style-name="Standard">
      <style:text-properties officeooo:rsid="003e516a" officeooo:paragraph-rsid="0040a555"/>
    </style:style>
    <style:style style:name="P73" style:family="paragraph" style:parent-style-name="Standard">
      <style:text-properties officeooo:rsid="00421e58" officeooo:paragraph-rsid="00421e58"/>
    </style:style>
    <style:style style:name="P74" style:family="paragraph" style:parent-style-name="Standard">
      <style:text-properties officeooo:rsid="00500a83" officeooo:paragraph-rsid="005dec75"/>
    </style:style>
    <style:style style:name="P75" style:family="paragraph" style:parent-style-name="Standard">
      <style:text-properties officeooo:paragraph-rsid="005a0d83"/>
    </style:style>
    <style:style style:name="P76" style:family="paragraph" style:parent-style-name="Standard">
      <style:paragraph-properties fo:text-align="center" style:justify-single-word="false"/>
      <style:text-properties officeooo:rsid="005a0d83" officeooo:paragraph-rsid="005a0d83"/>
    </style:style>
    <style:style style:name="P77" style:family="paragraph" style:parent-style-name="Standard">
      <style:text-properties officeooo:paragraph-rsid="005dec75"/>
    </style:style>
    <style:style style:name="P78" style:family="paragraph" style:parent-style-name="Standard">
      <style:text-properties officeooo:paragraph-rsid="006451c9"/>
    </style:style>
    <style:style style:name="P79" style:family="paragraph" style:parent-style-name="Standard">
      <style:text-properties fo:font-style="italic" officeooo:rsid="00500a83" officeooo:paragraph-rsid="006019bb" style:font-style-asian="italic" style:font-style-complex="italic"/>
    </style:style>
    <style:style style:name="P80" style:family="paragraph" style:parent-style-name="Standard">
      <style:text-properties fo:font-style="italic" officeooo:rsid="006f4d21" officeooo:paragraph-rsid="006f4d21" style:font-style-asian="italic" style:font-style-complex="italic"/>
    </style:style>
    <style:style style:name="P81" style:family="paragraph" style:parent-style-name="Standard">
      <style:text-properties officeooo:paragraph-rsid="00765ff3"/>
    </style:style>
    <style:style style:name="P82" style:family="paragraph" style:parent-style-name="Standard">
      <style:text-properties officeooo:rsid="00820a46" officeooo:paragraph-rsid="00839558"/>
    </style:style>
    <style:style style:name="P83" style:family="paragraph" style:parent-style-name="Standard">
      <style:text-properties officeooo:rsid="0085aa2d" officeooo:paragraph-rsid="0085aa2d"/>
    </style:style>
    <style:style style:name="P84" style:family="paragraph" style:parent-style-name="Standard">
      <style:text-properties officeooo:rsid="00898e0b" officeooo:paragraph-rsid="00898e0b"/>
    </style:style>
    <style:style style:name="P85" style:family="paragraph" style:parent-style-name="Standard">
      <style:text-properties officeooo:rsid="008bd81d" officeooo:paragraph-rsid="008bd81d"/>
    </style:style>
    <style:style style:name="P86" style:family="paragraph" style:parent-style-name="Standard">
      <style:text-properties officeooo:paragraph-rsid="0092b04f"/>
    </style:style>
    <style:style style:name="P87" style:family="paragraph" style:parent-style-name="Standard">
      <style:text-properties officeooo:rsid="0093c4e3" officeooo:paragraph-rsid="0093c4e3"/>
    </style:style>
    <style:style style:name="P88" style:family="paragraph" style:parent-style-name="Standard">
      <style:text-properties officeooo:rsid="0093c4e3" officeooo:paragraph-rsid="00a18063"/>
    </style:style>
    <style:style style:name="P89" style:family="paragraph" style:parent-style-name="Standard">
      <style:text-properties officeooo:rsid="0093c4e3" officeooo:paragraph-rsid="00a3c0cb"/>
    </style:style>
    <style:style style:name="P90" style:family="paragraph" style:parent-style-name="Standard">
      <style:text-properties officeooo:rsid="0093c4e3" officeooo:paragraph-rsid="00a50bf9"/>
    </style:style>
    <style:style style:name="P91" style:family="paragraph" style:parent-style-name="Standard">
      <style:paragraph-properties fo:text-align="center" style:justify-single-word="false"/>
      <style:text-properties officeooo:rsid="009584b4" officeooo:paragraph-rsid="009584b4"/>
    </style:style>
    <style:style style:name="P92" style:family="paragraph" style:parent-style-name="Standard">
      <style:paragraph-properties fo:text-align="center" style:justify-single-word="false"/>
      <style:text-properties officeooo:rsid="009584b4" officeooo:paragraph-rsid="009d7e65"/>
    </style:style>
    <style:style style:name="P93" style:family="paragraph" style:parent-style-name="Standard">
      <style:paragraph-properties fo:text-align="center" style:justify-single-word="false"/>
      <style:text-properties officeooo:rsid="009584b4" officeooo:paragraph-rsid="00a50bf9"/>
    </style:style>
    <style:style style:name="P94" style:family="paragraph" style:parent-style-name="Standard">
      <style:text-properties officeooo:paragraph-rsid="009d7e65"/>
    </style:style>
    <style:style style:name="P95" style:family="paragraph" style:parent-style-name="Standard">
      <style:text-properties officeooo:rsid="009efb75" officeooo:paragraph-rsid="00a18063"/>
    </style:style>
    <style:style style:name="P96" style:family="paragraph" style:parent-style-name="Standard">
      <style:text-properties officeooo:rsid="009efb75" officeooo:paragraph-rsid="00a50bf9"/>
    </style:style>
    <style:style style:name="P97" style:family="paragraph" style:parent-style-name="Standard">
      <style:text-properties officeooo:paragraph-rsid="00a50bf9"/>
    </style:style>
    <style:style style:name="P98" style:family="paragraph" style:parent-style-name="Table_20_Contents">
      <style:paragraph-properties fo:text-align="center" style:justify-single-word="false"/>
    </style:style>
    <style:style style:name="P99" style:family="paragraph" style:parent-style-name="note">
      <style:text-properties officeooo:paragraph-rsid="00066882"/>
    </style:style>
    <style:style style:name="P100" style:family="paragraph" style:parent-style-name="note">
      <style:text-properties officeooo:paragraph-rsid="008b48a3"/>
    </style:style>
    <style:style style:name="P101" style:family="paragraph" style:parent-style-name="note">
      <style:text-properties officeooo:rsid="00898e0b" officeooo:paragraph-rsid="008b48a3"/>
    </style:style>
    <style:style style:name="P102" style:family="paragraph" style:parent-style-name="scpi2">
      <style:text-properties officeooo:paragraph-rsid="00765ff3"/>
    </style:style>
    <style:style style:name="P103" style:family="paragraph" style:parent-style-name="scpi2">
      <style:text-properties officeooo:paragraph-rsid="00098134"/>
    </style:style>
    <style:style style:name="P104" style:family="paragraph" style:parent-style-name="scpi2">
      <style:text-properties officeooo:paragraph-rsid="00697687"/>
    </style:style>
    <style:style style:name="P105" style:family="paragraph" style:parent-style-name="cmd_5f_code">
      <style:text-properties officeooo:rsid="0029d2bc" officeooo:paragraph-rsid="0029d2bc"/>
    </style:style>
    <style:style style:name="P106" style:family="paragraph" style:parent-style-name="cmd_5f_code">
      <style:text-properties officeooo:paragraph-rsid="00066882"/>
    </style:style>
    <style:style style:name="P107" style:family="paragraph" style:parent-style-name="cmd_5f_code">
      <style:text-properties officeooo:paragraph-rsid="0035713c"/>
    </style:style>
    <style:style style:name="P108" style:family="paragraph" style:parent-style-name="cmd_5f_code">
      <style:text-properties officeooo:paragraph-rsid="005a0d83"/>
    </style:style>
    <style:style style:name="P109" style:family="paragraph" style:parent-style-name="cmd_5f_code">
      <style:text-properties officeooo:paragraph-rsid="006451c9"/>
    </style:style>
    <style:style style:name="P110" style:family="paragraph" style:parent-style-name="cmd_5f_code">
      <style:text-properties officeooo:rsid="006019bb" officeooo:paragraph-rsid="006019bb"/>
    </style:style>
    <style:style style:name="P111" style:family="paragraph" style:parent-style-name="cmd_5f_code">
      <style:text-properties officeooo:rsid="006019bb" officeooo:paragraph-rsid="006dffe8"/>
    </style:style>
    <style:style style:name="P112" style:family="paragraph" style:parent-style-name="cmd_5f_code">
      <style:text-properties fo:language="en" fo:country="US" officeooo:paragraph-rsid="007ef759"/>
    </style:style>
    <style:style style:name="P113" style:family="paragraph" style:parent-style-name="cmd_5f_code">
      <style:text-properties officeooo:rsid="0085aa2d" officeooo:paragraph-rsid="0085aa2d"/>
    </style:style>
    <style:style style:name="P114" style:family="paragraph" style:parent-style-name="cmd_5f_code">
      <style:text-properties officeooo:paragraph-rsid="00a50bf9"/>
    </style:style>
    <style:style style:name="P115" style:family="paragraph" style:parent-style-name="Default_5f_ntt">
      <style:text-properties fo:language="en" fo:country="US"/>
    </style:style>
    <style:style style:name="P116" style:family="paragraph" style:parent-style-name="Default_5f_ntt">
      <style:text-properties fo:language="en" fo:country="US" fo:font-style="normal" officeooo:paragraph-rsid="00066882" style:font-style-asian="normal" style:font-style-complex="normal"/>
    </style:style>
    <style:style style:name="P117" style:family="paragraph" style:parent-style-name="Default_5f_ntt">
      <style:text-properties fo:language="en" fo:country="US" fo:font-style="normal" officeooo:paragraph-rsid="0035713c" style:font-style-asian="normal" style:font-style-complex="normal"/>
    </style:style>
    <style:style style:name="P118" style:family="paragraph" style:parent-style-name="Default_5f_ntt">
      <style:text-properties fo:language="en" fo:country="US" fo:font-style="normal" officeooo:paragraph-rsid="005a0d83" style:font-style-asian="normal" style:font-style-complex="normal"/>
    </style:style>
    <style:style style:name="P119" style:family="paragraph" style:parent-style-name="Default_5f_ntt">
      <style:text-properties fo:language="en" fo:country="US" fo:font-style="normal" officeooo:paragraph-rsid="006451c9" style:font-style-asian="normal" style:font-style-complex="normal"/>
    </style:style>
    <style:style style:name="P120" style:family="paragraph" style:parent-style-name="Default_5f_ntt">
      <style:text-properties fo:language="en" fo:country="US" officeooo:paragraph-rsid="00066882"/>
    </style:style>
    <style:style style:name="P121" style:family="paragraph" style:parent-style-name="Default_5f_ntt">
      <style:text-properties fo:language="en" fo:country="US" officeooo:paragraph-rsid="0035713c"/>
    </style:style>
    <style:style style:name="P122" style:family="paragraph" style:parent-style-name="Default_5f_ntt">
      <style:text-properties fo:language="en" fo:country="US" officeooo:paragraph-rsid="005a0d83"/>
    </style:style>
    <style:style style:name="P123" style:family="paragraph" style:parent-style-name="Default_5f_ntt">
      <style:text-properties fo:language="en" fo:country="US" officeooo:paragraph-rsid="006451c9"/>
    </style:style>
    <style:style style:name="P124" style:family="paragraph" style:parent-style-name="Default_5f_ntt">
      <style:text-properties fo:language="en" fo:country="US" officeooo:paragraph-rsid="00765ff3"/>
    </style:style>
    <style:style style:name="P125" style:family="paragraph" style:parent-style-name="Default_5f_ntt">
      <style:text-properties fo:language="en" fo:country="US" officeooo:paragraph-rsid="0092b04f"/>
    </style:style>
    <style:style style:name="P126" style:family="paragraph" style:parent-style-name="Default_5f_ntt">
      <style:text-properties fo:language="en" fo:country="US" officeooo:paragraph-rsid="009d7e65"/>
    </style:style>
    <style:style style:name="P127" style:family="paragraph" style:parent-style-name="Default_5f_ntt">
      <style:text-properties fo:language="en" fo:country="US" officeooo:paragraph-rsid="00a50bf9"/>
    </style:style>
    <style:style style:name="P128" style:family="paragraph" style:parent-style-name="cmd_5f_root">
      <style:text-properties officeooo:rsid="00066882" officeooo:paragraph-rsid="00066882"/>
    </style:style>
    <style:style style:name="P129" style:family="paragraph" style:parent-style-name="cmd_5f_root">
      <style:text-properties officeooo:rsid="00066882" officeooo:paragraph-rsid="000669cf"/>
    </style:style>
    <style:style style:name="P130" style:family="paragraph" style:parent-style-name="cmd_5f_root">
      <style:text-properties officeooo:rsid="00066882" officeooo:paragraph-rsid="0046d7be"/>
    </style:style>
    <style:style style:name="P131" style:family="paragraph" style:parent-style-name="cmd_5f_root">
      <style:text-properties officeooo:rsid="00066882" officeooo:paragraph-rsid="005a0d83"/>
    </style:style>
    <style:style style:name="P132" style:family="paragraph" style:parent-style-name="cmd_5f_root">
      <style:text-properties officeooo:rsid="00066882" officeooo:paragraph-rsid="006451c9"/>
    </style:style>
    <style:style style:name="P133" style:family="paragraph" style:parent-style-name="cmd_5f_root">
      <style:text-properties officeooo:paragraph-rsid="00765ff3"/>
    </style:style>
    <style:style style:name="P134" style:family="paragraph" style:parent-style-name="cmd_5f_root">
      <style:text-properties officeooo:paragraph-rsid="0092b04f"/>
    </style:style>
    <style:style style:name="P135" style:family="paragraph" style:parent-style-name="cmd_5f_root">
      <style:text-properties officeooo:paragraph-rsid="009d7e65"/>
    </style:style>
    <style:style style:name="P136" style:family="paragraph" style:parent-style-name="cmd_5f_root">
      <style:text-properties officeooo:paragraph-rsid="00a50bf9"/>
    </style:style>
    <style:style style:name="P137" style:family="paragraph" style:parent-style-name="cmd_5f_code_20_Start">
      <style:text-properties officeooo:rsid="0012b23f" officeooo:paragraph-rsid="0012b23f"/>
    </style:style>
    <style:style style:name="P138" style:family="paragraph" style:parent-style-name="cmd_5f_code_20_Start">
      <style:text-properties officeooo:rsid="0012b23f" officeooo:paragraph-rsid="005a0d83"/>
    </style:style>
    <style:style style:name="P139" style:family="paragraph" style:parent-style-name="cmd_5f_code_20_Start">
      <style:text-properties officeooo:rsid="0012b23f" officeooo:paragraph-rsid="006451c9"/>
    </style:style>
    <style:style style:name="P140" style:family="paragraph" style:parent-style-name="cmd_5f_code_20_Start">
      <style:text-properties officeooo:rsid="005a5dc8" officeooo:paragraph-rsid="005a5dc8"/>
    </style:style>
    <style:style style:name="P141" style:family="paragraph" style:parent-style-name="cmd_5f_code_20_Start">
      <style:text-properties officeooo:paragraph-rsid="00765ff3"/>
    </style:style>
    <style:style style:name="P142" style:family="paragraph" style:parent-style-name="cmd_5f_code_20_Start">
      <style:text-properties officeooo:paragraph-rsid="00a927f3"/>
    </style:style>
    <style:style style:name="P143" style:family="paragraph" style:parent-style-name="scpi1">
      <style:text-properties officeooo:paragraph-rsid="00697687"/>
    </style:style>
    <style:style style:name="P144" style:family="paragraph" style:parent-style-name="scpi3">
      <style:text-properties officeooo:paragraph-rsid="00ad5b55"/>
    </style:style>
    <style:style style:name="P145" style:family="paragraph" style:parent-style-name="scpi3">
      <style:text-properties officeooo:paragraph-rsid="00ada784"/>
    </style:style>
    <style:style style:name="P146" style:family="paragraph" style:parent-style-name="cmd_5f_code_5f_single">
      <style:text-properties officeooo:paragraph-rsid="00a927f3"/>
    </style:style>
    <style:style style:name="P147" style:family="paragraph" style:parent-style-name="List_20_1">
      <style:text-properties officeooo:rsid="004ce0e5" officeooo:paragraph-rsid="004ce0e5"/>
    </style:style>
    <style:style style:name="P148" style:family="paragraph" style:parent-style-name="List_20_1_20_End">
      <style:text-properties officeooo:paragraph-rsid="00066882"/>
    </style:style>
    <style:style style:name="P149" style:family="paragraph" style:parent-style-name="Heading_20_3">
      <style:text-properties officeooo:paragraph-rsid="0091d607"/>
    </style:style>
    <style:style style:name="P150" style:family="paragraph" style:parent-style-name="Heading_20_3">
      <style:text-properties officeooo:paragraph-rsid="009d7e65"/>
    </style:style>
    <style:style style:name="P151" style:family="paragraph" style:parent-style-name="Heading_20_3">
      <style:text-properties officeooo:paragraph-rsid="0017cdd5"/>
    </style:style>
    <style:style style:name="P152" style:family="paragraph" style:parent-style-name="Heading_20_3">
      <style:text-properties officeooo:paragraph-rsid="003ce329"/>
    </style:style>
    <style:style style:name="P153" style:family="paragraph" style:parent-style-name="Heading_20_3">
      <style:text-properties officeooo:paragraph-rsid="005a0d83"/>
    </style:style>
    <style:style style:name="P154" style:family="paragraph" style:parent-style-name="Heading_20_3">
      <style:text-properties officeooo:rsid="008f4fd5" officeooo:paragraph-rsid="0091d607"/>
    </style:style>
    <style:style style:name="P155" style:family="paragraph" style:parent-style-name="Heading_20_3">
      <style:text-properties officeooo:paragraph-rsid="0092b04f"/>
    </style:style>
    <style:style style:name="P156" style:family="paragraph" style:parent-style-name="Heading_20_3">
      <style:text-properties officeooo:paragraph-rsid="00a50bf9"/>
    </style:style>
    <style:style style:name="P157" style:family="paragraph" style:parent-style-name="Heading_20_3">
      <style:text-properties officeooo:paragraph-rsid="006451c9"/>
    </style:style>
    <style:style style:name="P158" style:family="paragraph" style:parent-style-name="Heading_20_3">
      <style:text-properties officeooo:paragraph-rsid="00765ff3"/>
    </style:style>
    <style:style style:name="P159" style:family="paragraph" style:parent-style-name="Heading_20_3">
      <style:text-properties officeooo:paragraph-rsid="00066882"/>
    </style:style>
    <style:style style:name="P160" style:family="paragraph" style:parent-style-name="Standard">
      <style:text-properties officeooo:rsid="00a3c0cb" officeooo:paragraph-rsid="00a50bf9"/>
    </style:style>
    <style:style style:name="P161" style:family="paragraph" style:parent-style-name="Heading_20_2" style:master-page-name="First_20_Page">
      <style:paragraph-properties style:page-number="auto"/>
    </style:style>
    <style:style style:name="P162" style:family="paragraph" style:parent-style-name="List_20_1_20_Start">
      <style:text-properties officeooo:rsid="004a33e5" officeooo:paragraph-rsid="004a33e5"/>
    </style:style>
    <style:style style:name="P163" style:family="paragraph" style:parent-style-name="List_20_1_20_Start">
      <style:text-properties officeooo:paragraph-rsid="00066882"/>
    </style:style>
    <style:style style:name="T1" style:family="text">
      <style:text-properties fo:language="en" fo:country="US"/>
    </style:style>
    <style:style style:name="T2" style:family="text">
      <style:text-properties fo:language="en" fo:country="US" fo:background-color="transparent" loext:char-shading-value="0"/>
    </style:style>
    <style:style style:name="T3" style:family="text">
      <style:text-properties fo:language="en" fo:country="US" officeooo:rsid="0055f6d4" fo:background-color="transparent" loext:char-shading-value="0"/>
    </style:style>
    <style:style style:name="T4" style:family="text">
      <style:text-properties fo:language="en" fo:country="US" officeooo:rsid="001b35a9" fo:background-color="transparent" loext:char-shading-value="0"/>
    </style:style>
    <style:style style:name="T5" style:family="text">
      <style:text-properties fo:language="en" fo:country="US" officeooo:rsid="001fcc73" fo:background-color="transparent" loext:char-shading-value="0"/>
    </style:style>
    <style:style style:name="T6" style:family="text">
      <style:text-properties fo:language="en" fo:country="US" officeooo:rsid="00222f41" fo:background-color="transparent" loext:char-shading-value="0"/>
    </style:style>
    <style:style style:name="T7" style:family="text">
      <style:text-properties fo:language="en" fo:country="US" officeooo:rsid="003afb7b" fo:background-color="transparent" loext:char-shading-value="0"/>
    </style:style>
    <style:style style:name="T8" style:family="text">
      <style:text-properties fo:language="en" fo:country="US" officeooo:rsid="00404e1f" fo:background-color="transparent" loext:char-shading-value="0"/>
    </style:style>
    <style:style style:name="T9" style:family="text">
      <style:text-properties fo:language="en" fo:country="US" officeooo:rsid="0040a555" fo:background-color="transparent" loext:char-shading-value="0"/>
    </style:style>
    <style:style style:name="T10" style:family="text">
      <style:text-properties fo:language="en" fo:country="US" officeooo:rsid="00436710" fo:background-color="transparent" loext:char-shading-value="0"/>
    </style:style>
    <style:style style:name="T11" style:family="text">
      <style:text-properties fo:language="en" fo:country="US" officeooo:rsid="0044507a" fo:background-color="transparent" loext:char-shading-value="0"/>
    </style:style>
    <style:style style:name="T12" style:family="text">
      <style:text-properties fo:language="en" fo:country="US" officeooo:rsid="00453293" fo:background-color="transparent" loext:char-shading-value="0"/>
    </style:style>
    <style:style style:name="T13" style:family="text">
      <style:text-properties fo:language="en" fo:country="US" officeooo:rsid="00488bbc" fo:background-color="transparent" loext:char-shading-value="0"/>
    </style:style>
    <style:style style:name="T14" style:family="text">
      <style:text-properties fo:language="en" fo:country="US" officeooo:rsid="00500a83" fo:background-color="transparent" loext:char-shading-value="0"/>
    </style:style>
    <style:style style:name="T15" style:family="text">
      <style:text-properties fo:language="en" fo:country="US" officeooo:rsid="00534b5c" fo:background-color="transparent" loext:char-shading-value="0"/>
    </style:style>
    <style:style style:name="T16" style:family="text">
      <style:text-properties fo:language="en" fo:country="US" officeooo:rsid="0057ef84" fo:background-color="transparent" loext:char-shading-value="0"/>
    </style:style>
    <style:style style:name="T17" style:family="text">
      <style:text-properties fo:language="en" fo:country="US" officeooo:rsid="0059aac2" fo:background-color="transparent" loext:char-shading-value="0"/>
    </style:style>
    <style:style style:name="T18" style:family="text">
      <style:text-properties fo:language="en" fo:country="US" officeooo:rsid="005dec75" fo:background-color="transparent" loext:char-shading-value="0"/>
    </style:style>
    <style:style style:name="T19" style:family="text">
      <style:text-properties fo:language="en" fo:country="US" officeooo:rsid="00066882" fo:background-color="transparent" loext:char-shading-value="0"/>
    </style:style>
    <style:style style:name="T20" style:family="text">
      <style:text-properties fo:language="en" fo:country="US" officeooo:rsid="0046d7be" fo:background-color="transparent" loext:char-shading-value="0"/>
    </style:style>
    <style:style style:name="T21" style:family="text">
      <style:text-properties fo:language="en" fo:country="US" officeooo:rsid="005e2ac7" fo:background-color="transparent" loext:char-shading-value="0"/>
    </style:style>
    <style:style style:name="T22" style:family="text">
      <style:text-properties fo:language="en" fo:country="US" officeooo:rsid="006019bb" fo:background-color="transparent" loext:char-shading-value="0"/>
    </style:style>
    <style:style style:name="T23" style:family="text">
      <style:text-properties fo:language="en" fo:country="US" officeooo:rsid="005c51b7" fo:background-color="transparent" loext:char-shading-value="0"/>
    </style:style>
    <style:style style:name="T24" style:family="text">
      <style:text-properties fo:language="en" fo:country="US" officeooo:rsid="0060d2e3" fo:background-color="transparent" loext:char-shading-value="0"/>
    </style:style>
    <style:style style:name="T25" style:family="text">
      <style:text-properties fo:language="en" fo:country="US" officeooo:rsid="0062df5f" fo:background-color="transparent" loext:char-shading-value="0"/>
    </style:style>
    <style:style style:name="T26" style:family="text">
      <style:text-properties fo:language="en" fo:country="US" officeooo:rsid="007005f0" fo:background-color="transparent" loext:char-shading-value="0"/>
    </style:style>
    <style:style style:name="T27" style:family="text">
      <style:text-properties fo:language="en" fo:country="US" officeooo:rsid="007157eb" fo:background-color="transparent" loext:char-shading-value="0"/>
    </style:style>
    <style:style style:name="T28" style:family="text">
      <style:text-properties fo:language="en" fo:country="US" officeooo:rsid="00725b60" fo:background-color="transparent" loext:char-shading-value="0"/>
    </style:style>
    <style:style style:name="T29" style:family="text">
      <style:text-properties fo:language="en" fo:country="US" officeooo:rsid="00728151" fo:background-color="transparent" loext:char-shading-value="0"/>
    </style:style>
    <style:style style:name="T30" style:family="text">
      <style:text-properties fo:language="en" fo:country="US" officeooo:rsid="007ef759" fo:background-color="transparent" loext:char-shading-value="0"/>
    </style:style>
    <style:style style:name="T31" style:family="text">
      <style:text-properties fo:language="en" fo:country="US" officeooo:rsid="008764a4" fo:background-color="transparent" loext:char-shading-value="0"/>
    </style:style>
    <style:style style:name="T32" style:family="text">
      <style:text-properties fo:language="en" fo:country="US" fo:font-style="italic" fo:background-color="transparent" loext:char-shading-value="0" style:font-style-asian="italic" style:font-style-complex="italic"/>
    </style:style>
    <style:style style:name="T33" style:family="text">
      <style:text-properties fo:language="en" fo:country="US" officeooo:rsid="000b1724"/>
    </style:style>
    <style:style style:name="T34" style:family="text">
      <style:text-properties fo:language="en" fo:country="US" officeooo:rsid="00765ff3"/>
    </style:style>
    <style:style style:name="T35" style:family="text">
      <style:text-properties fo:language="en" fo:country="US" officeooo:rsid="007ef759"/>
    </style:style>
    <style:style style:name="T36" style:family="text">
      <style:text-properties fo:language="en" fo:country="US" officeooo:rsid="00839558"/>
    </style:style>
    <style:style style:name="T37" style:family="text">
      <style:text-properties fo:language="en" fo:country="US" officeooo:rsid="009066e8"/>
    </style:style>
    <style:style style:name="T38" style:family="text">
      <style:text-properties officeooo:rsid="00199b95"/>
    </style:style>
    <style:style style:name="T39" style:family="text">
      <style:text-properties officeooo:rsid="002d7ecd"/>
    </style:style>
    <style:style style:name="T40" style:family="text">
      <style:text-properties officeooo:rsid="0030aae0"/>
    </style:style>
    <style:style style:name="T41" style:family="text">
      <style:text-properties fo:background-color="transparent" loext:char-shading-value="0"/>
    </style:style>
    <style:style style:name="T42" style:family="text">
      <style:text-properties style:font-name="Courier New" fo:font-size="10.5pt"/>
    </style:style>
    <style:style style:name="T43" style:family="text">
      <style:text-properties style:font-name="Courier New" fo:font-size="10.5pt" officeooo:rsid="000b1724"/>
    </style:style>
    <style:style style:name="T44" style:family="text">
      <style:text-properties fo:font-size="10.5pt"/>
    </style:style>
    <style:style style:name="T45" style:family="text">
      <style:text-properties fo:font-size="10.5pt" fo:font-weight="normal"/>
    </style:style>
    <style:style style:name="T46" style:family="text">
      <style:text-properties fo:font-size="10.5pt" fo:font-weight="normal" officeooo:rsid="00765ff3"/>
    </style:style>
    <style:style style:name="T47" style:family="text">
      <style:text-properties fo:font-size="10.5pt" fo:language="en" fo:country="US" officeooo:rsid="001b35a9" fo:background-color="transparent" loext:char-shading-value="0"/>
    </style:style>
    <style:style style:name="T48" style:family="text">
      <style:text-properties fo:font-size="10.5pt" officeooo:rsid="0077de4c"/>
    </style:style>
    <style:style style:name="T49" style:family="text">
      <style:text-properties fo:font-size="10.5pt" officeooo:rsid="007b2373"/>
    </style:style>
    <style:style style:name="T50" style:family="text">
      <style:text-properties fo:font-style="normal" style:font-style-asian="normal" style:font-style-complex="normal"/>
    </style:style>
    <style:style style:name="T51" style:family="text">
      <style:text-properties fo:font-style="italic" style:font-style-asian="italic" style:font-style-complex="italic"/>
    </style:style>
    <style:style style:name="T52" style:family="text">
      <style:text-properties fo:font-style="italic" officeooo:rsid="0030aae0" style:font-style-asian="italic" style:font-style-complex="italic"/>
    </style:style>
    <style:style style:name="T53" style:family="text">
      <style:text-properties fo:font-style="italic" officeooo:rsid="00324bef" style:font-style-asian="italic" style:font-style-complex="italic"/>
    </style:style>
    <style:style style:name="T54" style:family="text">
      <style:text-properties fo:font-style="italic" officeooo:rsid="004bed63" style:font-style-asian="italic" style:font-style-complex="italic"/>
    </style:style>
    <style:style style:name="T55" style:family="text">
      <style:text-properties fo:font-style="italic" officeooo:rsid="004db4ec" style:font-style-asian="italic" style:font-style-complex="italic"/>
    </style:style>
    <style:style style:name="T56" style:family="text">
      <style:text-properties fo:font-style="italic" officeooo:rsid="004ce0e5" style:font-style-asian="italic" style:font-style-complex="italic"/>
    </style:style>
    <style:style style:name="T57" style:family="text">
      <style:text-properties fo:color="#0066cc" style:font-name="Arial1" fo:font-size="11pt" fo:font-weight="bold" style:font-name-asian="Droid Sans Fallback" style:font-size-asian="14pt" style:font-weight-asian="bold" style:font-name-complex="DejaVu Sans" style:font-size-complex="14pt" style:font-weight-complex="bold"/>
    </style:style>
    <style:style style:name="T58" style:family="text">
      <style:text-properties fo:color="#0066cc" style:font-name="Arial1" fo:font-size="11pt" fo:font-weight="bold" officeooo:rsid="0035713c" style:font-name-asian="Droid Sans Fallback" style:font-size-asian="14pt" style:font-weight-asian="bold" style:font-name-complex="DejaVu Sans" style:font-size-complex="14pt" style:font-weight-complex="bold"/>
    </style:style>
    <style:style style:name="T59" style:family="text">
      <style:text-properties fo:color="#0066cc" style:font-name="Arial1" fo:font-size="11pt" fo:font-weight="bold" officeooo:rsid="005a0d83" style:font-name-asian="Droid Sans Fallback" style:font-size-asian="14pt" style:font-weight-asian="bold" style:font-name-complex="DejaVu Sans" style:font-size-complex="14pt" style:font-weight-complex="bold"/>
    </style:style>
    <style:style style:name="T60" style:family="text">
      <style:text-properties fo:color="#0066cc" style:font-name="Arial1" fo:font-size="11pt" fo:font-weight="bold" officeooo:rsid="00765ff3" style:font-name-asian="Droid Sans Fallback" style:font-size-asian="14pt" style:font-weight-asian="bold" style:font-name-complex="DejaVu Sans" style:font-size-complex="14pt" style:font-weight-complex="bold"/>
    </style:style>
    <style:style style:name="T61" style:family="text">
      <style:text-properties fo:color="#0066cc" style:font-name="Arial1" fo:font-size="11pt" fo:font-weight="bold" officeooo:rsid="008f4fd5" style:font-name-asian="Droid Sans Fallback" style:font-size-asian="14pt" style:font-weight-asian="bold" style:font-name-complex="DejaVu Sans" style:font-size-complex="14pt" style:font-weight-complex="bold"/>
    </style:style>
    <style:style style:name="T62" style:family="text">
      <style:text-properties fo:color="#0066cc" style:font-name="Arial1" fo:font-size="11pt" fo:font-weight="bold" officeooo:rsid="008f44a1" style:font-name-asian="Droid Sans Fallback" style:font-size-asian="14pt" style:font-weight-asian="bold" style:font-name-complex="DejaVu Sans" style:font-size-complex="14pt" style:font-weight-complex="bold"/>
    </style:style>
    <style:style style:name="T63" style:family="text">
      <style:text-properties officeooo:rsid="00066882"/>
    </style:style>
    <style:style style:name="T64" style:family="text">
      <style:text-properties officeooo:rsid="000669cf"/>
    </style:style>
    <style:style style:name="T65" style:family="text">
      <style:text-properties officeooo:rsid="00098134"/>
    </style:style>
    <style:style style:name="T66" style:family="text">
      <style:text-properties officeooo:rsid="000c9d5d"/>
    </style:style>
    <style:style style:name="T67" style:family="text">
      <style:text-properties officeooo:rsid="000e66b7"/>
    </style:style>
    <style:style style:name="T68" style:family="text">
      <style:text-properties officeooo:rsid="00105844"/>
    </style:style>
    <style:style style:name="T69" style:family="text">
      <style:text-properties officeooo:rsid="0012072f"/>
    </style:style>
    <style:style style:name="T70" style:family="text">
      <style:text-properties officeooo:rsid="0012b23f"/>
    </style:style>
    <style:style style:name="T71" style:family="text">
      <style:text-properties officeooo:rsid="0015e798"/>
    </style:style>
    <style:style style:name="T72" style:family="text">
      <style:text-properties officeooo:rsid="0017cdd5"/>
    </style:style>
    <style:style style:name="T73" style:family="text">
      <style:text-properties officeooo:rsid="001ab2d2"/>
    </style:style>
    <style:style style:name="T74" style:family="text">
      <style:text-properties officeooo:rsid="001c0772"/>
    </style:style>
    <style:style style:name="T75" style:family="text">
      <style:text-properties officeooo:rsid="001fcc73"/>
    </style:style>
    <style:style style:name="T76" style:family="text">
      <style:text-properties officeooo:rsid="0024304a"/>
    </style:style>
    <style:style style:name="T77" style:family="text">
      <style:text-properties officeooo:rsid="0024d35c"/>
    </style:style>
    <style:style style:name="T78" style:family="text">
      <style:text-properties officeooo:rsid="002650f0"/>
    </style:style>
    <style:style style:name="T79" style:family="text">
      <style:text-properties officeooo:rsid="002f361b"/>
    </style:style>
    <style:style style:name="T80" style:family="text">
      <style:text-properties officeooo:rsid="00324bef"/>
    </style:style>
    <style:style style:name="T81" style:family="text">
      <style:text-properties officeooo:rsid="0034b7ca"/>
    </style:style>
    <style:style style:name="T82" style:family="text">
      <style:text-properties officeooo:rsid="003c9174"/>
    </style:style>
    <style:style style:name="T83" style:family="text">
      <style:text-properties officeooo:rsid="003ce329"/>
    </style:style>
    <style:style style:name="T84" style:family="text">
      <style:text-properties officeooo:rsid="0040a555"/>
    </style:style>
    <style:style style:name="T85" style:family="text">
      <style:text-properties officeooo:rsid="0046d7be"/>
    </style:style>
    <style:style style:name="T86" style:family="text">
      <style:text-properties officeooo:rsid="004bed63"/>
    </style:style>
    <style:style style:name="T87" style:family="text">
      <style:text-properties officeooo:rsid="004ce0e5"/>
    </style:style>
    <style:style style:name="T88" style:family="text">
      <style:text-properties officeooo:rsid="004db4ec"/>
    </style:style>
    <style:style style:name="T89" style:family="text">
      <style:text-properties officeooo:rsid="005a0d83"/>
    </style:style>
    <style:style style:name="T90" style:family="text">
      <style:text-properties officeooo:rsid="005dec75"/>
    </style:style>
    <style:style style:name="T91" style:family="text">
      <style:text-properties officeooo:rsid="00697687"/>
    </style:style>
    <style:style style:name="T92" style:family="text">
      <style:text-properties officeooo:rsid="006defd3"/>
    </style:style>
    <style:style style:name="T93" style:family="text">
      <style:text-properties officeooo:rsid="000b1724"/>
    </style:style>
    <style:style style:name="T94" style:family="text">
      <style:text-properties officeooo:rsid="00765ff3"/>
    </style:style>
    <style:style style:name="T95" style:family="text">
      <style:text-properties officeooo:rsid="0077de4c"/>
    </style:style>
    <style:style style:name="T96" style:family="text">
      <style:text-properties officeooo:rsid="007a16bb"/>
    </style:style>
    <style:style style:name="T97" style:family="text">
      <style:text-properties officeooo:rsid="007b2f32"/>
    </style:style>
    <style:style style:name="T98" style:family="text">
      <style:text-properties officeooo:rsid="0080e47f"/>
    </style:style>
    <style:style style:name="T99" style:family="text">
      <style:text-properties officeooo:rsid="00839558"/>
    </style:style>
    <style:style style:name="T100" style:family="text">
      <style:text-properties officeooo:rsid="008dbe6e"/>
    </style:style>
    <style:style style:name="T101" style:family="text">
      <style:text-properties officeooo:rsid="009066e8"/>
    </style:style>
    <style:style style:name="T102" style:family="text">
      <style:text-properties officeooo:rsid="008f4fd5"/>
    </style:style>
    <style:style style:name="T103" style:family="text">
      <style:text-properties officeooo:rsid="009584b4"/>
    </style:style>
    <style:style style:name="T104" style:family="text">
      <style:text-properties officeooo:rsid="009bf806"/>
    </style:style>
    <style:style style:name="T105" style:family="text">
      <style:text-properties officeooo:rsid="008f44a1"/>
    </style:style>
    <style:style style:name="T106" style:family="text">
      <style:text-properties officeooo:rsid="009d7e65"/>
    </style:style>
    <style:style style:name="T107" style:family="text">
      <style:text-properties officeooo:rsid="009f5dc5"/>
    </style:style>
    <style:style style:name="T108" style:family="text">
      <style:text-properties officeooo:rsid="00a052f3"/>
    </style:style>
    <style:style style:name="T109" style:family="text">
      <style:text-properties officeooo:rsid="00a18063"/>
    </style:style>
    <style:style style:name="T110" style:family="text">
      <style:text-properties officeooo:rsid="00a1b276"/>
    </style:style>
    <style:style style:name="T111" style:family="text">
      <style:text-properties officeooo:rsid="00a34240"/>
    </style:style>
    <style:style style:name="T112" style:family="text">
      <style:text-properties officeooo:rsid="00a3c0cb"/>
    </style:style>
    <style:style style:name="T113" style:family="text">
      <style:text-properties officeooo:rsid="00a41562"/>
    </style:style>
    <style:style style:name="T114" style:family="text">
      <style:text-properties officeooo:rsid="00a50bf9"/>
    </style:style>
    <style:style style:name="T115" style:family="text">
      <style:text-properties officeooo:rsid="00a65599"/>
    </style:style>
    <style:style style:name="T116" style:family="text">
      <style:text-properties officeooo:rsid="00a927f3"/>
    </style:style>
    <style:style style:name="T117" style:family="text">
      <style:text-properties officeooo:rsid="00ad5b5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3026269392531658460" text:style-name="Outline">
        <text:list-item>
          <text:list>
            <text:list-item>
              <text:h text:style-name="P161" text:outline-level="2">SOURce</text:h>
            </text:list-item>
          </text:list>
        </text:list-item>
      </text:list>
      <text:p text:style-name="P1">The SOURce commands are used to set the <text:span text:style-name="T39">output </text:span>voltage <text:span text:style-name="T39">and</text:span> current <text:span text:style-name="T39">values</text:span>, <text:span text:style-name="T39">remote voltage sensing, and implemented protection mechanisms</text:span> o<text:span text:style-name="T79">n</text:span> the specified channel. Although the <text:a xlink:type="simple" xlink:href="http://www.envox.hr/eez/bench-power-supply/psu-scpi-reference-manual/psu-scpi-device-specific-unclassified-commands.html#apply" text:style-name="Internet_20_link" text:visited-style-name="Visited_20_Internet_20_Link">APPLy</text:a> command provides the most straightforward method to program the PSU over the remote interfaces, the SOURce commands give you more flexibility to change individual parameters.</text:p>
      <text:p text:style-name="Standard"/>
      <table:table table:name="Table101" table:style-name="Table101">
        <table:table-column table:style-name="Table101.A"/>
        <table:table-column table:style-name="Table101.B"/>
        <table:table-row>
          <table:table-cell table:style-name="Table101.A1" office:value-type="string">
            <text:p text:style-name="table_5f_header">SCPI command</text:p>
          </table:table-cell>
          <table:table-cell table:style-name="Table101.A1" office:value-type="string">
            <text:p text:style-name="table_5f_header">Description</text:p>
          </table:table-cell>
        </table:table-row>
        <table:table-row>
          <table:table-cell table:style-name="Table101.A2" office:value-type="string">
            <text:p text:style-name="scpi0">[SOURce[&lt;n&gt;]] </text:p>
          </table:table-cell>
          <table:table-cell table:style-name="Table101.A2" office:value-type="string">
            <text:p text:style-name="Standard"/>
          </table:table-cell>
        </table:table-row>
        <table:table-row>
          <table:table-cell table:style-name="Table101.A2" office:value-type="string">
            <text:p text:style-name="scpi1">:CURRent</text:p>
          </table:table-cell>
          <table:table-cell table:style-name="Table101.A2" office:value-type="string">
            <text:p text:style-name="Standard"/>
          </table:table-cell>
        </table:table-row>
        <table:table-row>
          <table:table-cell table:style-name="Table101.A2" office:value-type="string">
            <text:p text:style-name="scpi2">[:LEVel] </text:p>
          </table:table-cell>
          <table:table-cell table:style-name="Table101.A2" office:value-type="string">
            <text:p text:style-name="Standard"/>
          </table:table-cell>
        </table:table-row>
        <table:table-row>
          <table:table-cell table:style-name="Table101.A2" office:value-type="string">
            <text:p text:style-name="scpi3"><text:a xlink:type="simple" xlink:href="#sour_curr" text:style-name="Internet_20_link" text:visited-style-name="Visited_20_Internet_20_Link">[:IMMediate][:AMPLitude] {&lt;current&gt;}</text:a></text:p>
          </table:table-cell>
          <table:table-cell table:style-name="Table101.A2" office:value-type="string">
            <text:p text:style-name="P1">Sets the output current </text:p>
          </table:table-cell>
        </table:table-row>
        <table:table-row>
          <table:table-cell table:style-name="Table101.A2" office:value-type="string">
            <text:p text:style-name="scpi4"><text:a xlink:type="simple" xlink:href="#sour_curr_step" text:style-name="Internet_20_link" text:visited-style-name="Visited_20_Internet_20_Link">:STEP[:INCRement] {&lt;step&gt;}</text:a></text:p>
          </table:table-cell>
          <table:table-cell table:style-name="Table101.A2" office:value-type="string">
            <text:p text:style-name="P1">Sets the step of the current change</text:p>
          </table:table-cell>
        </table:table-row>
        <table:table-row>
          <table:table-cell table:style-name="Table101.A2" office:value-type="string">
            <text:p text:style-name="scpi2">:LIMit</text:p>
          </table:table-cell>
          <table:table-cell table:style-name="Table101.A2" office:value-type="string">
            <text:p text:style-name="P40"/>
          </table:table-cell>
        </table:table-row>
        <table:table-row>
          <table:table-cell table:style-name="Table101.A2" office:value-type="string">
            <text:p text:style-name="P144">[:POSitive][:IMMediate][:AMPLitude] {&lt;<text:span text:style-name="T117">current</text:span>&gt;}</text:p>
          </table:table-cell>
          <table:table-cell table:style-name="Table101.A2" office:value-type="string">
            <text:p text:style-name="P41">Sets the output <text:span text:style-name="T117">current</text:span> limit</text:p>
          </table:table-cell>
        </table:table-row>
        <table:table-row>
          <table:table-cell table:style-name="Table101.A2" office:value-type="string">
            <text:p text:style-name="scpi2">:PROTection</text:p>
          </table:table-cell>
          <table:table-cell table:style-name="Table101.A2" office:value-type="string">
            <text:p text:style-name="Standard"/>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curr_prot_del" text:style-name="Internet_20_link" text:visited-style-name="Visited_20_Internet_20_Link">[:TIME] {&lt;time&gt;}</text:a></text:p>
          </table:table-cell>
          <table:table-cell table:style-name="Table101.A2" office:value-type="string">
            <text:p text:style-name="P1">Sets the over-current protection (OC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current protection on the selected channel </text:p>
          </table:table-cell>
        </table:table-row>
        <table:table-row>
          <table:table-cell table:style-name="Table101.A2" office:value-type="string">
            <text:p text:style-name="scpi3"><text:a xlink:type="simple" xlink:href="#sour_curr_prot_trip" text:style-name="Internet_20_link" text:visited-style-name="Visited_20_Internet_20_Link">:TRIPped?</text:a></text:p>
          </table:table-cell>
          <table:table-cell table:style-name="Table101.A2" office:value-type="string">
            <text:p text:style-name="P1">Returns status of over-current protection activation</text:p>
          </table:table-cell>
        </table:table-row>
        <table:table-row>
          <table:table-cell table:style-name="Table101.A2" office:value-type="string">
            <text:p text:style-name="P143"><text:a xlink:type="simple" xlink:href="#sour_lrip" text:style-name="Internet_20_link" text:visited-style-name="Visited_20_Internet_20_Link">:</text:a><text:a xlink:type="simple" xlink:href="#sour_lrip" text:style-name="Internet_20_link" text:visited-style-name="Visited_20_Internet_20_Link"><text:span text:style-name="T81">LRIPple</text:span></text:a><text:a xlink:type="simple" xlink:href="#sour_lrip" text:style-name="Internet_20_link" text:visited-style-name="Visited_20_Internet_20_Link"><text:span text:style-name="T81"> {&lt;bool&gt;}</text:span></text:a></text:p>
          </table:table-cell>
          <table:table-cell table:style-name="Table101.A2" office:value-type="string">
            <text:p text:style-name="P27">Sets low output ripple <text:span text:style-name="T84">(noise)</text:span> mode of operation</text:p>
          </table:table-cell>
        </table:table-row>
        <table:table-row>
          <table:table-cell table:style-name="Table101.A2" office:value-type="string">
            <text:p text:style-name="P104"><text:a xlink:type="simple" xlink:href="#sour_lrip_auto" text:style-name="Internet_20_link" text:visited-style-name="Visited_20_Internet_20_Link"><text:span text:style-name="T91">:AUTO {&lt;bool&gt;}</text:span></text:a></text:p>
          </table:table-cell>
          <table:table-cell table:style-name="Table101.A2" office:value-type="string">
            <text:p text:style-name="P28">Sets automatic changing to the low output ripple (noise) mode of operation</text:p>
          </table:table-cell>
        </table:table-row>
        <table:table-row>
          <table:table-cell table:style-name="Table101.A2" office:value-type="string">
            <text:p text:style-name="scpi1">:POWer</text:p>
          </table:table-cell>
          <table:table-cell table:style-name="Table101.A2" office:value-type="string">
            <text:p text:style-name="P1"/>
          </table:table-cell>
        </table:table-row>
        <table:table-row>
          <table:table-cell table:style-name="Table101.A2" office:value-type="string">
            <text:p text:style-name="scpi2">:LIMit {&lt;power&gt;}</text:p>
          </table:table-cell>
          <table:table-cell table:style-name="Table101.A2" office:value-type="string">
            <text:p text:style-name="P40">Sets the output power limit</text:p>
          </table:table-cell>
        </table:table-row>
        <table:table-row>
          <table:table-cell table:style-name="Table101.A2" office:value-type="string">
            <text:p text:style-name="scpi2"><text:a xlink:type="simple" xlink:href="#sour_pow_prot" text:style-name="Internet_20_link" text:visited-style-name="Visited_20_Internet_20_Link">:PROTection[:LEVel]</text:a></text:p>
          </table:table-cell>
          <table:table-cell table:style-name="Table101.A2" office:value-type="string">
            <text:p text:style-name="Standard">Sets the <text:span text:style-name="T1">over-power protection (OP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pow_prot_del" text:style-name="Internet_20_link" text:visited-style-name="Visited_20_Internet_20_Link">[:TIME] {&lt;time&gt;}</text:a></text:p>
          </table:table-cell>
          <table:table-cell table:style-name="Table101.A2" office:value-type="string">
            <text:p text:style-name="P1">Sets the over-power protection programming delay </text:p>
          </table:table-cell>
        </table:table-row>
        <table:table-row>
          <table:table-cell table:style-name="Table101.A2" office:value-type="string">
            <text:p text:style-name="scpi3"><text:a xlink:type="simple" xlink:href="#sour_pow_prot_stat" text:style-name="Internet_20_link" text:visited-style-name="Visited_20_Internet_20_Link">:STATe {&lt;bool&gt;}</text:a></text:p>
          </table:table-cell>
          <table:table-cell table:style-name="Table101.A2" office:value-type="string">
            <text:p text:style-name="P1">Enables/disables over-power protection on the selected channel </text:p>
          </table:table-cell>
        </table:table-row>
        <table:table-row>
          <table:table-cell table:style-name="Table101.A2" office:value-type="string">
            <text:p text:style-name="scpi3"><text:a xlink:type="simple" xlink:href="#sour_pow_prot_trip" text:style-name="Internet_20_link" text:visited-style-name="Visited_20_Internet_20_Link">:TRIPped?</text:a></text:p>
          </table:table-cell>
          <table:table-cell table:style-name="Table101.A2" office:value-type="string">
            <text:p text:style-name="P1">Returns status of over-power protection activation</text:p>
          </table:table-cell>
        </table:table-row>
        <table:table-row>
          <table:table-cell table:style-name="Table101.A2" office:value-type="string">
            <text:p text:style-name="scpi1">:VOLTage </text:p>
          </table:table-cell>
          <table:table-cell table:style-name="Table101.A2" office:value-type="string">
            <text:p text:style-name="P1"/>
          </table:table-cell>
        </table:table-row>
        <table:table-row>
          <table:table-cell table:style-name="Table101.A2" office:value-type="string">
            <text:p text:style-name="scpi2">[:LEVel] </text:p>
          </table:table-cell>
          <table:table-cell table:style-name="Table101.A2" office:value-type="string">
            <text:p text:style-name="P1"/>
          </table:table-cell>
        </table:table-row>
        <table:table-row>
          <table:table-cell table:style-name="Table101.A2" office:value-type="string">
            <text:p text:style-name="scpi3"><text:a xlink:type="simple" xlink:href="#sour_volt" text:style-name="Internet_20_link" text:visited-style-name="Visited_20_Internet_20_Link">[:IMMediate][:AMPLitude] {&lt;voltage&gt;}</text:a></text:p>
          </table:table-cell>
          <table:table-cell table:style-name="Table101.A2" office:value-type="string">
            <text:p text:style-name="P1">Sets the output voltage </text:p>
          </table:table-cell>
        </table:table-row>
        <table:table-row>
          <table:table-cell table:style-name="Table101.A2" office:value-type="string">
            <text:p text:style-name="scpi4"><text:a xlink:type="simple" xlink:href="#sour_volt_step" text:style-name="Internet_20_link" text:visited-style-name="Visited_20_Internet_20_Link">:STEP[:INCRement] {&lt;step&gt;}</text:a></text:p>
          </table:table-cell>
          <table:table-cell table:style-name="Table101.A2" office:value-type="string">
            <text:p text:style-name="P1">Sets the step of the voltage change</text:p>
          </table:table-cell>
        </table:table-row>
        <table:table-row>
          <table:table-cell table:style-name="Table101.A2" office:value-type="string">
            <text:p text:style-name="scpi2">:LIMit</text:p>
          </table:table-cell>
          <table:table-cell table:style-name="Table101.A2" office:value-type="string">
            <text:p text:style-name="P40"/>
          </table:table-cell>
        </table:table-row>
        <table:table-row>
          <table:table-cell table:style-name="Table101.A2" office:value-type="string">
            <text:p text:style-name="P145">[:POSitive][:IMMediate][:AMPLitude] {&lt;<text:span text:style-name="T117">voltage</text:span>&gt;}</text:p>
          </table:table-cell>
          <table:table-cell table:style-name="Table101.A2" office:value-type="string">
            <text:p text:style-name="P42">Sets the output <text:span text:style-name="T117">voltage</text:span> limit</text:p>
          </table:table-cell>
        </table:table-row>
        <table:table-row>
          <table:table-cell table:style-name="Table101.A2" office:value-type="string">
            <text:p text:style-name="P103"><text:a xlink:type="simple" xlink:href="#sour_volt_prog" text:style-name="Internet_20_link" text:visited-style-name="Visited_20_Internet_20_Link">:</text:a><text:a xlink:type="simple" xlink:href="#sour_volt_prog" text:style-name="Internet_20_link" text:visited-style-name="Visited_20_Internet_20_Link"><text:span text:style-name="T65">PROGram[:SOURce] {&lt;source&gt;}</text:span></text:a></text:p>
          </table:table-cell>
          <table:table-cell table:style-name="Table101.A2" office:value-type="string">
            <text:p text:style-name="P25">Sets voltage <text:span text:style-name="T66">programming</text:span> source</text:p>
          </table:table-cell>
        </table:table-row>
        <table:table-row>
          <table:table-cell table:style-name="Table101.A2" office:value-type="string">
            <text:p text:style-name="P102"><text:a xlink:type="simple" xlink:href="#sour_volt_prot" text:style-name="Internet_20_link" text:visited-style-name="Visited_20_Internet_20_Link">:PROTection</text:a><text:a xlink:type="simple" xlink:href="#sour_volt_prot" text:style-name="Internet_20_link" text:visited-style-name="Visited_20_Internet_20_Link">[:LEVel]</text:a></text:p>
          </table:table-cell>
          <table:table-cell table:style-name="Table101.A2" office:value-type="string">
            <text:p text:style-name="Standard">Sets the <text:span text:style-name="T1">over-</text:span><text:span text:style-name="T34">voltage</text:span><text:span text:style-name="T1"> protection (O</text:span><text:span text:style-name="T34">V</text:span><text:span text:style-name="T1">P) level</text:span></text:p>
          </table:table-cell>
        </table:table-row>
        <table:table-row>
          <table:table-cell table:style-name="Table101.A2" office:value-type="string">
            <text:p text:style-name="scpi3">:DELay </text:p>
          </table:table-cell>
          <table:table-cell table:style-name="Table101.A2" office:value-type="string">
            <text:p text:style-name="P1"/>
          </table:table-cell>
        </table:table-row>
        <table:table-row>
          <table:table-cell table:style-name="Table101.A2" office:value-type="string">
            <text:p text:style-name="scpi4"><text:a xlink:type="simple" xlink:href="#sour_volt_prot_del" text:style-name="Internet_20_link" text:visited-style-name="Visited_20_Internet_20_Link">[:TIME] {&lt;time&gt;}</text:a></text:p>
          </table:table-cell>
          <table:table-cell table:style-name="Table101.A2" office:value-type="string">
            <text:p text:style-name="P1">Sets the over-voltage protection (OVP) programming delay </text:p>
          </table:table-cell>
        </table:table-row>
        <table:table-row>
          <table:table-cell table:style-name="Table101.A2" office:value-type="string">
            <text:p text:style-name="scpi3"><text:a xlink:type="simple" xlink:href="#sour_curr_prot_stat" text:style-name="Internet_20_link" text:visited-style-name="Visited_20_Internet_20_Link">:STATe {&lt;bool&gt;}</text:a></text:p>
          </table:table-cell>
          <table:table-cell table:style-name="Table101.A2" office:value-type="string">
            <text:p text:style-name="P1">Enables/disables over-voltage protection on the se<text:soft-page-break/>lected channel </text:p>
          </table:table-cell>
        </table:table-row>
        <table:table-row>
          <table:table-cell table:style-name="Table101.A2" office:value-type="string">
            <text:p text:style-name="scpi3"><text:a xlink:type="simple" xlink:href="#sour_volt_prot_trip" text:style-name="Internet_20_link" text:visited-style-name="Visited_20_Internet_20_Link">:TRIPped?</text:a></text:p>
          </table:table-cell>
          <table:table-cell table:style-name="Table101.A2" office:value-type="string">
            <text:p text:style-name="P1">Returns status of over-voltage protection activation</text:p>
          </table:table-cell>
        </table:table-row>
        <table:table-row>
          <table:table-cell table:style-name="Table101.A2" office:value-type="string">
            <text:p text:style-name="scpi2">:<text:a xlink:type="simple" xlink:href="#sour_volt_sens" text:style-name="Internet_20_link" text:visited-style-name="Visited_20_Internet_20_Link">SENSe[:SOURce] </text:a><text:a xlink:type="simple" xlink:href="#sour_volt_sens" text:style-name="Internet_20_link" text:visited-style-name="Visited_20_Internet_20_Link"><text:span text:style-name="T67">{&lt;source&gt;}</text:span></text:a></text:p>
          </table:table-cell>
          <table:table-cell table:style-name="Table101.A2" office:value-type="string">
            <text:p text:style-name="P25">Sets voltage sense inputs source</text:p>
          </table:table-cell>
        </table:table-row>
      </table:table>
      <text:p text:style-name="Standard"/>
      <text:list xml:id="list154418656706060" text:continue-numbering="true" text:style-name="Outline">
        <text:list-item>
          <text:list>
            <text:list-item>
              <text:list>
                <text:list-item>
                  <text:h text:style-name="Heading_20_3" text:outline-level="3"><text:bookmark text:name="sour_curr"/>[SOURce[&lt;n&gt;]]:CURRent</text:h>
                </text:list-item>
              </text:list>
            </text:list-item>
          </text:list>
        </text:list-item>
      </text:list>
      <table:table table:name="Table30" table:style-name="Table30">
        <table:table-column table:style-name="Table30.A"/>
        <table:table-column table:style-name="Table30.B" table:number-columns-repeated="2"/>
        <table:table-column table:style-name="Table30.D"/>
        <table:table-column table:style-name="Table30.E"/>
        <table:table-row>
          <table:table-cell table:style-name="Table30.A1" office:value-type="string">
            <text:p text:style-name="P1">Syntax</text:p>
          </table:table-cell>
          <table:table-cell table:style-name="Table30.A1" table:number-columns-spanned="4" office:value-type="string">
            <text:p text:style-name="cmd_5f_root">[SOURce[&lt;n&gt;]<text:span text:style-name="T45">]:</text:span>CURRent[:LEVel][:IMMediate][:AMPLitude] {&lt;current&gt;|MIN|DEF|MAX|UP|DOWN}</text:p>
            <text:p text:style-name="cmd_5f_root">[SOURce[&lt;n&gt;]<text:span text:style-name="T45">]:</text:span>CURRent[:LEVel][:IMMediate][:AMPLitude]? [MIN|DEF|MAX]</text:p>
          </table:table-cell>
          <table:covered-table-cell/>
          <table:covered-table-cell/>
          <table:covered-table-cell/>
        </table:table-row>
        <table:table-row>
          <table:table-cell table:style-name="Table30.A1" office:value-type="string">
            <text:p text:style-name="P1">Description</text:p>
          </table:table-cell>
          <table:table-cell table:style-name="Table30.A1" table:number-columns-spanned="4" office:value-type="string">
            <text:p text:style-name="Standard">This command sets the immediate current level of the channel. Units are in amperes. When [:SOURce[&lt;n&gt;]] or [&lt;n&gt;] is omitted, the currently selected channel will be affected by this command.</text:p>
            <text:p text:style-name="Standard"/>
            <text:p text:style-name="Standard">This command also increases or decreases the immediate current level using the ‘UP’ or DOWN parameter by a predetermined amount. The command CURRent:STEP sets the amount of increase or decrease. <text:span text:style-name="T40">A</text:span> new increment setting will <text:span text:style-name="T52">not</text:span><text:span text:style-name="T40"> </text:span>cause an execution error -222,<text:span text:style-name="T44">"</text:span>Data out of range<text:span text:style-name="T44">"</text:span> when the maximum or the minimum rated current is exceeded – <text:span text:style-name="T40">the output value will be set to the maximum or the minimum value instead.</text:span></text:p>
            <text:p text:style-name="Standard"/>
            <text:p text:style-name="Standard">At <text:a xlink:type="simple" xlink:href="http://www.envox.hr/eez/bench-power-supply/psu-scpi-reference-manual/psu-scpi-common-command-reference.html#rst" text:style-name="Internet_20_link" text:visited-style-name="Visited_20_Internet_20_Link">*RST</text:a>, the signal being sourced will be set to a <text:span text:style-name="T44">"</text:span>safe<text:span text:style-name="T44">"</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30.A1" office:value-type="string">
            <text:p text:style-name="P1">Return</text:p>
          </table:table-cell>
          <table:table-cell table:style-name="Table30.A1" table:number-columns-spanned="4" office:value-type="string">
            <text:p text:style-name="Standard">The query command returns the programmed current level. CURR? MIN, CURR? DEF and CURR? MAX can be used to obtain minimum, default and maximum current level on the currently selected channel. For actual output current value use MEASure:CURRent command.</text:p>
          </table:table-cell>
          <table:covered-table-cell/>
          <table:covered-table-cell/>
          <table:covered-table-cell/>
        </table:table-row>
        <table:table-row>
          <table:table-cell table:style-name="Table30.A1" table:number-rows-spanned="2" office:value-type="string">
            <text:p text:style-name="P1">Parameters</text:p>
          </table:table-cell>
          <table:table-cell table:style-name="Table30.B4" office:value-type="string">
            <text:p text:style-name="P15">Name</text:p>
          </table:table-cell>
          <table:table-cell table:style-name="Table30.B4" office:value-type="string">
            <text:p text:style-name="P15">Type</text:p>
          </table:table-cell>
          <table:table-cell table:style-name="Table30.B4" office:value-type="string">
            <text:p text:style-name="P15">Range</text:p>
          </table:table-cell>
          <table:table-cell table:style-name="Table30.B4" office:value-type="string">
            <text:p text:style-name="P15">Default</text:p>
          </table:table-cell>
        </table:table-row>
        <table:table-row>
          <table:covered-table-cell/>
          <table:table-cell table:style-name="Table30.A1" office:value-type="string">
            <text:p text:style-name="Standard">&lt;current&gt;</text:p>
          </table:table-cell>
          <table:table-cell table:style-name="Table30.A1" office:value-type="string">
            <text:p text:style-name="P59">Numeric (NR2), discrete</text:p>
          </table:table-cell>
          <table:table-cell table:style-name="Table30.A1" office:value-type="string">
            <text:p text:style-name="P49">0 to MAXimum, MIN|DEF|MAX|UP|DOWN</text:p>
            <text:p text:style-name="P49">The maximum value is dependent on the PSU current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30.A1" office:value-type="string">
            <text:p text:style-name="P59">–</text:p>
          </table:table-cell>
        </table:table-row>
        <table:table-row>
          <table:table-cell table:style-name="Table30.A1" office:value-type="string">
            <text:p text:style-name="P115"><text:span text:style-name="T50">Usage</text:span><text:span text:style-name="T51"> </text:span><text:span text:style-name="T50">example</text:span></text:p>
          </table:table-cell>
          <table:table-cell table:style-name="Table30.A1" table:number-columns-spanned="4" office:value-type="string">
            <text:p text:style-name="Standard">A 10 ohm load is connected and voltage is set to 20 V. With MAX current set measured current will be 2 A. When new current value is set to 1.2 A, voltage will drop to 12 V (the channel enters the CC mode of operation):</text:p>
            <text:p text:style-name="cmd_5f_code_20_Start">INST CH1</text:p>
            <text:p text:style-name="cmd_5f_code">VOLT 20</text:p>
            <text:p text:style-name="cmd_5f_code">CURR MAX</text:p>
            <text:p text:style-name="cmd_5f_code">MEAS:VOLT?</text:p>
            <text:p text:style-name="cmd_5f_code_5f_single">20.00</text:p>
            <text:p text:style-name="cmd_5f_code">CURR 1.2</text:p>
            <text:p text:style-name="cmd_5f_code">MEAS:VOLT?</text:p>
            <text:p text:style-name="cmd_5f_code_5f_single">12.0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30.A1" office:value-type="string">
            <text:p text:style-name="P115">Errors</text:p>
          </table:table-cell>
          <table:table-cell table:style-name="Table30.A1" table:number-columns-spanned="4" office:value-type="string">
            <text:p text:style-name="P105"><text:span text:style-name="T92">150</text:span>,"Power limit exceeded"</text:p>
            <text:p text:style-name="cmd_5f_code">-222,"Data out of range<text:span text:style-name="T42">"</text:span></text:p>
          </table:table-cell>
          <table:covered-table-cell/>
          <table:covered-table-cell/>
          <table:covered-table-cell/>
        </table:table-row>
        <table:table-row>
          <table:table-cell table:style-name="Table30.A1" office:value-type="string">
            <text:p text:style-name="P115">Related Commands</text:p>
          </table:table-cell>
          <table:table-cell table:style-name="Table30.A1" table:number-columns-spanned="4" office:value-type="string">
            <text:p text:style-name="P1">*RST</text:p>
            <text:p text:style-name="P1">MEASure[:SCALar]:CURRent[:DC]?</text:p>
            <text:p text:style-name="P1">[SOURce[&lt;n&gt;]<text:span text:style-name="T44">]:</text:span>CURRent[:LEVel][:IMMediate]:STEP[:INCRement]</text:p>
          </table:table-cell>
          <table:covered-table-cell/>
          <table:covered-table-cell/>
          <table:covered-table-cell/>
        </table:table-row>
      </table:table>
      <text:list xml:id="list154418516547683" text:continue-numbering="true" text:style-name="Outline">
        <text:list-item>
          <text:list>
            <text:list-item>
              <text:list>
                <text:list-item>
                  <text:h text:style-name="P149" text:outline-level="3"><text:soft-page-break/><text:span text:style-name="T62">[SOURce[&lt;n&gt;]]:</text:span><text:span text:style-name="T105">CURRent:LIMit[:POSitive][:IMMediate][:AMPLitude]</text:span></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number-columns-repeated="2"/>
        <table:table-row>
          <table:table-cell table:style-name="Table6.A1" office:value-type="string">
            <text:p text:style-name="P43">Syntax</text:p>
          </table:table-cell>
          <table:table-cell table:style-name="Table6.A1" table:number-columns-spanned="4" office:value-type="string">
            <text:p text:style-name="P135"><text:span text:style-name="T106">[SOURce[&lt;n&gt;]]:CURRent:LIMit[:POSitive][:IMMediate][:AMPLitude]</text:span> {&lt;<text:span text:style-name="T114">current</text:span>&gt;}</text:p>
            <text:p text:style-name="P135"><text:span text:style-name="T106">[SOURce[&lt;n&gt;]]:CURRent:LIMit[:POSitive][:IMMediate][:AMPLitude]</text:span>? <text:span text:style-name="T111">[MINimum|MAXimum]</text:span></text:p>
          </table:table-cell>
          <table:covered-table-cell/>
          <table:covered-table-cell/>
          <table:covered-table-cell/>
        </table:table-row>
        <table:table-row>
          <table:table-cell table:style-name="Table6.A1" office:value-type="string">
            <text:p text:style-name="P43">Description</text:p>
          </table:table-cell>
          <table:table-cell table:style-name="Table6.A1" table:number-columns-spanned="4" office:value-type="string">
            <text:p text:style-name="P88">This command sets the <text:span text:style-name="T104">channel’s output current</text:span> limit. Units are in <text:span text:style-name="T109">amperes</text:span>.</text:p>
            <text:p text:style-name="P89">When [:SOURce[&lt;n&gt;]] or [&lt;n&gt;] is omitted, the currently selected channel will be affected by this command. </text:p>
            <text:p text:style-name="P89"><text:span text:style-name="T112">This command could be used as mean of protection against incidental programming of too high output current that can be set for example with [SOURce[&lt;n&gt;]]:CURRent:STEP command.</text:span></text:p>
            <text:p text:style-name="P89"/>
            <text:p text:style-name="note"><text:span text:style-name="T116">Maximum limit value will be affected with detected failure of</text:span> cooling fan or channel’s temperature sensor. <text:span text:style-name="T116">Use CURR:LIM? MAX to query actual value.</text:span></text:p>
          </table:table-cell>
          <table:covered-table-cell/>
          <table:covered-table-cell/>
          <table:covered-table-cell/>
        </table:table-row>
        <table:table-row>
          <table:table-cell table:style-name="Table6.A1" office:value-type="string">
            <text:p text:style-name="P43">Return</text:p>
          </table:table-cell>
          <table:table-cell table:style-name="Table6.A1" table:number-columns-spanned="4" office:value-type="string">
            <text:p text:style-name="P95">The query returns the max. allowed output <text:span text:style-name="T108">current</text:span> of the specified channel. <text:span text:style-name="T109">Querying MAX on an output channel returns the maximum current limit.</text:span></text:p>
          </table:table-cell>
          <table:covered-table-cell/>
          <table:covered-table-cell/>
          <table:covered-table-cell/>
        </table:table-row>
        <table:table-row>
          <table:table-cell table:style-name="Table6.A1" table:number-rows-spanned="2" office:value-type="string">
            <text:p text:style-name="P43">Parameters</text:p>
          </table:table-cell>
          <table:table-cell table:style-name="Table6.B4" office:value-type="string">
            <text:p text:style-name="P22">Name</text:p>
          </table:table-cell>
          <table:table-cell table:style-name="Table6.B4" office:value-type="string">
            <text:p text:style-name="P22">Type</text:p>
          </table:table-cell>
          <table:table-cell table:style-name="Table6.B4" office:value-type="string">
            <text:p text:style-name="P22">Range</text:p>
          </table:table-cell>
          <table:table-cell table:style-name="Table6.B4" office:value-type="string">
            <text:p text:style-name="P22">Default</text:p>
          </table:table-cell>
        </table:table-row>
        <table:table-row>
          <table:covered-table-cell/>
          <table:table-cell table:style-name="Table6.A1" office:value-type="string">
            <text:p text:style-name="P94">&lt;<text:span text:style-name="T113">current</text:span>&gt;</text:p>
          </table:table-cell>
          <table:table-cell table:style-name="Table6.A1" office:value-type="string">
            <text:p text:style-name="P65">Numeric (NR2), discrete</text:p>
          </table:table-cell>
          <table:table-cell table:style-name="Table6.A1" office:value-type="string">
            <text:p text:style-name="P53">0 to MAXimum, MIN|DEF|MAX</text:p>
            <text:p text:style-name="P53">The <text:span text:style-name="T103">MAX</text:span>imum value is dependent on the PSU <text:span text:style-name="T113">current</text:span>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6.A1" office:value-type="string">
            <text:p text:style-name="P92">MAXimum</text:p>
          </table:table-cell>
        </table:table-row>
        <table:table-row>
          <table:table-cell table:style-name="Table6.A1" office:value-type="string">
            <text:p text:style-name="P126"><text:span text:style-name="T50">Usage</text:span><text:span text:style-name="T51"> </text:span><text:span text:style-name="T50">example</text:span></text:p>
          </table:table-cell>
          <table:table-cell table:style-name="Table6.A1" table:number-columns-spanned="4" office:value-type="string">
            <text:p text:style-name="Standard">Normal mode of operation for 5 A model:</text:p>
            <text:p text:style-name="cmd_5f_code_20_Start"><text:span text:style-name="T108">CURR</text:span>:LIM <text:span text:style-name="T108">MAX?</text:span></text:p>
            <text:p text:style-name="cmd_5f_code_5f_single">5.00</text:p>
            <text:p text:style-name="Standard">Max. allowable current with faulty cooling fan or temperature sensor:</text:p>
            <text:p text:style-name="P142"><text:span text:style-name="T108">CURR</text:span>:LIM <text:span text:style-name="T108">MAX?</text:span></text:p>
            <text:p text:style-name="P146"><text:span text:style-name="T116">1</text:span>.00</text:p>
          </table:table-cell>
          <table:covered-table-cell/>
          <table:covered-table-cell/>
          <table:covered-table-cell/>
        </table:table-row>
        <table:table-row>
          <table:table-cell table:style-name="Table6.A1" office:value-type="string">
            <text:p text:style-name="P126">Errors</text:p>
          </table:table-cell>
          <table:table-cell table:style-name="Table6.A1" table:number-columns-spanned="4" office:value-type="string">
            <text:p text:style-name="P43"/>
          </table:table-cell>
          <table:covered-table-cell/>
          <table:covered-table-cell/>
          <table:covered-table-cell/>
        </table:table-row>
        <table:table-row>
          <table:table-cell table:style-name="Table6.A1" office:value-type="string">
            <text:p text:style-name="P126">Related Commands</text:p>
          </table:table-cell>
          <table:table-cell table:style-name="Table6.A1" table:number-columns-spanned="4" office:value-type="string">
            <text:p text:style-name="P46">[SOURce[&lt;n&gt;]]:CURRent:STEP</text:p>
            <text:p text:style-name="P44">[SOURce[&lt;n&gt;]]:POWer:LIMit</text:p>
            <text:p text:style-name="P38">[SOURce[&lt;n&gt;]]:VOLTage:LIMit[:POSitive][:IMMediate][:AMPLitude]</text:p>
          </table:table-cell>
          <table:covered-table-cell/>
          <table:covered-table-cell/>
          <table:covered-table-cell/>
        </table:table-row>
      </table:table>
      <text:list xml:id="list154418401116730" text:continue-numbering="true" text:style-name="Outline">
        <text:list-item>
          <text:list>
            <text:list-item>
              <text:list>
                <text:list-item>
                  <text:h text:style-name="P150" text:outline-level="3"><text:bookmark text:name="sour_curr_step"/>[SOURce[&lt;n&gt;]<text:span text:style-name="T57">]:</text:span>CURRent:STEP</text:h>
                </text:list-item>
              </text:list>
            </text:list-item>
          </text:list>
        </text:list-item>
      </text:list>
      <table:table table:name="Table85" table:style-name="Table85">
        <table:table-column table:style-name="Table85.A"/>
        <table:table-column table:style-name="Table85.B" table:number-columns-repeated="4"/>
        <table:table-row>
          <table:table-cell table:style-name="Table85.A1" office:value-type="string">
            <text:p text:style-name="P1">Syntax</text:p>
          </table:table-cell>
          <table:table-cell table:style-name="Table85.A1" table:number-columns-spanned="4" office:value-type="string">
            <text:p text:style-name="cmd_5f_root">[SOURce[&lt;n&gt;]<text:span text:style-name="T45">]:</text:span>CURRent[:LEVel][:IMMediate]:STEP[:INCRement] {&lt;step&gt;|DEFault}</text:p>
            <text:p text:style-name="cmd_5f_root">[SOURce[&lt;n&gt;]<text:span text:style-name="T45">]:</text:span>CURRent[:LEVel][:IMMediate]:STEP[:INCRement]? [DEFault]</text:p>
          </table:table-cell>
          <table:covered-table-cell/>
          <table:covered-table-cell/>
          <table:covered-table-cell/>
        </table:table-row>
        <table:table-row>
          <table:table-cell table:style-name="Table85.A1" office:value-type="string">
            <text:p text:style-name="P1">Description</text:p>
          </table:table-cell>
          <table:table-cell table:style-name="Table85.A1" table:number-columns-spanned="4" office:value-type="string">
            <text:p text:style-name="Standard">Set the step of the current change of the channel. When [SOURce[&lt;n&gt;]] or [&lt;n&gt;] is omitted, the currently selected channel will be affected by this command. Step change is performed by using UP and DOWN as parameter for the [SOURce[&lt;n&gt;]<text:span text:style-name="T44">]:</text:span>CURRent command.</text:p>
          </table:table-cell>
          <table:covered-table-cell/>
          <table:covered-table-cell/>
          <table:covered-table-cell/>
        </table:table-row>
        <table:table-row>
          <table:table-cell table:style-name="Table85.A1" office:value-type="string">
            <text:p text:style-name="P1">Return</text:p>
          </table:table-cell>
          <table:table-cell table:style-name="Table85.A1" table:number-columns-spanned="4" office:value-type="string">
            <text:p text:style-name="Standard">The query returns the step of the current change of the specified channel.</text:p>
          </table:table-cell>
          <table:covered-table-cell/>
          <table:covered-table-cell/>
          <table:covered-table-cell/>
        </table:table-row>
        <table:table-row>
          <table:table-cell table:style-name="Table85.A1" table:number-rows-spanned="2" office:value-type="string">
            <text:p text:style-name="P1">Parameters</text:p>
          </table:table-cell>
          <table:table-cell table:style-name="Table85.B4" office:value-type="string">
            <text:p text:style-name="P15">Name</text:p>
          </table:table-cell>
          <table:table-cell table:style-name="Table85.B4" office:value-type="string">
            <text:p text:style-name="P15">Type</text:p>
          </table:table-cell>
          <table:table-cell table:style-name="Table85.B4" office:value-type="string">
            <text:p text:style-name="P15">Range</text:p>
          </table:table-cell>
          <table:table-cell table:style-name="Table85.B4" office:value-type="string">
            <text:p text:style-name="P15">Default</text:p>
          </table:table-cell>
        </table:table-row>
        <table:table-row>
          <table:covered-table-cell/>
          <table:table-cell table:style-name="Table85.A1" office:value-type="string">
            <text:p text:style-name="Table_20_Contents">&lt;step&gt;</text:p>
          </table:table-cell>
          <table:table-cell table:style-name="Table85.A1" office:value-type="string">
            <text:p text:style-name="P98">Numeric (NR2)</text:p>
          </table:table-cell>
          <table:table-cell table:style-name="Table85.A1" office:value-type="string">
            <text:p text:style-name="P98">0.01 to 1|DEFault</text:p>
          </table:table-cell>
          <table:table-cell table:style-name="Table85.A1" office:value-type="string">
            <text:p text:style-name="P98">0.05</text:p>
          </table:table-cell>
        </table:table-row>
        <table:table-row>
          <table:table-cell table:style-name="Table85.A1" office:value-type="string">
            <text:p text:style-name="P115"><text:span text:style-name="T50">Usage</text:span><text:span text:style-name="T51"> </text:span><text:span text:style-name="T50">example</text:span></text:p>
          </table:table-cell>
          <table:table-cell table:style-name="Table85.A1" table:number-columns-spanned="4" office:value-type="string">
            <text:p text:style-name="Standard">Return default step value:</text:p>
            <text:p text:style-name="cmd_5f_code_20_Start">CURR:STEP? DEF</text:p>
            <text:p text:style-name="cmd_5f_code_5f_single">0.05</text:p>
            <text:p text:style-name="Standard">When a 10 ohm load is connected with voltage set to 20 V and current to 1 A the first channel enters CC mode of operation. Current is then increased from 1 A in two steps to 1.2 A:</text:p>
            <text:p text:style-name="cmd_5f_code_20_Start"><text:soft-page-break/>APPL CH1, 20,1</text:p>
            <text:p text:style-name="cmd_5f_code">MEAS:VOLT?</text:p>
            <text:p text:style-name="cmd_5f_code_20_Start">10.00</text:p>
            <text:p text:style-name="cmd_5f_code_20_Start">CURR:STEP 0.1</text:p>
            <text:p text:style-name="cmd_5f_code">CURR UP</text:p>
            <text:p text:style-name="cmd_5f_code">MEAS:CURR?</text:p>
            <text:p text:style-name="cmd_5f_code_5f_single">1.10</text:p>
            <text:p text:style-name="cmd_5f_code">CURR UP</text:p>
            <text:p text:style-name="cmd_5f_code">MEAS:CURR?</text:p>
            <text:p text:style-name="cmd_5f_code_5f_single">1.20</text:p>
            <text:p text:style-name="cmd_5f_code">MEAS:VOLT?</text:p>
            <text:p text:style-name="cmd_5f_code_5f_single">12.00</text:p>
          </table:table-cell>
          <table:covered-table-cell/>
          <table:covered-table-cell/>
          <table:covered-table-cell/>
        </table:table-row>
        <table:table-row>
          <table:table-cell table:style-name="Table85.A1" office:value-type="string">
            <text:p text:style-name="P115">Errors</text:p>
          </table:table-cell>
          <table:table-cell table:style-name="Table85.A1" table:number-columns-spanned="4" office:value-type="string">
            <text:p text:style-name="P1"/>
          </table:table-cell>
          <table:covered-table-cell/>
          <table:covered-table-cell/>
          <table:covered-table-cell/>
        </table:table-row>
        <table:table-row>
          <table:table-cell table:style-name="Table85.A1" office:value-type="string">
            <text:p text:style-name="P115">Related Commands</text:p>
          </table:table-cell>
          <table:table-cell table:style-name="Table85.A1" table:number-columns-spanned="4" office:value-type="string">
            <text:p text:style-name="P1">[SOURce[&lt;n&gt;]<text:span text:style-name="T44">]:</text:span>CURRent</text:p>
          </table:table-cell>
          <table:covered-table-cell/>
          <table:covered-table-cell/>
          <table:covered-table-cell/>
        </table:table-row>
      </table:table>
      <text:list xml:id="list154417902780265" text:continue-numbering="true" text:style-name="Outline">
        <text:list-item>
          <text:list>
            <text:list-item>
              <text:list>
                <text:list-item>
                  <text:h text:style-name="P151" text:outline-level="3"><text:bookmark text:name="sour_curr_prot_del"/>[SOURce[&lt;n&gt;]<text:span text:style-name="T57">]:</text:span>CURRent:PROTection:DELay[:TIME]</text:h>
                </text:list-item>
              </text:list>
            </text:list-item>
          </text:list>
        </text:list-item>
      </text:list>
      <table:table table:name="Table86" table:style-name="Table86">
        <table:table-column table:style-name="Table86.A"/>
        <table:table-column table:style-name="Table86.B" table:number-columns-repeated="4"/>
        <table:table-row>
          <table:table-cell table:style-name="Table86.A1" office:value-type="string">
            <text:p text:style-name="P1">Syntax</text:p>
          </table:table-cell>
          <table:table-cell table:style-name="Table86.A1" table:number-columns-spanned="4" office:value-type="string">
            <text:p text:style-name="cmd_5f_root">[SOURce[&lt;n&gt;]<text:span text:style-name="T45">]:</text:span>CURRent:PROTection:DELay[:TIME] {&lt;time&gt;|DEFault}</text:p>
            <text:p text:style-name="cmd_5f_root">[SOURce[&lt;n&gt;]<text:span text:style-name="T45">]:</text:span>CURRent:PROTection:DELay[:TIME]? [DEFault]</text:p>
          </table:table-cell>
          <table:covered-table-cell/>
          <table:covered-table-cell/>
          <table:covered-table-cell/>
        </table:table-row>
        <table:table-row>
          <table:table-cell table:style-name="Table86.A1" office:value-type="string">
            <text:p text:style-name="P1">Description</text:p>
          </table:table-cell>
          <table:table-cell table:style-name="Table86.A1" table:number-columns-spanned="4" office:value-type="string">
            <text:p text:style-name="Standard">This command sets the over-current protection delay. The over-current protection function will not be triggered on the selected output channel during the delay time. After the delay time has expired, the over-current protection function will be active.</text:p>
            <text:p text:style-name="Standard">This prevents momentary changes in output status from triggering the over-current protection function. Programmed values can range from 0 to 10 seconds. <text:s/>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86.A1" office:value-type="string">
            <text:p text:style-name="P1">Return</text:p>
          </table:table-cell>
          <table:table-cell table:style-name="Table86.A1" table:number-columns-spanned="4" office:value-type="string">
            <text:p text:style-name="Standard">The query command returns the programmed delay time.</text:p>
          </table:table-cell>
          <table:covered-table-cell/>
          <table:covered-table-cell/>
          <table:covered-table-cell/>
        </table:table-row>
        <table:table-row>
          <table:table-cell table:style-name="Table86.A1" table:number-rows-spanned="2" office:value-type="string">
            <text:p text:style-name="P1">Parameters</text:p>
          </table:table-cell>
          <table:table-cell table:style-name="Table86.B4" office:value-type="string">
            <text:p text:style-name="P15">Name</text:p>
          </table:table-cell>
          <table:table-cell table:style-name="Table86.B4" office:value-type="string">
            <text:p text:style-name="P15">Type</text:p>
          </table:table-cell>
          <table:table-cell table:style-name="Table86.B4" office:value-type="string">
            <text:p text:style-name="P15">Range</text:p>
          </table:table-cell>
          <table:table-cell table:style-name="Table86.B4" office:value-type="string">
            <text:p text:style-name="P15">Default</text:p>
          </table:table-cell>
        </table:table-row>
        <table:table-row>
          <table:covered-table-cell/>
          <table:table-cell table:style-name="Table86.A1" office:value-type="string">
            <text:p text:style-name="Standard">&lt;time&gt;</text:p>
          </table:table-cell>
          <table:table-cell table:style-name="Table86.A1" office:value-type="string">
            <text:p text:style-name="P59">Numeric, discrete</text:p>
          </table:table-cell>
          <table:table-cell table:style-name="Table86.A1" office:value-type="string">
            <text:p text:style-name="P59">0 – 10|DEFault</text:p>
          </table:table-cell>
          <table:table-cell table:style-name="Table86.A1" office:value-type="string">
            <text:p text:style-name="P59">20 ms</text:p>
          </table:table-cell>
        </table:table-row>
        <table:table-row>
          <table:table-cell table:style-name="Table86.A1" office:value-type="string">
            <text:p text:style-name="P115"><text:span text:style-name="T50">Usage</text:span><text:span text:style-name="T51"> </text:span><text:span text:style-name="T50">example</text:span></text:p>
          </table:table-cell>
          <table:table-cell table:style-name="Table86.A1" table:number-columns-spanned="4" office:value-type="string">
            <text:p text:style-name="Standard">Get default OCP delay of 20 mil<text:span text:style-name="T97">l</text:span>iseconds:</text:p>
            <text:p text:style-name="cmd_5f_code_20_Start">CURR:PROT:DEL? DEF</text:p>
            <text:p text:style-name="cmd_5f_code_20_Start">0.02</text:p>
          </table:table-cell>
          <table:covered-table-cell/>
          <table:covered-table-cell/>
          <table:covered-table-cell/>
        </table:table-row>
        <table:table-row>
          <table:table-cell table:style-name="Table86.A1" office:value-type="string">
            <text:p text:style-name="P115">Errors</text:p>
          </table:table-cell>
          <table:table-cell table:style-name="Table86.A1" table:number-columns-spanned="4" office:value-type="string">
            <text:p text:style-name="P1"/>
          </table:table-cell>
          <table:covered-table-cell/>
          <table:covered-table-cell/>
          <table:covered-table-cell/>
        </table:table-row>
        <table:table-row>
          <table:table-cell table:style-name="Table86.A1" office:value-type="string">
            <text:p text:style-name="P115">Related Commands</text:p>
          </table:table-cell>
          <table:table-cell table:style-name="Table86.A1" table:number-columns-spanned="4" office:value-type="string">
            <text:p text:style-name="P1">OUTPut:PROTection:CLEar</text:p>
          </table:table-cell>
          <table:covered-table-cell/>
          <table:covered-table-cell/>
          <table:covered-table-cell/>
        </table:table-row>
      </table:table>
      <text:list xml:id="list154419242080733" text:continue-numbering="true" text:style-name="Outline">
        <text:list-item>
          <text:list>
            <text:list-item>
              <text:list>
                <text:list-item>
                  <text:h text:style-name="Heading_20_3" text:outline-level="3"><text:bookmark text:name="sour_curr_prot_stat"/>[SOURce[&lt;n&gt;]<text:span text:style-name="T57">]:</text:span>CURRent:PROTection:STATe</text:h>
                </text:list-item>
              </text:list>
            </text:list-item>
          </text:list>
        </text:list-item>
      </text:list>
      <table:table table:name="Table87" table:style-name="Table87">
        <table:table-column table:style-name="Table87.A"/>
        <table:table-column table:style-name="Table87.B" table:number-columns-repeated="4"/>
        <table:table-row>
          <table:table-cell table:style-name="Table87.A1" office:value-type="string">
            <text:p text:style-name="P1">Syntax</text:p>
          </table:table-cell>
          <table:table-cell table:style-name="Table87.A1" table:number-columns-spanned="4" office:value-type="string">
            <text:p text:style-name="cmd_5f_root">[SOURce[&lt;n&gt;]<text:span text:style-name="T45">]:</text:span>CURRent:PROTection:STATe {&lt;bool&gt;}</text:p>
            <text:p text:style-name="cmd_5f_root">[SOURce[&lt;n&gt;]<text:span text:style-name="T45">]:</text:span>CURRent:PROTection:STATe?</text:p>
          </table:table-cell>
          <table:covered-table-cell/>
          <table:covered-table-cell/>
          <table:covered-table-cell/>
        </table:table-row>
        <table:table-row>
          <table:table-cell table:style-name="Table87.A1" office:value-type="string">
            <text:p text:style-name="P1">Description</text:p>
          </table:table-cell>
          <table:table-cell table:style-name="Table87.A1" table:number-columns-spanned="4" office:value-type="string">
            <text:p text:style-name="Standard">This command enables or disables the over-current protection (OCP) function. The enabled state is ON (1); the disabled state is OFF (0). </text:p>
            <text:p text:style-name="Standard">Since the PSU do not have a dedicated over-current protection circuit that can be programmed independently of output current level, entering the CC (constant current) mode of operation is used as a trigger to start OCP sequence. When delay time specified with the [SOURce[&lt;n&gt;]<text:span text:style-name="T44">]:</text:span>CURRent:PROTection:DELay[:TIME] command expired the output turns off and the Questionable Condition status register OCP bit 9 is set. An error tone will also follow if beeper is enabled (see SYSTem:BEEPer:STATe).</text:p>
            <text:p text:style-name="Standard">[SOURce[&lt;n&gt;]<text:span text:style-name="T44">]:</text:span>CURRent:PROTection:TRIPped? command can be used to query whether over-current protection occurred on the selected channel.</text:p>
            <text:p text:style-name="Standard"><text:soft-page-break/></text:p>
          </table:table-cell>
          <table:covered-table-cell/>
          <table:covered-table-cell/>
          <table:covered-table-cell/>
        </table:table-row>
        <table:table-row>
          <table:table-cell table:style-name="Table87.A1" office:value-type="string">
            <text:p text:style-name="P1">Return</text:p>
          </table:table-cell>
          <table:table-cell table:style-name="Table87.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87.A1" table:number-rows-spanned="2" office:value-type="string">
            <text:p text:style-name="P1">Parameters</text:p>
          </table:table-cell>
          <table:table-cell table:style-name="Table87.B4" office:value-type="string">
            <text:p text:style-name="P15">Name</text:p>
          </table:table-cell>
          <table:table-cell table:style-name="Table87.B4" office:value-type="string">
            <text:p text:style-name="P15">Type</text:p>
          </table:table-cell>
          <table:table-cell table:style-name="Table87.B4" office:value-type="string">
            <text:p text:style-name="P15">Range</text:p>
          </table:table-cell>
          <table:table-cell table:style-name="Table87.B4" office:value-type="string">
            <text:p text:style-name="P15">Default</text:p>
          </table:table-cell>
        </table:table-row>
        <table:table-row>
          <table:covered-table-cell/>
          <table:table-cell table:style-name="Table87.A1" office:value-type="string">
            <text:p text:style-name="Standard">&lt;bool&gt;</text:p>
          </table:table-cell>
          <table:table-cell table:style-name="Table87.A1" office:value-type="string">
            <text:p text:style-name="P59">Discrete</text:p>
          </table:table-cell>
          <table:table-cell table:style-name="Table87.A1" office:value-type="string">
            <text:p text:style-name="P59">ON|OFF|0|1</text:p>
          </table:table-cell>
          <table:table-cell table:style-name="Table87.A1" office:value-type="string">
            <text:p text:style-name="P59">OFF</text:p>
          </table:table-cell>
        </table:table-row>
        <table:table-row>
          <table:table-cell table:style-name="Table87.A1" office:value-type="string">
            <text:p text:style-name="P115"><text:span text:style-name="T50">Usage</text:span><text:span text:style-name="T51"> </text:span><text:span text:style-name="T50">example</text:span></text:p>
          </table:table-cell>
          <table:table-cell table:style-name="Table87.A1" table:number-columns-spanned="4" office:value-type="string">
            <text:p text:style-name="cmd_5f_code">CURR:PROT:STAT?</text:p>
            <text:p text:style-name="cmd_5f_code_20_Start">0</text:p>
          </table:table-cell>
          <table:covered-table-cell/>
          <table:covered-table-cell/>
          <table:covered-table-cell/>
        </table:table-row>
        <table:table-row>
          <table:table-cell table:style-name="Table87.A1" office:value-type="string">
            <text:p text:style-name="P115">Errors</text:p>
          </table:table-cell>
          <table:table-cell table:style-name="Table87.A1" table:number-columns-spanned="4" office:value-type="string">
            <text:p text:style-name="P1"/>
          </table:table-cell>
          <table:covered-table-cell/>
          <table:covered-table-cell/>
          <table:covered-table-cell/>
        </table:table-row>
        <table:table-row>
          <table:table-cell table:style-name="Table87.A1" office:value-type="string">
            <text:p text:style-name="P115">Related Commands</text:p>
          </table:table-cell>
          <table:table-cell table:style-name="Table87.A1" table:number-columns-spanned="4" office:value-type="string">
            <text:p text:style-name="P1">OUTPut:PROTection:CLEar</text:p>
            <text:p text:style-name="P1">[SOURce[&lt;n&gt;]<text:span text:style-name="T44">]:</text:span>CURRent:PROTection:DELay[:TIME]</text:p>
            <text:p text:style-name="P1">[SOURce[&lt;n&gt;]<text:span text:style-name="T44">]:</text:span>CURRent:PROTection:TRIPped</text:p>
            <text:p text:style-name="P1">SYSTem:BEEPer:STATe</text:p>
          </table:table-cell>
          <table:covered-table-cell/>
          <table:covered-table-cell/>
          <table:covered-table-cell/>
        </table:table-row>
      </table:table>
      <text:list xml:id="list154418414865270" text:continue-numbering="true" text:style-name="Outline">
        <text:list-item>
          <text:list>
            <text:list-item>
              <text:list>
                <text:list-item>
                  <text:h text:style-name="Heading_20_3" text:outline-level="3"><text:bookmark text:name="sour_curr_prot_trip"/>[SOURce[&lt;n&gt;]<text:span text:style-name="T57">]:</text:span>CURRent:PROTection:TRIPped?</text:h>
                </text:list-item>
              </text:list>
            </text:list-item>
          </text:list>
        </text:list-item>
      </text:list>
      <table:table table:name="Table88" table:style-name="Table88">
        <table:table-column table:style-name="Table88.A"/>
        <table:table-column table:style-name="Table88.B"/>
        <table:table-row>
          <table:table-cell table:style-name="Table88.A1" office:value-type="string">
            <text:p text:style-name="P1">Syntax</text:p>
          </table:table-cell>
          <table:table-cell table:style-name="Table88.A1" office:value-type="string">
            <text:p text:style-name="cmd_5f_root">[SOURce[&lt;n&gt;]<text:span text:style-name="T45">]:</text:span>CURRent:PROTection:TRIPped?</text:p>
          </table:table-cell>
        </table:table-row>
        <table:table-row>
          <table:table-cell table:style-name="Table88.A1" office:value-type="string">
            <text:p text:style-name="P1">Description</text:p>
          </table:table-cell>
          <table:table-cell table:style-name="Table88.A1" office:value-type="string">
            <text:p text:style-name="Standard">Query whether OCP occurred on the currently selected channel. When protection is tripped <text:span text:style-name="T41">bit 9 (OC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1">Section 3.4.2</text:span></text:a><text:span text:style-name="T41">).</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CP condition on the selected channel.</text:p>
          </table:table-cell>
        </table:table-row>
        <table:table-row>
          <table:table-cell table:style-name="Table88.A1" office:value-type="string">
            <text:p text:style-name="P1">Return</text:p>
          </table:table-cell>
          <table:table-cell table:style-name="Table88.A1" office:value-type="string">
            <text:p text:style-name="Standard">This query returns a 1 if the protection circuit is tripped and a 0 if it is untripped.</text:p>
          </table:table-cell>
        </table:table-row>
        <table:table-row>
          <table:table-cell table:style-name="Table88.A1" office:value-type="string">
            <text:p text:style-name="P115"><text:span text:style-name="T50">Usage</text:span><text:span text:style-name="T51"> </text:span><text:span text:style-name="T50">example</text:span></text:p>
          </table:table-cell>
          <table:table-cell table:style-name="Table88.A1" office:value-type="string">
            <text:p text:style-name="cmd_5f_code">CURR:PROT:TRIP?</text:p>
            <text:p text:style-name="cmd_5f_code_20_Start">1</text:p>
          </table:table-cell>
        </table:table-row>
        <table:table-row>
          <table:table-cell table:style-name="Table88.A1" office:value-type="string">
            <text:p text:style-name="P115">Errors</text:p>
          </table:table-cell>
          <table:table-cell table:style-name="Table88.A1" office:value-type="string">
            <text:p text:style-name="P1"/>
          </table:table-cell>
        </table:table-row>
        <table:table-row>
          <table:table-cell table:style-name="Table88.A1" office:value-type="string">
            <text:p text:style-name="P115">Related Commands</text:p>
          </table:table-cell>
          <table:table-cell table:style-name="Table88.A1" office:value-type="string">
            <text:p text:style-name="P1">OUTPut:PROTection:CLEar</text:p>
          </table:table-cell>
        </table:table-row>
      </table:table>
      <text:list xml:id="list154418141485880" text:continue-numbering="true" text:style-name="Outline">
        <text:list-item>
          <text:list>
            <text:list-item>
              <text:list>
                <text:list-item>
                  <text:h text:style-name="P152" text:outline-level="3"><text:bookmark text:name="sour_lrip"/>[SOURce[&lt;n&gt;]<text:span text:style-name="T57">]:</text:span><text:span text:style-name="T58">LRIPple</text:span></text:h>
                </text:list-item>
              </text:list>
            </text:list-item>
          </text:list>
        </text:list-item>
      </text:list>
      <table:table table:name="Table2" table:style-name="Table2">
        <table:table-column table:style-name="Table2.A"/>
        <table:table-column table:style-name="Table2.B" table:number-columns-repeated="4"/>
        <table:table-row>
          <table:table-cell table:style-name="Table2.A1" office:value-type="string">
            <text:p text:style-name="P26">Syntax</text:p>
          </table:table-cell>
          <table:table-cell table:style-name="Table2.A1" table:number-columns-spanned="4" office:value-type="string">
            <text:p text:style-name="P130">[SOURce<text:span text:style-name="T85">[&lt;n&gt;]]:LRIPple</text:span> <text:span text:style-name="T64">{&lt;bool&gt;}</text:span></text:p>
            <text:p text:style-name="P130">[SOURce<text:span text:style-name="T85">[&lt;n&gt;]]:LRIPple</text:span>?</text:p>
          </table:table-cell>
          <table:covered-table-cell/>
          <table:covered-table-cell/>
          <table:covered-table-cell/>
        </table:table-row>
        <table:table-row>
          <table:table-cell table:style-name="Table2.A1" office:value-type="string">
            <text:p text:style-name="P26">Description</text:p>
          </table:table-cell>
          <table:table-cell table:style-name="Table2.A1" table:number-columns-spanned="4" office:value-type="string">
            <text:p text:style-name="P71"><text:span text:style-name="T2">This command enables or disables </text:span><text:span text:style-name="T7">low output ripple </text:span><text:span text:style-name="T8">(noise)</text:span><text:span text:style-name="T7"> mode of operation when it’s supported by installed channel board (use the SYSTem:CHANnel[:INFOrmation]:PROGram? to query channel functionality).</text:span></text:p>
            <text:p text:style-name="P72"><text:span text:style-name="T7">W</text:span><text:span text:style-name="T2">hen low ripple mode of operation is selected the power pre-regulator is bypassed </text:span><text:span text:style-name="T9">by setting so-called </text:span><text:a xlink:type="simple" xlink:href="https://en.wikipedia.org/wiki/Duty_cycle" office:target-frame-name="_blank" xlink:show="new" text:style-name="Internet_20_link" text:visited-style-name="Visited_20_Internet_20_Link">Duty cycle</text:a><text:span text:style-name="T9"> of the SMPS controller to 100 %. That will disable </text:span><text:span text:style-name="T2">switching frequency </text:span><text:span text:style-name="T9">and therefore that </text:span><text:span text:style-name="T16">otherwise </text:span><text:span text:style-name="T9">hard to filter </text:span><text:span text:style-name="T2">component </text:span><text:span text:style-name="T9">disappear </text:span><text:span text:style-name="T17">entirely </text:span><text:span text:style-name="T9">from</text:span><text:span text:style-name="T2"> the channel output. </text:span><text:span text:style-name="T9">In that case t</text:span><text:span text:style-name="T2">he remaining noise mainly comes from the </text:span><text:span text:style-name="T9">low power </text:span><text:span text:style-name="T2">bias switching pre-regulator.</text:span></text:p>
            <text:p text:style-name="P73"><text:span text:style-name="T7">T</text:span><text:span text:style-name="T2">he maximum output power in this mode of operation is limited to stay within </text:span><text:a xlink:type="simple" xlink:href="https://en.wikipedia.org/wiki/Safe_operating_area" office:target-frame-name="_blank" xlink:show="new" text:style-name="Internet_20_link" text:visited-style-name="Visited_20_Internet_20_Link">SOA</text:a><text:span text:style-name="T2"> (Safe operating </text:span><text:span text:style-name="T10">a</text:span><text:span text:style-name="T2">rea) of </text:span><text:span text:style-name="T11">the </text:span><text:span text:style-name="T2">pre-regulator and post-regulator regulation elements. </text:span><text:span text:style-name="T12">The maximum output power is limited </text:span><text:span text:style-name="T14">by the </text:span><text:span text:style-name="T12">first of the following condition</text:span><text:span text:style-name="T17">s</text:span><text:span text:style-name="T12"> </text:span><text:span text:style-name="T14">that is</text:span><text:span text:style-name="T12"> met:</text:span></text:p>
            <text:list xml:id="list5621731185872293009" text:style-name="List_20_1">
              <text:list-item>
                <text:p text:style-name="P162">The pre-regulator regulation element (switching mosfet) capability i<text:span text:style-name="T86">s</text:span> limited with max. allowed <text:span text:style-name="T86">continuous </text:span>current (<text:span text:style-name="T51">SOA_PREG_CURR</text:span> <text:span text:style-name="T86">value</text:span>) <text:span text:style-name="T86">for the applied input voltage (</text:span><text:span text:style-name="T54">SOA_VIN</text:span><text:span text:style-name="T86"> value)</text:span>. The set output current cannot exceeds this value <text:span text:style-name="T87">in </text:span><text:span text:style-name="T56">any</text:span><text:span text:style-name="T87"> moment</text:span>.</text:p>
              </text:list-item>
              <text:list-item>
                <text:p text:style-name="P147">The post-regulator regulation element (pass mosfet) <text:span text:style-name="T88">could dissipate finite power (</text:span><text:span text:style-name="T55">SOA_POSTREG_PTOT</text:span><text:span text:style-name="T88"> value) while load is connected. Therefore output power cannot exceed product of voltage difference (</text:span><text:span text:style-name="T55">SOA_VIN</text:span><text:span text:style-name="T88"> and output voltage) and output current.</text:span></text:p>
              </text:list-item>
            </text:list>
            <text:p text:style-name="P11"/>
            <text:p text:style-name="P55"><text:span text:style-name="T13">F</text:span><text:span text:style-name="T2">or example, when output voltage is set to 12 V and </text:span><text:span text:style-name="T32">SOA_VIN</text:span><text:span text:style-name="T2"> = 5</text:span><text:span text:style-name="T27">0</text:span><text:span text:style-name="T2"> V, </text:span><text:soft-page-break/><text:span text:style-name="T32">SOA_PREG_CURR</text:span><text:span text:style-name="T2"> = </text:span><text:span text:style-name="T27">0.8</text:span><text:span text:style-name="T2"> A and </text:span><text:span text:style-name="T32">SOA_POSTREG_PTOT</text:span><text:span text:style-name="T2"> = 20 W, the max. output current in low ripple mode cannot exceed 0.5</text:span><text:span text:style-name="T28">26</text:span><text:span text:style-name="T2"> A because SOA_VIN-VOLT = 5</text:span><text:span text:style-name="T27">0</text:span><text:span text:style-name="T2">-12 = </text:span><text:span text:style-name="T28">38</text:span><text:span text:style-name="T2"> V and Imax=SOA_POSTREG_PTOT/</text:span><text:span text:style-name="T28">38</text:span><text:span text:style-name="T2"> = </text:span><text:span text:style-name="T3">2</text:span><text:span text:style-name="T2">0/</text:span><text:span text:style-name="T28">38</text:span><text:span text:style-name="T2"> = 0.5</text:span><text:span text:style-name="T28">26</text:span><text:span text:style-name="T2"> A.</text:span></text:p>
            <text:p text:style-name="P55"><text:span text:style-name="T2">If output voltage is set to 36 V with the same SOA values as in example above the max. output current cannot exceed </text:span><text:span text:style-name="T27">0.8</text:span><text:span text:style-name="T2"> A (limited by </text:span><text:span text:style-name="T32">SOA_PREG_CURR</text:span><text:span text:style-name="T2">) regardless of the fact that </text:span><text:span text:style-name="T3">max. power dissipation </text:span><text:span text:style-name="T17">of </text:span><text:span text:style-name="T3">20 W allows output current of up to 1.</text:span><text:span text:style-name="T28">4</text:span><text:span text:style-name="T3">2</text:span><text:span text:style-name="T29">8</text:span><text:span text:style-name="T3"> A or 20/(5</text:span><text:span text:style-name="T27">0</text:span><text:span text:style-name="T3">-</text:span><text:span text:style-name="T28">3</text:span><text:span text:style-name="T3">6).</text:span></text:p>
            <text:p text:style-name="P12"/>
            <text:p text:style-name="P79"><text:span text:style-name="T15">I</text:span><text:span text:style-name="T2">f </text:span><text:span text:style-name="T15">low ripple </text:span><text:span text:style-name="T2">mode is </text:span><text:span text:style-name="T21">set</text:span><text:span text:style-name="T2"> an error will be generated when any of the limits are exceeded. </text:span><text:span text:style-name="T21">The AUTO</text:span><text:span text:style-name="T22">matic</text:span><text:span text:style-name="T21"> mode should be used to avoid error conditions. </text:span><text:span text:style-name="T25">Also i</text:span><text:span text:style-name="T22">f AUTOmatic mode disable</text:span><text:span text:style-name="T25">s</text:span><text:span text:style-name="T22"> low ripple, </text:span><text:span text:style-name="T24">an attempt to enable it using </text:span><text:span text:style-name="T22">the </text:span><text:span text:style-name="T23">[SOURce[&lt;n&gt;]]:LRIPple </text:span><text:span text:style-name="T22">ON command will generate an execution error.</text:span></text:p>
            <text:p text:style-name="P31"/>
            <text:p text:style-name="P80"><text:span text:style-name="T22">A</text:span><text:span text:style-name="T2">n attempt to enter low ripple mode while remote </text:span><text:span text:style-name="T26">(EXTernal)</text:span><text:span text:style-name="T2"> </text:span><text:span text:style-name="T26">voltage </text:span><text:span text:style-name="T2">programming is active ([SOURce[&lt;n&gt;]]:VOLTage:PROGram[:SOURce]) will generate -221 error.</text:span></text:p>
          </table:table-cell>
          <table:covered-table-cell/>
          <table:covered-table-cell/>
          <table:covered-table-cell/>
        </table:table-row>
        <table:table-row>
          <table:table-cell table:style-name="Table2.A1" table:number-rows-spanned="2" office:value-type="string">
            <text:p text:style-name="P26">Parameters</text:p>
          </table:table-cell>
          <table:table-cell table:style-name="Table2.B3" office:value-type="string">
            <text:p text:style-name="P17">Name</text:p>
          </table:table-cell>
          <table:table-cell table:style-name="Table2.B3" office:value-type="string">
            <text:p text:style-name="P17">Type</text:p>
          </table:table-cell>
          <table:table-cell table:style-name="Table2.B3" office:value-type="string">
            <text:p text:style-name="P17">Range</text:p>
          </table:table-cell>
          <table:table-cell table:style-name="Table2.B3" office:value-type="string">
            <text:p text:style-name="P17">Default</text:p>
          </table:table-cell>
        </table:table-row>
        <table:table-row>
          <table:covered-table-cell/>
          <table:table-cell table:style-name="Table2.A1" office:value-type="string">
            <text:p text:style-name="Standard">&lt;bool&gt;</text:p>
          </table:table-cell>
          <table:table-cell table:style-name="Table2.A1" office:value-type="string">
            <text:p text:style-name="P59">Discrete</text:p>
          </table:table-cell>
          <table:table-cell table:style-name="Table2.A1" office:value-type="string">
            <text:p text:style-name="P59">ON|OFF|0|1</text:p>
          </table:table-cell>
          <table:table-cell table:style-name="Table2.A1" office:value-type="string">
            <text:p text:style-name="P76">OFF</text:p>
          </table:table-cell>
        </table:table-row>
        <table:table-row>
          <table:table-cell table:style-name="Table2.A1" office:value-type="string">
            <text:p text:style-name="P117">Return</text:p>
          </table:table-cell>
          <table:table-cell table:style-name="Table2.A1" table:number-columns-spanned="4" office:value-type="string">
            <text:p text:style-name="P7">The query command returns <text:span text:style-name="T89">1</text:span> if the <text:span text:style-name="T82">low ripple mode is active, </text:span>and <text:span text:style-name="T89">0</text:span> if the <text:span text:style-name="T82">low ripple mode </text:span>is <text:span text:style-name="T89">not active</text:span>.</text:p>
          </table:table-cell>
          <table:covered-table-cell/>
          <table:covered-table-cell/>
          <table:covered-table-cell/>
        </table:table-row>
        <table:table-row>
          <table:table-cell table:style-name="Table2.A1" office:value-type="string">
            <text:p text:style-name="P121"><text:span text:style-name="T50">Usage</text:span><text:span text:style-name="T51"> </text:span><text:span text:style-name="T50">example</text:span></text:p>
          </table:table-cell>
          <table:table-cell table:style-name="Table2.A1" table:number-columns-spanned="4" office:value-type="string">
            <text:p text:style-name="P107"><text:span text:style-name="T69">VOLT</text:span>:<text:span text:style-name="T83">LRIP</text:span>?</text:p>
            <text:p text:style-name="P140">0</text:p>
          </table:table-cell>
          <table:covered-table-cell/>
          <table:covered-table-cell/>
          <table:covered-table-cell/>
        </table:table-row>
        <table:table-row>
          <table:table-cell table:style-name="Table2.A1" office:value-type="string">
            <text:p text:style-name="P121">Errors</text:p>
          </table:table-cell>
          <table:table-cell table:style-name="Table2.A1" table:number-columns-spanned="4" office:value-type="string">
            <text:p text:style-name="P110">-200,"Execution error"</text:p>
            <text:p text:style-name="P111">-<text:span text:style-name="T93">221,"</text:span><text:span text:style-name="T33">Settings conflict</text:span><text:span text:style-name="T43">"</text:span></text:p>
            <text:p text:style-name="P107">302,"Option not installed<text:span text:style-name="T42">"</text:span></text:p>
          </table:table-cell>
          <table:covered-table-cell/>
          <table:covered-table-cell/>
          <table:covered-table-cell/>
        </table:table-row>
        <table:table-row>
          <table:table-cell table:style-name="Table2.A1" office:value-type="string">
            <text:p text:style-name="P121">Related Commands</text:p>
          </table:table-cell>
          <table:table-cell table:style-name="Table2.A1" table:number-columns-spanned="4" office:value-type="string">
            <text:p text:style-name="P10">[SOURce[&lt;n&gt;]]:LRIPple:AUTO</text:p>
            <text:p text:style-name="P13">SYSTem:CHANnel:INFOrmation:PROGram?</text:p>
          </table:table-cell>
          <table:covered-table-cell/>
          <table:covered-table-cell/>
          <table:covered-table-cell/>
        </table:table-row>
      </table:table>
      <text:list xml:id="list154418212781684" text:continue-list="list154418141485880" text:style-name="Outline">
        <text:list-item>
          <text:list>
            <text:list-item>
              <text:list>
                <text:list-item>
                  <text:h text:style-name="P153" text:outline-level="3"><text:bookmark text:name="sour_lrip_auto"/>[SOURce[&lt;n&gt;]<text:span text:style-name="T57">]:</text:span><text:span text:style-name="T58">LRIPple:</text:span><text:span text:style-name="T59">AUTO</text:span></text:h>
                </text:list-item>
              </text:list>
            </text:list-item>
          </text:list>
        </text:list-item>
      </text:list>
      <table:table table:name="Table3" table:style-name="Table3">
        <table:table-column table:style-name="Table3.A"/>
        <table:table-column table:style-name="Table3.B" table:number-columns-repeated="4"/>
        <table:table-row>
          <table:table-cell table:style-name="Table3.A1" office:value-type="string">
            <text:p text:style-name="P29">Syntax</text:p>
          </table:table-cell>
          <table:table-cell table:style-name="Table3.A1" table:number-columns-spanned="4" office:value-type="string">
            <text:p text:style-name="P131">[SOURce<text:span text:style-name="T85">[&lt;n&gt;]]:LRIPple:AUTO</text:span> <text:span text:style-name="T64">{&lt;bool&gt;}</text:span></text:p>
            <text:p text:style-name="P131">[SOURce<text:span text:style-name="T85">[&lt;n&gt;]]:LRIPple:AUTO</text:span>?</text:p>
          </table:table-cell>
          <table:covered-table-cell/>
          <table:covered-table-cell/>
          <table:covered-table-cell/>
        </table:table-row>
        <table:table-row>
          <table:table-cell table:style-name="Table3.A1" office:value-type="string">
            <text:p text:style-name="P29">Description</text:p>
          </table:table-cell>
          <table:table-cell table:style-name="Table3.A1" table:number-columns-spanned="4" office:value-type="string">
            <text:p text:style-name="P77"><text:span text:style-name="T18">Use t</text:span><text:span text:style-name="T2">his command </text:span><text:span text:style-name="T18">to allows automatic changing to the low ripple (noise) mode of operation. </text:span></text:p>
            <text:p text:style-name="P74"><text:span text:style-name="T13">I</text:span><text:span text:style-name="T2">f AUTOmatic mode of operation is </text:span><text:span text:style-name="T18">enabled</text:span><text:span text:style-name="T2">, the channel will </text:span><text:span text:style-name="T18">stay in low ripple mode of operation as long as output power does not exceed calculated limitations allowed for that mode of operation. The </text:span><text:span text:style-name="T19">[SOURce</text:span><text:span text:style-name="T20">[&lt;n&gt;]]:LRIPpl</text:span><text:span text:style-name="T18">e</text:span><text:span text:style-name="T19">? </text:span><text:span text:style-name="T18">query can be used to determine current status.</text:span></text:p>
          </table:table-cell>
          <table:covered-table-cell/>
          <table:covered-table-cell/>
          <table:covered-table-cell/>
        </table:table-row>
        <table:table-row>
          <table:table-cell table:style-name="Table3.A1" table:number-rows-spanned="2" office:value-type="string">
            <text:p text:style-name="P29">Parameters</text:p>
          </table:table-cell>
          <table:table-cell table:style-name="Table3.B3" office:value-type="string">
            <text:p text:style-name="P18">Name</text:p>
          </table:table-cell>
          <table:table-cell table:style-name="Table3.B3" office:value-type="string">
            <text:p text:style-name="P18">Type</text:p>
          </table:table-cell>
          <table:table-cell table:style-name="Table3.B3" office:value-type="string">
            <text:p text:style-name="P18">Range</text:p>
          </table:table-cell>
          <table:table-cell table:style-name="Table3.B3" office:value-type="string">
            <text:p text:style-name="P18">Default</text:p>
          </table:table-cell>
        </table:table-row>
        <table:table-row>
          <table:covered-table-cell/>
          <table:table-cell table:style-name="Table3.A1" office:value-type="string">
            <text:p text:style-name="P75">&lt;bool&gt;</text:p>
          </table:table-cell>
          <table:table-cell table:style-name="Table3.A1" office:value-type="string">
            <text:p text:style-name="P61">Discrete</text:p>
          </table:table-cell>
          <table:table-cell table:style-name="Table3.A1" office:value-type="string">
            <text:p text:style-name="P61">ON|OFF|0|1</text:p>
          </table:table-cell>
          <table:table-cell table:style-name="Table3.A1" office:value-type="string">
            <text:p text:style-name="P76">OFF</text:p>
          </table:table-cell>
        </table:table-row>
        <table:table-row>
          <table:table-cell table:style-name="Table3.A1" office:value-type="string">
            <text:p text:style-name="P118">Return</text:p>
          </table:table-cell>
          <table:table-cell table:style-name="Table3.A1" table:number-columns-spanned="4" office:value-type="string">
            <text:p text:style-name="P8">The query command returns <text:span text:style-name="T90">1</text:span> if the <text:span text:style-name="T90">low ripple automatic mode is active, </text:span>and <text:span text:style-name="T90">0</text:span> if the <text:span text:style-name="T82">low ripple automatic mode </text:span>is <text:span text:style-name="T89">not active</text:span>.</text:p>
          </table:table-cell>
          <table:covered-table-cell/>
          <table:covered-table-cell/>
          <table:covered-table-cell/>
        </table:table-row>
        <table:table-row>
          <table:table-cell table:style-name="Table3.A1" office:value-type="string">
            <text:p text:style-name="P122"><text:span text:style-name="T50">Usage</text:span><text:span text:style-name="T51"> </text:span><text:span text:style-name="T50">example</text:span></text:p>
          </table:table-cell>
          <table:table-cell table:style-name="Table3.A1" table:number-columns-spanned="4" office:value-type="string">
            <text:p text:style-name="P108"><text:span text:style-name="T69">VOLT</text:span>:<text:span text:style-name="T83">LRIP:AUTO 1 </text:span></text:p>
            <text:p text:style-name="P108"><text:span text:style-name="T69">VOLT</text:span>:<text:span text:style-name="T83">LRIP</text:span>?</text:p>
            <text:p text:style-name="P138">1</text:p>
          </table:table-cell>
          <table:covered-table-cell/>
          <table:covered-table-cell/>
          <table:covered-table-cell/>
        </table:table-row>
        <table:table-row>
          <table:table-cell table:style-name="Table3.A1" office:value-type="string">
            <text:p text:style-name="P122">Errors</text:p>
          </table:table-cell>
          <table:table-cell table:style-name="Table3.A1" table:number-columns-spanned="4" office:value-type="string">
            <text:p text:style-name="P108">302,"Option not installed<text:span text:style-name="T42">"</text:span></text:p>
          </table:table-cell>
          <table:covered-table-cell/>
          <table:covered-table-cell/>
          <table:covered-table-cell/>
        </table:table-row>
        <table:table-row>
          <table:table-cell table:style-name="Table3.A1" office:value-type="string">
            <text:p text:style-name="P122">Related Commands</text:p>
          </table:table-cell>
          <table:table-cell table:style-name="Table3.A1" table:number-columns-spanned="4" office:value-type="string">
            <text:p text:style-name="P9">SOURce[&lt;n&gt;]]:LRIPple</text:p>
            <text:p text:style-name="P14">SYSTem:CHANnel:INFOrmation:PROGram?</text:p>
          </table:table-cell>
          <table:covered-table-cell/>
          <table:covered-table-cell/>
          <table:covered-table-cell/>
        </table:table-row>
      </table:table>
      <text:list xml:id="list154418919370466" text:continue-numbering="true" text:style-name="Outline">
        <text:list-item>
          <text:list>
            <text:list-item>
              <text:list>
                <text:list-item>
                  <text:h text:style-name="P154" text:outline-level="3">[SOURce[&lt;n&gt;]<text:span text:style-name="T57">]:</text:span>POWer:LIMit</text:h>
                </text:list-item>
              </text:list>
            </text:list-item>
          </text:list>
        </text:list-item>
      </text:list>
      <text:p text:style-name="P86"/>
      <table:table table:name="Table5" table:style-name="Table5">
        <table:table-column table:style-name="Table5.A"/>
        <table:table-column table:style-name="Table5.B"/>
        <table:table-column table:style-name="Table5.C"/>
        <table:table-column table:style-name="Table5.D" table:number-columns-repeated="2"/>
        <table:table-row>
          <table:table-cell table:style-name="Table5.A1" office:value-type="string">
            <text:p text:style-name="P36">Syntax</text:p>
          </table:table-cell>
          <table:table-cell table:style-name="Table5.A1" table:number-columns-spanned="4" office:value-type="string">
            <text:p text:style-name="P134"><text:span text:style-name="T102">[SOURce[&lt;n&gt;]</text:span><text:span text:style-name="T61">]:</text:span><text:span text:style-name="T102">POWer:LIMit</text:span> {&lt;<text:span text:style-name="T94">power</text:span>&gt;}</text:p>
            <text:p text:style-name="P134"><text:span text:style-name="T102">[SOURce[&lt;n&gt;]</text:span><text:span text:style-name="T61">]:</text:span><text:span text:style-name="T102">POWer:LIMit</text:span>? <text:span text:style-name="T110">[MINimum|MAXimum]</text:span></text:p>
          </table:table-cell>
          <table:covered-table-cell/>
          <table:covered-table-cell/>
          <table:covered-table-cell/>
        </table:table-row>
        <text:soft-page-break/>
        <table:table-row>
          <table:table-cell table:style-name="Table5.A1" office:value-type="string">
            <text:p text:style-name="P36">Description</text:p>
          </table:table-cell>
          <table:table-cell table:style-name="Table5.A1" table:number-columns-spanned="4" office:value-type="string">
            <text:p text:style-name="P87">This command sets the <text:span text:style-name="T104">channel’s output </text:span>power limit. Units are in Watts. Such limitation is required if main transformer (or AC/DC adapter if DC power input is used) <text:span text:style-name="T51">cannot</text:span> provide the same power as connected channel power module. For example if power module can deliver 200 W but main transformer offer only 160 W then <text:span text:style-name="T107">MAXimum</text:span> allowable continuous power is only 160 W.</text:p>
          </table:table-cell>
          <table:covered-table-cell/>
          <table:covered-table-cell/>
          <table:covered-table-cell/>
        </table:table-row>
        <table:table-row>
          <table:table-cell table:style-name="Table5.A1" office:value-type="string">
            <text:p text:style-name="P36">Return</text:p>
          </table:table-cell>
          <table:table-cell table:style-name="Table5.A1" table:number-columns-spanned="4" office:value-type="string">
            <text:p text:style-name="P95">The query returns the max. allowed output power of the specified channel. <text:span text:style-name="T109">Querying MAX on an output channel returns the maximum rated power limit.</text:span></text:p>
          </table:table-cell>
          <table:covered-table-cell/>
          <table:covered-table-cell/>
          <table:covered-table-cell/>
        </table:table-row>
        <table:table-row>
          <table:table-cell table:style-name="Table5.A1" table:number-rows-spanned="2" office:value-type="string">
            <text:p text:style-name="P36">Parameters</text:p>
          </table:table-cell>
          <table:table-cell table:style-name="Table5.B4" office:value-type="string">
            <text:p text:style-name="P21">Name</text:p>
          </table:table-cell>
          <table:table-cell table:style-name="Table5.B4" office:value-type="string">
            <text:p text:style-name="P21">Type</text:p>
          </table:table-cell>
          <table:table-cell table:style-name="Table5.B4" office:value-type="string">
            <text:p text:style-name="P21">Range</text:p>
          </table:table-cell>
          <table:table-cell table:style-name="Table5.B4" office:value-type="string">
            <text:p text:style-name="P21">Default</text:p>
          </table:table-cell>
        </table:table-row>
        <table:table-row>
          <table:covered-table-cell/>
          <table:table-cell table:style-name="Table5.A1" office:value-type="string">
            <text:p text:style-name="P86">&lt;<text:span text:style-name="T94">power</text:span>&gt;</text:p>
          </table:table-cell>
          <table:table-cell table:style-name="Table5.A1" office:value-type="string">
            <text:p text:style-name="P64">Numeric (NR2), discrete</text:p>
          </table:table-cell>
          <table:table-cell table:style-name="Table5.A1" office:value-type="string">
            <text:p text:style-name="P50">0 to MAXimum, MIN|DEF|MAX</text:p>
            <text:p text:style-name="P52">The <text:span text:style-name="T103">MAX</text:span>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A1" office:value-type="string">
            <text:p text:style-name="P91">MAXimum</text:p>
          </table:table-cell>
        </table:table-row>
        <table:table-row>
          <table:table-cell table:style-name="Table5.A1" office:value-type="string">
            <text:p text:style-name="P125"><text:span text:style-name="T50">Usage</text:span><text:span text:style-name="T51"> </text:span><text:span text:style-name="T50">example</text:span></text:p>
          </table:table-cell>
          <table:table-cell table:style-name="Table5.A1" table:number-columns-spanned="4" office:value-type="string">
            <text:p text:style-name="cmd_5f_code">POW:LIM DEF</text:p>
            <text:p text:style-name="cmd_5f_code">POW:LIM?</text:p>
            <text:p text:style-name="cmd_5f_code_20_Start">150.00</text:p>
          </table:table-cell>
          <table:covered-table-cell/>
          <table:covered-table-cell/>
          <table:covered-table-cell/>
        </table:table-row>
        <table:table-row>
          <table:table-cell table:style-name="Table5.A1" office:value-type="string">
            <text:p text:style-name="P125">Errors</text:p>
          </table:table-cell>
          <table:table-cell table:style-name="Table5.A1" table:number-columns-spanned="4" office:value-type="string">
            <text:p text:style-name="P36"/>
          </table:table-cell>
          <table:covered-table-cell/>
          <table:covered-table-cell/>
          <table:covered-table-cell/>
        </table:table-row>
        <table:table-row>
          <table:table-cell table:style-name="Table5.A1" office:value-type="string">
            <text:p text:style-name="P125">Related Commands</text:p>
          </table:table-cell>
          <table:table-cell table:style-name="Table5.A1" table:number-columns-spanned="4" office:value-type="string">
            <text:p text:style-name="P37">[SOURce[&lt;n&gt;]]:CURRent:LIMit[:POSitive][:IMMediate][:AMPLitude]</text:p>
            <text:p text:style-name="P37">[SOURce[&lt;n&gt;]]:VOLTage:LIMit[:POSitive][:IMMediate][:AMPLitude]</text:p>
          </table:table-cell>
          <table:covered-table-cell/>
          <table:covered-table-cell/>
          <table:covered-table-cell/>
        </table:table-row>
      </table:table>
      <text:list xml:id="list154419514742745" text:continue-numbering="true" text:style-name="Outline">
        <text:list-item>
          <text:list>
            <text:list-item>
              <text:list>
                <text:list-item>
                  <text:h text:style-name="P155" text:outline-level="3"><text:bookmark text:name="sour_pow_prot"/>[SOURce[&lt;n&gt;]<text:span text:style-name="T57">]:</text:span>POWer:PROTection[:LEVel]</text:h>
                </text:list-item>
              </text:list>
            </text:list-item>
          </text:list>
        </text:list-item>
      </text:list>
      <table:table table:name="Table92" table:style-name="Table92">
        <table:table-column table:style-name="Table92.A"/>
        <table:table-column table:style-name="Table92.B"/>
        <table:table-column table:style-name="Table92.C"/>
        <table:table-column table:style-name="Table92.D" table:number-columns-repeated="2"/>
        <table:table-row>
          <table:table-cell table:style-name="Table92.A1" office:value-type="string">
            <text:p text:style-name="P1">Syntax</text:p>
          </table:table-cell>
          <table:table-cell table:style-name="Table92.A1" table:number-columns-spanned="4" office:value-type="string">
            <text:p text:style-name="cmd_5f_root">[SOURce[&lt;n&gt;]<text:span text:style-name="T45">]:</text:span>POWer:PROTection[:LEVel] {&lt;<text:span text:style-name="T94">power</text:span>&gt;|DEFault}</text:p>
            <text:p text:style-name="cmd_5f_root">[SOURce[&lt;n&gt;]<text:span text:style-name="T45">]:</text:span>POWer:PROTection[:LEVel]?</text:p>
          </table:table-cell>
          <table:covered-table-cell/>
          <table:covered-table-cell/>
          <table:covered-table-cell/>
        </table:table-row>
        <table:table-row>
          <table:table-cell table:style-name="Table92.A1" office:value-type="string">
            <text:p text:style-name="P1">Description</text:p>
          </table:table-cell>
          <table:table-cell table:style-name="Table92.A1" table:number-columns-spanned="4" office:value-type="string">
            <text:p text:style-name="Standard">Set the over-power protection (OPP) value of the channel. When [:SOURce[&lt;n&gt;]] or [&lt;n&gt;] is omitted, the currently selected channel will be affected by this command. When the over-power protection function of the specified channel is enabled ([SOURce[&lt;n&gt;]<text:span text:style-name="T44">]:</text:span>POWer:PROTection:STATe), the output turns off automatically when the output power exceeds the over-power protection value currently set. </text:p>
            <text:p text:style-name="Standard">[SOURce[&lt;n&gt;]<text:span text:style-name="T44">]:</text:span>POWer:PROTection:TRIPped? command can be used to query whether over-power protection occurred on the selected channel.</text:p>
          </table:table-cell>
          <table:covered-table-cell/>
          <table:covered-table-cell/>
          <table:covered-table-cell/>
        </table:table-row>
        <table:table-row>
          <table:table-cell table:style-name="Table92.A1" office:value-type="string">
            <text:p text:style-name="P1">Return</text:p>
          </table:table-cell>
          <table:table-cell table:style-name="Table92.A1" table:number-columns-spanned="4" office:value-type="string">
            <text:p text:style-name="Standard">Query the over-power protection (OPP) value of the selected channel.</text:p>
          </table:table-cell>
          <table:covered-table-cell/>
          <table:covered-table-cell/>
          <table:covered-table-cell/>
        </table:table-row>
        <table:table-row>
          <table:table-cell table:style-name="Table92.A1" table:number-rows-spanned="2" office:value-type="string">
            <text:p text:style-name="P1">Parameters</text:p>
          </table:table-cell>
          <table:table-cell table:style-name="Table92.B4" office:value-type="string">
            <text:p text:style-name="P15">Name</text:p>
          </table:table-cell>
          <table:table-cell table:style-name="Table92.B4" office:value-type="string">
            <text:p text:style-name="P15">Type</text:p>
          </table:table-cell>
          <table:table-cell table:style-name="Table92.B4" office:value-type="string">
            <text:p text:style-name="P15">Range</text:p>
          </table:table-cell>
          <table:table-cell table:style-name="Table92.B4" office:value-type="string">
            <text:p text:style-name="P15">Default</text:p>
          </table:table-cell>
        </table:table-row>
        <table:table-row>
          <table:covered-table-cell/>
          <table:table-cell table:style-name="Table92.A1" office:value-type="string">
            <text:p text:style-name="Standard">&lt;<text:span text:style-name="T94">power</text:span>&gt;</text:p>
          </table:table-cell>
          <table:table-cell table:style-name="Table92.A1" office:value-type="string">
            <text:p text:style-name="P59">Numeric (NR2), discrete</text:p>
          </table:table-cell>
          <table:table-cell table:style-name="Table92.A1" office:value-type="string">
            <text:p text:style-name="P50">0 to MAXimum, MIN|DEF|MAX</text:p>
            <text:p text:style-name="P49">The maximum value is dependent on the PSU power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2.A1" office:value-type="string">
            <text:p text:style-name="P59">DEFault</text:p>
          </table:table-cell>
        </table:table-row>
        <table:table-row>
          <table:table-cell table:style-name="Table92.A1" office:value-type="string">
            <text:p text:style-name="P115"><text:span text:style-name="T50">Usage</text:span><text:span text:style-name="T51"> </text:span><text:span text:style-name="T50">example</text:span></text:p>
          </table:table-cell>
          <table:table-cell table:style-name="Table92.A1" table:number-columns-spanned="4" office:value-type="string">
            <text:p text:style-name="Standard">Set power protection to 50 W on the channel 2:</text:p>
            <text:p text:style-name="cmd_5f_code_20_Start">SOUR2:POW:PROT 50</text:p>
          </table:table-cell>
          <table:covered-table-cell/>
          <table:covered-table-cell/>
          <table:covered-table-cell/>
        </table:table-row>
        <table:table-row>
          <table:table-cell table:style-name="Table92.A1" office:value-type="string">
            <text:p text:style-name="P115">Errors</text:p>
          </table:table-cell>
          <table:table-cell table:style-name="Table92.A1" table:number-columns-spanned="4" office:value-type="string">
            <text:p text:style-name="P1"/>
          </table:table-cell>
          <table:covered-table-cell/>
          <table:covered-table-cell/>
          <table:covered-table-cell/>
        </table:table-row>
        <table:table-row>
          <table:table-cell table:style-name="Table92.A1" office:value-type="string">
            <text:p text:style-name="P115">Related Commands</text:p>
          </table:table-cell>
          <table:table-cell table:style-name="Table92.A1" table:number-columns-spanned="4" office:value-type="string">
            <text:p text:style-name="P1">[SOURce[&lt;n&gt;]<text:span text:style-name="T44">]:</text:span>POWer:PROTection:TRIPped?</text:p>
            <text:p text:style-name="P1">[SOURce[&lt;n&gt;]<text:span text:style-name="T44">]:</text:span>POWer:PROTection:STATe</text:p>
          </table:table-cell>
          <table:covered-table-cell/>
          <table:covered-table-cell/>
          <table:covered-table-cell/>
        </table:table-row>
      </table:table>
      <text:list xml:id="list154418507694861" text:continue-numbering="true" text:style-name="Outline">
        <text:list-item>
          <text:list>
            <text:list-item>
              <text:list>
                <text:list-item>
                  <text:h text:style-name="Heading_20_3" text:outline-level="3"><text:bookmark text:name="sour_pow_prot_del"/>[SOURce[&lt;n&gt;]<text:span text:style-name="T57">]:</text:span>POWer:PROTection:DELay[:TIME]</text:h>
                </text:list-item>
              </text:list>
            </text:list-item>
          </text:list>
        </text:list-item>
      </text:list>
      <table:table table:name="Table90" table:style-name="Table90">
        <table:table-column table:style-name="Table90.A"/>
        <table:table-column table:style-name="Table90.B" table:number-columns-repeated="4"/>
        <table:table-row>
          <table:table-cell table:style-name="Table90.A1" office:value-type="string">
            <text:p text:style-name="P1">Syntax</text:p>
          </table:table-cell>
          <table:table-cell table:style-name="Table90.A1" table:number-columns-spanned="4" office:value-type="string">
            <text:p text:style-name="cmd_5f_root">[SOURce[&lt;n&gt;]<text:span text:style-name="T45">]:</text:span>POWer:PROTection:DELay[:TIME] {&lt;time&gt;|DEFault}</text:p>
            <text:p text:style-name="cmd_5f_root">[SOURce[&lt;n&gt;]<text:span text:style-name="T45">]:</text:span>POWer:PROTection:DELay[:TIME]? [DEFault]</text:p>
          </table:table-cell>
          <table:covered-table-cell/>
          <table:covered-table-cell/>
          <table:covered-table-cell/>
        </table:table-row>
        <table:table-row>
          <table:table-cell table:style-name="Table90.A1" office:value-type="string">
            <text:p text:style-name="P1">Description</text:p>
          </table:table-cell>
          <table:table-cell table:style-name="Table90.A1" table:number-columns-spanned="4" office:value-type="string">
            <text:p text:style-name="Standard">This command sets the over-power protection (OPP) delay. The over-power protection function will not be triggered on the selected output channel during the delay time. After the delay time has expired, the over-power protection function will be active. </text:p>
            <text:p text:style-name="Standard"><text:soft-page-break/>This prevents momentary changes in output status from triggering the over-power protection function. Programmed values can range from 0 to 30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0.A1" office:value-type="string">
            <text:p text:style-name="P1">Return</text:p>
          </table:table-cell>
          <table:table-cell table:style-name="Table90.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0.A1" table:number-rows-spanned="2" office:value-type="string">
            <text:p text:style-name="P1">Parameters</text:p>
          </table:table-cell>
          <table:table-cell table:style-name="Table90.B4" office:value-type="string">
            <text:p text:style-name="P15">Name</text:p>
          </table:table-cell>
          <table:table-cell table:style-name="Table90.B4" office:value-type="string">
            <text:p text:style-name="P15">Type</text:p>
          </table:table-cell>
          <table:table-cell table:style-name="Table90.B4" office:value-type="string">
            <text:p text:style-name="P15">Range</text:p>
          </table:table-cell>
          <table:table-cell table:style-name="Table90.B4" office:value-type="string">
            <text:p text:style-name="P15">Default</text:p>
          </table:table-cell>
        </table:table-row>
        <table:table-row>
          <table:covered-table-cell/>
          <table:table-cell table:style-name="Table90.A1" office:value-type="string">
            <text:p text:style-name="Standard">&lt;time&gt;</text:p>
          </table:table-cell>
          <table:table-cell table:style-name="Table90.A1" office:value-type="string">
            <text:p text:style-name="P59">Numeric</text:p>
          </table:table-cell>
          <table:table-cell table:style-name="Table90.A1" office:value-type="string">
            <text:p text:style-name="P59">0 – 300|DEFault</text:p>
          </table:table-cell>
          <table:table-cell table:style-name="Table90.A1" office:value-type="string">
            <text:p text:style-name="P59">10</text:p>
          </table:table-cell>
        </table:table-row>
        <table:table-row>
          <table:table-cell table:style-name="Table90.A1" office:value-type="string">
            <text:p text:style-name="P115"><text:span text:style-name="T50">Usage</text:span><text:span text:style-name="T51"> </text:span><text:span text:style-name="T50">example</text:span></text:p>
          </table:table-cell>
          <table:table-cell table:style-name="Table90.A1" table:number-columns-spanned="4" office:value-type="string">
            <text:p text:style-name="Standard">Get default OPP delay of 10 seconds:</text:p>
            <text:p text:style-name="cmd_5f_code_20_Start">POW:PROT:DEL? DEF</text:p>
            <text:p text:style-name="cmd_5f_code_20_Start">10</text:p>
          </table:table-cell>
          <table:covered-table-cell/>
          <table:covered-table-cell/>
          <table:covered-table-cell/>
        </table:table-row>
        <table:table-row>
          <table:table-cell table:style-name="Table90.A1" office:value-type="string">
            <text:p text:style-name="P115">Errors</text:p>
          </table:table-cell>
          <table:table-cell table:style-name="Table90.A1" table:number-columns-spanned="4" office:value-type="string">
            <text:p text:style-name="P1"/>
          </table:table-cell>
          <table:covered-table-cell/>
          <table:covered-table-cell/>
          <table:covered-table-cell/>
        </table:table-row>
        <table:table-row>
          <table:table-cell table:style-name="Table90.A1" office:value-type="string">
            <text:p text:style-name="P115">Related Commands</text:p>
          </table:table-cell>
          <table:table-cell table:style-name="Table90.A1" table:number-columns-spanned="4" office:value-type="string">
            <text:p text:style-name="P1">OUTPut:PROTection:CLEar</text:p>
          </table:table-cell>
          <table:covered-table-cell/>
          <table:covered-table-cell/>
          <table:covered-table-cell/>
        </table:table-row>
      </table:table>
      <text:list xml:id="list154418793589826" text:continue-numbering="true" text:style-name="Outline">
        <text:list-item>
          <text:list>
            <text:list-item>
              <text:list>
                <text:list-item>
                  <text:h text:style-name="Heading_20_3" text:outline-level="3"><text:bookmark text:name="sour_pow_prot_stat"/>[SOURce[&lt;n&gt;]<text:span text:style-name="T57">]:</text:span>POWer:PROTection:STATe</text:h>
                </text:list-item>
              </text:list>
            </text:list-item>
          </text:list>
        </text:list-item>
      </text:list>
      <table:table table:name="Table94" table:style-name="Table94">
        <table:table-column table:style-name="Table94.A"/>
        <table:table-column table:style-name="Table94.B" table:number-columns-repeated="4"/>
        <table:table-row>
          <table:table-cell table:style-name="Table94.A1" office:value-type="string">
            <text:p text:style-name="P1">Syntax</text:p>
          </table:table-cell>
          <table:table-cell table:style-name="Table94.A1" table:number-columns-spanned="4" office:value-type="string">
            <text:p text:style-name="cmd_5f_root">[SOURce[&lt;n&gt;]<text:span text:style-name="T45">]:</text:span>POWer:PROTection:STATe {&lt;bool&gt;}</text:p>
            <text:p text:style-name="cmd_5f_root">[SOURce[&lt;n&gt;]<text:span text:style-name="T45">]:</text:span>POWer:PROTection:STATe?</text:p>
          </table:table-cell>
          <table:covered-table-cell/>
          <table:covered-table-cell/>
          <table:covered-table-cell/>
        </table:table-row>
        <table:table-row>
          <table:table-cell table:style-name="Table94.A1" office:value-type="string">
            <text:p text:style-name="P1">Description</text:p>
          </table:table-cell>
          <table:table-cell table:style-name="Table94.A1" table:number-columns-spanned="4" office:value-type="string">
            <text:p text:style-name="Standard">This command enables or disables the over-power protection (OPP) function. The enabled state is ON (1); the disabled state is OFF (0). If the over-power protection function is enabled and the measure output power reach value set by [SOURce[&lt;n&gt;]<text:span text:style-name="T44">]:</text:span>POWer:PROTection[:LEVel] the output is disabled and the Questionable Condition status register OPP bit 10 is set.</text:p>
          </table:table-cell>
          <table:covered-table-cell/>
          <table:covered-table-cell/>
          <table:covered-table-cell/>
        </table:table-row>
        <table:table-row>
          <table:table-cell table:style-name="Table94.A1" office:value-type="string">
            <text:p text:style-name="P1">Return</text:p>
          </table:table-cell>
          <table:table-cell table:style-name="Table94.A1" table:number-columns-spanned="4" office:value-type="string">
            <text:p text:style-name="Standard">The query command returns 0 if the current protection state is OFF, and 1 if the current protection state is ON.</text:p>
          </table:table-cell>
          <table:covered-table-cell/>
          <table:covered-table-cell/>
          <table:covered-table-cell/>
        </table:table-row>
        <table:table-row>
          <table:table-cell table:style-name="Table94.A1" table:number-rows-spanned="2" office:value-type="string">
            <text:p text:style-name="P1">Parameters</text:p>
          </table:table-cell>
          <table:table-cell table:style-name="Table94.B4" office:value-type="string">
            <text:p text:style-name="P15">Name</text:p>
          </table:table-cell>
          <table:table-cell table:style-name="Table94.B4" office:value-type="string">
            <text:p text:style-name="P15">Type</text:p>
          </table:table-cell>
          <table:table-cell table:style-name="Table94.B4" office:value-type="string">
            <text:p text:style-name="P15">Range</text:p>
          </table:table-cell>
          <table:table-cell table:style-name="Table94.B4" office:value-type="string">
            <text:p text:style-name="P15">Default</text:p>
          </table:table-cell>
        </table:table-row>
        <table:table-row>
          <table:covered-table-cell/>
          <table:table-cell table:style-name="Table94.A1" office:value-type="string">
            <text:p text:style-name="Standard">&lt;bool&gt;</text:p>
          </table:table-cell>
          <table:table-cell table:style-name="Table94.A1" office:value-type="string">
            <text:p text:style-name="P59">Discrete</text:p>
          </table:table-cell>
          <table:table-cell table:style-name="Table94.A1" office:value-type="string">
            <text:p text:style-name="P59">ON|OFF|0|1</text:p>
          </table:table-cell>
          <table:table-cell table:style-name="Table94.A1" office:value-type="string">
            <text:p text:style-name="P59">OFF</text:p>
          </table:table-cell>
        </table:table-row>
        <table:table-row>
          <table:table-cell table:style-name="Table94.A1" office:value-type="string">
            <text:p text:style-name="P115"><text:span text:style-name="T50">Usage</text:span><text:span text:style-name="T51"> </text:span><text:span text:style-name="T50">example</text:span></text:p>
          </table:table-cell>
          <table:table-cell table:style-name="Table94.A1" table:number-columns-spanned="4" office:value-type="string">
            <text:p text:style-name="cmd_5f_code">POW:PROT:STAT ON</text:p>
            <text:p text:style-name="cmd_5f_code">POW:PROT:STAT?</text:p>
            <text:p text:style-name="cmd_5f_code_20_Start">1</text:p>
          </table:table-cell>
          <table:covered-table-cell/>
          <table:covered-table-cell/>
          <table:covered-table-cell/>
        </table:table-row>
        <table:table-row>
          <table:table-cell table:style-name="Table94.A1" office:value-type="string">
            <text:p text:style-name="P115">Errors</text:p>
          </table:table-cell>
          <table:table-cell table:style-name="Table94.A1" table:number-columns-spanned="4" office:value-type="string">
            <text:p text:style-name="P1"/>
          </table:table-cell>
          <table:covered-table-cell/>
          <table:covered-table-cell/>
          <table:covered-table-cell/>
        </table:table-row>
        <table:table-row>
          <table:table-cell table:style-name="Table94.A1" office:value-type="string">
            <text:p text:style-name="P115">Related Commands</text:p>
          </table:table-cell>
          <table:table-cell table:style-name="Table94.A1" table:number-columns-spanned="4" office:value-type="string">
            <text:p text:style-name="P1">OUTPut:PROTection:CLEar</text:p>
            <text:p text:style-name="P1">[SOURce[&lt;n&gt;]<text:span text:style-name="T44">]:</text:span>POWer:PROTection[:LEVel]</text:p>
          </table:table-cell>
          <table:covered-table-cell/>
          <table:covered-table-cell/>
          <table:covered-table-cell/>
        </table:table-row>
      </table:table>
      <text:list xml:id="list154419644509215" text:continue-numbering="true" text:style-name="Outline">
        <text:list-item>
          <text:list>
            <text:list-item>
              <text:list>
                <text:list-item>
                  <text:h text:style-name="Heading_20_3" text:outline-level="3"><text:bookmark text:name="sour_pow_prot_trip"/>[SOURce[&lt;n&gt;]<text:span text:style-name="T57">]:</text:span>POWer:PROTection:TRIPped?</text:h>
                </text:list-item>
              </text:list>
            </text:list-item>
          </text:list>
        </text:list-item>
      </text:list>
      <table:table table:name="Table95" table:style-name="Table95">
        <table:table-column table:style-name="Table95.A"/>
        <table:table-column table:style-name="Table95.B"/>
        <table:table-row>
          <table:table-cell table:style-name="Table95.A1" office:value-type="string">
            <text:p text:style-name="P1">Syntax</text:p>
          </table:table-cell>
          <table:table-cell table:style-name="Table95.A1" office:value-type="string">
            <text:p text:style-name="cmd_5f_root">[SOURce[&lt;n&gt;]<text:span text:style-name="T45">]:</text:span>POWer:PROTection:TRIPped?</text:p>
          </table:table-cell>
        </table:table-row>
        <table:table-row>
          <table:table-cell table:style-name="Table95.A1" office:value-type="string">
            <text:p text:style-name="P1">Description</text:p>
          </table:table-cell>
          <table:table-cell table:style-name="Table95.A1" office:value-type="string">
            <text:p text:style-name="Standard">Query whether OPP occurred on the currently selected channel. When protection is tripped <text:span text:style-name="T41">bit 10 (OP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1">Section 3.4.2</text:span></text:a><text:span text:style-name="T41">).</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PP condition on the selected channel.</text:p>
          </table:table-cell>
        </table:table-row>
        <table:table-row>
          <table:table-cell table:style-name="Table95.A1" office:value-type="string">
            <text:p text:style-name="P1">Return</text:p>
          </table:table-cell>
          <table:table-cell table:style-name="Table95.A1" office:value-type="string">
            <text:p text:style-name="Standard">This query returns a 1 if the protection circuit is tripped and a 0 if it is untripped.</text:p>
          </table:table-cell>
        </table:table-row>
        <table:table-row>
          <table:table-cell table:style-name="Table95.A1" office:value-type="string">
            <text:p text:style-name="P115"><text:span text:style-name="T50">Usage</text:span><text:span text:style-name="T51"> </text:span><text:span text:style-name="T50">example</text:span></text:p>
          </table:table-cell>
          <table:table-cell table:style-name="Table95.A1" office:value-type="string">
            <text:p text:style-name="cmd_5f_code">POW:PROT:TRIP?</text:p>
            <text:p text:style-name="cmd_5f_code_20_Start">0</text:p>
          </table:table-cell>
        </table:table-row>
        <table:table-row>
          <table:table-cell table:style-name="Table95.A1" office:value-type="string">
            <text:p text:style-name="P115">Errors</text:p>
          </table:table-cell>
          <table:table-cell table:style-name="Table95.A1" office:value-type="string">
            <text:p text:style-name="P1"/>
          </table:table-cell>
        </table:table-row>
        <table:table-row>
          <table:table-cell table:style-name="Table95.A1" office:value-type="string">
            <text:p text:style-name="P115">Related Commands</text:p>
          </table:table-cell>
          <table:table-cell table:style-name="Table95.A1" office:value-type="string">
            <text:p text:style-name="P1">OUTPut:PROTection:CLEar</text:p>
          </table:table-cell>
        </table:table-row>
      </table:table>
      <text:list xml:id="list154419794916055" text:continue-numbering="true" text:style-name="Outline">
        <text:list-item>
          <text:list>
            <text:list-item>
              <text:list>
                <text:list-item>
                  <text:h text:style-name="Heading_20_3" text:outline-level="3"><text:bookmark text:name="sour_volt"/><text:soft-page-break/>[SOURce[&lt;n&gt;]<text:span text:style-name="T57">]:</text:span>VOLTage</text:h>
                </text:list-item>
              </text:list>
            </text:list-item>
          </text:list>
        </text:list-item>
      </text:list>
      <table:table table:name="Table91" table:style-name="Table91">
        <table:table-column table:style-name="Table91.A"/>
        <table:table-column table:style-name="Table91.B"/>
        <table:table-column table:style-name="Table91.C"/>
        <table:table-column table:style-name="Table91.D"/>
        <table:table-column table:style-name="Table91.E"/>
        <table:table-row>
          <table:table-cell table:style-name="Table91.A1" office:value-type="string">
            <text:p text:style-name="P1">Syntax</text:p>
          </table:table-cell>
          <table:table-cell table:style-name="Table91.A1" table:number-columns-spanned="4" office:value-type="string">
            <text:p text:style-name="cmd_5f_root">[SOURce[&lt;n&gt;]<text:span text:style-name="T45">]:</text:span>VOLTage[:LEVel][:IMMediate][:AMPLitude] {&lt;voltage&gt;|MINimum|DEFault|MAXimum|UP|DOWN}</text:p>
            <text:p text:style-name="cmd_5f_root">[SOURce[&lt;n&gt;]<text:span text:style-name="T45">]:</text:span>VOLTage[:LEVel][:IMMediate][:AMPLitude]? [MINimum|DEFault|MAXimum]</text:p>
          </table:table-cell>
          <table:covered-table-cell/>
          <table:covered-table-cell/>
          <table:covered-table-cell/>
        </table:table-row>
        <table:table-row>
          <table:table-cell table:style-name="Table91.A1" office:value-type="string">
            <text:p text:style-name="P1">Description</text:p>
          </table:table-cell>
          <table:table-cell table:style-name="Table91.A1" table:number-columns-spanned="4" office:value-type="string">
            <text:p text:style-name="Standard">This command sets the immediate voltage level of the output channel. Units are in volts. When [:SOURce[&lt;n&gt;]] or [&lt;n&gt;] is omitted, the currently selected channel will be affected by this command.</text:p>
            <text:p text:style-name="Standard"/>
            <text:p text:style-name="P56">This command also increases or decreases the immediate voltage level using the ‘UP’ or DOWN parameter by a predetermined amount. The command VOLTage:STEP sets the amount of increase or decrease. <text:span text:style-name="T80">A</text:span> new increment setting will <text:span text:style-name="T53">not</text:span><text:span text:style-name="T80"> </text:span>cause an execution error -222,"Data out of range<text:span text:style-name="T44">"</text:span> when the maximum or the minimum rated current is exceeded – <text:span text:style-name="T40">the output value will be set to the maximum or the minimum value instead.</text:span></text:p>
            <text:p text:style-name="Standard"/>
            <text:p text:style-name="Standard">At *RST, the signal being sourced will be set to a <text:span text:style-name="T44">"</text:span>safe<text:span text:style-name="T44">"</text:span> condition. This is achieved by setting the amplitude to its MINimum value (see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1.A1" office:value-type="string">
            <text:p text:style-name="P1">Return</text:p>
          </table:table-cell>
          <table:table-cell table:style-name="Table91.A1" table:number-columns-spanned="4" office:value-type="string">
            <text:p text:style-name="Standard">The query command returns the programmed voltage level. VOLT? MIN, VOLT? DEF and VOLT? MAX can be used to obtain minimum, default and maximum voltage level on the currently selected channel. For actual output voltage value use MEASure:VOLTage? command.</text:p>
          </table:table-cell>
          <table:covered-table-cell/>
          <table:covered-table-cell/>
          <table:covered-table-cell/>
        </table:table-row>
        <table:table-row>
          <table:table-cell table:style-name="Table91.A1" table:number-rows-spanned="2" office:value-type="string">
            <text:p text:style-name="P1">Parameters</text:p>
          </table:table-cell>
          <table:table-cell table:style-name="Table91.B4" office:value-type="string">
            <text:p text:style-name="P15">Name</text:p>
          </table:table-cell>
          <table:table-cell table:style-name="Table91.B4" office:value-type="string">
            <text:p text:style-name="P15">Type</text:p>
          </table:table-cell>
          <table:table-cell table:style-name="Table91.B4" office:value-type="string">
            <text:p text:style-name="P15">Range</text:p>
          </table:table-cell>
          <table:table-cell table:style-name="Table91.B4" office:value-type="string">
            <text:p text:style-name="P15">Default</text:p>
          </table:table-cell>
        </table:table-row>
        <table:table-row>
          <table:covered-table-cell/>
          <table:table-cell table:style-name="Table91.A1" office:value-type="string">
            <text:p text:style-name="Standard">&lt;voltage&gt;</text:p>
          </table:table-cell>
          <table:table-cell table:style-name="Table91.A1" office:value-type="string">
            <text:p text:style-name="P59">Numeric (NR2), discrete</text:p>
          </table:table-cell>
          <table:table-cell table:style-name="Table91.A1" office:value-type="string">
            <text:p text:style-name="P49">0 to MAXimum, MIN|DEF|MAX|UP|DOWN</text:p>
            <text:p text:style-name="P49">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91.A1" office:value-type="string">
            <text:p text:style-name="P59">–</text:p>
          </table:table-cell>
        </table:table-row>
        <table:table-row>
          <table:table-cell table:style-name="Table91.A1" office:value-type="string">
            <text:p text:style-name="P115"><text:span text:style-name="T50">Usage</text:span><text:span text:style-name="T51"> </text:span><text:span text:style-name="T50">example</text:span></text:p>
          </table:table-cell>
          <table:table-cell table:style-name="Table91.A1" table:number-columns-spanned="4" office:value-type="string">
            <text:p text:style-name="Standard">A 10 ohm load is connected and current is set to 1 A. With MAX voltage set measured voltage will be 10 V. When new voltage value is set to 5 V, current will drop to 0.5 A (the channel enters the CV mode of operation):</text:p>
            <text:p text:style-name="cmd_5f_code_20_Start">INST CH1</text:p>
            <text:p text:style-name="cmd_5f_code">VOLT MAX</text:p>
            <text:p text:style-name="cmd_5f_code">CURR 1</text:p>
            <text:p text:style-name="cmd_5f_code">MEAS:CURR?</text:p>
            <text:p text:style-name="cmd_5f_code_5f_single">1.00</text:p>
            <text:p text:style-name="cmd_5f_code">VOLT 5</text:p>
            <text:p text:style-name="cmd_5f_code">MEAS:CURR?</text:p>
            <text:p text:style-name="cmd_5f_code_5f_single">0.50</text:p>
            <text:p text:style-name="Standard">Query that returns maximum current of the currently selected channel:</text:p>
            <text:p text:style-name="cmd_5f_code_20_Start">CURR? MAX</text:p>
            <text:p text:style-name="cmd_5f_code_20_Start">5.00</text:p>
          </table:table-cell>
          <table:covered-table-cell/>
          <table:covered-table-cell/>
          <table:covered-table-cell/>
        </table:table-row>
        <table:table-row>
          <table:table-cell table:style-name="Table91.A1" office:value-type="string">
            <text:p text:style-name="P115">Errors</text:p>
          </table:table-cell>
          <table:table-cell table:style-name="Table91.A1" table:number-columns-spanned="4" office:value-type="string">
            <text:p text:style-name="P105">1<text:span text:style-name="T92">50</text:span>,"Power limit exceeded"</text:p>
            <text:p text:style-name="cmd_5f_code">-222,"Data out of range<text:span text:style-name="T42">"</text:span></text:p>
          </table:table-cell>
          <table:covered-table-cell/>
          <table:covered-table-cell/>
          <table:covered-table-cell/>
        </table:table-row>
        <table:table-row>
          <table:table-cell table:style-name="Table91.A1" office:value-type="string">
            <text:p text:style-name="P115">Related Commands</text:p>
          </table:table-cell>
          <table:table-cell table:style-name="Table91.A1" table:number-columns-spanned="4" office:value-type="string">
            <text:p text:style-name="P1">*RST</text:p>
            <text:p text:style-name="P1">MEASure[:SCALar]:VOLTage[:DC]?</text:p>
            <text:p text:style-name="P1">[SOURce[&lt;n&gt;]<text:span text:style-name="T44">]:</text:span>VOLTage[:LEVel][:IMMediate]:STEP[:INCRement]</text:p>
          </table:table-cell>
          <table:covered-table-cell/>
          <table:covered-table-cell/>
          <table:covered-table-cell/>
        </table:table-row>
      </table:table>
      <text:list xml:id="list154417990984641" text:continue-numbering="true" text:style-name="Outline">
        <text:list-item>
          <text:list>
            <text:list-item>
              <text:list>
                <text:list-item>
                  <text:h text:style-name="P149" text:outline-level="3"><text:span text:style-name="T62">[SOURce[&lt;n&gt;]]:VOLTage</text:span><text:span text:style-name="T105">:LIMit[:POSitive][:IMMediate][:AMPLitude]</text:span></text:h>
                </text:list-item>
              </text:list>
            </text:list-item>
          </text:list>
        </text:list-item>
      </text:list>
      <table:table table:name="Table7" table:style-name="Table7">
        <table:table-column table:style-name="Table7.A"/>
        <table:table-column table:style-name="Table7.B"/>
        <table:table-column table:style-name="Table7.C"/>
        <table:table-column table:style-name="Table7.D" table:number-columns-repeated="2"/>
        <table:table-row>
          <table:table-cell table:style-name="Table7.A1" office:value-type="string">
            <text:p text:style-name="P48">Syntax</text:p>
          </table:table-cell>
          <table:table-cell table:style-name="Table7.A1" table:number-columns-spanned="4" office:value-type="string">
            <text:p text:style-name="P136"><text:span text:style-name="T106">[SOURce[&lt;n&gt;]]:VOLTage:LIMit[:POSitive][:IMMediate][:AMPLitude]</text:span> {&lt;<text:span text:style-name="T114">voltage</text:span>&gt;}</text:p>
            <text:p text:style-name="P136"><text:span text:style-name="T106">[SOURce[&lt;n&gt;]]:VOLTage:LIMit[:POSitive][:IMMediate][:AMPLitude]</text:span>? <text:span text:style-name="T111">[MINimum|MAXimum]</text:span></text:p>
          </table:table-cell>
          <table:covered-table-cell/>
          <table:covered-table-cell/>
          <table:covered-table-cell/>
        </table:table-row>
        <text:soft-page-break/>
        <table:table-row>
          <table:table-cell table:style-name="Table7.A1" office:value-type="string">
            <text:p text:style-name="P48">Description</text:p>
          </table:table-cell>
          <table:table-cell table:style-name="Table7.A1" table:number-columns-spanned="4" office:value-type="string">
            <text:p text:style-name="P90">This command sets the <text:span text:style-name="T104">channel’s output voltage</text:span> limit. Units are in <text:span text:style-name="T114">volts</text:span>.</text:p>
            <text:p text:style-name="P90">When [:SOURce[&lt;n&gt;]] or [&lt;n&gt;] is omitted, the currently selected channel will be affected by this command. </text:p>
            <text:p text:style-name="P160">This command could be used as mean of protection against incidental programming of too high output voltage that can be set for example with [SOURce[&lt;n&gt;]]:VOLTage:STEP command.</text:p>
          </table:table-cell>
          <table:covered-table-cell/>
          <table:covered-table-cell/>
          <table:covered-table-cell/>
        </table:table-row>
        <table:table-row>
          <table:table-cell table:style-name="Table7.A1" office:value-type="string">
            <text:p text:style-name="P48">Return</text:p>
          </table:table-cell>
          <table:table-cell table:style-name="Table7.A1" table:number-columns-spanned="4" office:value-type="string">
            <text:p text:style-name="P96">The query returns the max. allowed output <text:span text:style-name="T114">voltage</text:span> of the specified channel. <text:span text:style-name="T109">Querying MAX on an output channel returns the maximum voltage limit.</text:span></text:p>
          </table:table-cell>
          <table:covered-table-cell/>
          <table:covered-table-cell/>
          <table:covered-table-cell/>
        </table:table-row>
        <table:table-row>
          <table:table-cell table:style-name="Table7.A1" table:number-rows-spanned="2" office:value-type="string">
            <text:p text:style-name="P48">Parameters</text:p>
          </table:table-cell>
          <table:table-cell table:style-name="Table7.B4" office:value-type="string">
            <text:p text:style-name="P23">Name</text:p>
          </table:table-cell>
          <table:table-cell table:style-name="Table7.B4" office:value-type="string">
            <text:p text:style-name="P23">Type</text:p>
          </table:table-cell>
          <table:table-cell table:style-name="Table7.B4" office:value-type="string">
            <text:p text:style-name="P23">Range</text:p>
          </table:table-cell>
          <table:table-cell table:style-name="Table7.B4" office:value-type="string">
            <text:p text:style-name="P23">Default</text:p>
          </table:table-cell>
        </table:table-row>
        <table:table-row>
          <table:covered-table-cell/>
          <table:table-cell table:style-name="Table7.A1" office:value-type="string">
            <text:p text:style-name="P97">&lt;<text:span text:style-name="T114">voltage</text:span>&gt;</text:p>
          </table:table-cell>
          <table:table-cell table:style-name="Table7.A1" office:value-type="string">
            <text:p text:style-name="P66">Numeric (NR2), discrete</text:p>
          </table:table-cell>
          <table:table-cell table:style-name="Table7.A1" office:value-type="string">
            <text:p text:style-name="P54">0 to MAXimum, MIN|DEF|MAX</text:p>
            <text:p text:style-name="P54">The <text:span text:style-name="T103">MAX</text:span>imum value is dependent on the PSU <text:span text:style-name="T113">current</text:span>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7.A1" office:value-type="string">
            <text:p text:style-name="P93">MAXimum</text:p>
          </table:table-cell>
        </table:table-row>
        <table:table-row>
          <table:table-cell table:style-name="Table7.A1" office:value-type="string">
            <text:p text:style-name="P127"><text:span text:style-name="T50">Usage</text:span><text:span text:style-name="T51"> </text:span><text:span text:style-name="T50">example</text:span></text:p>
          </table:table-cell>
          <table:table-cell table:style-name="Table7.A1" table:number-columns-spanned="4" office:value-type="string">
            <text:p text:style-name="P114"><text:span text:style-name="T115">VOLT</text:span>:LIM <text:span text:style-name="T115">20</text:span></text:p>
          </table:table-cell>
          <table:covered-table-cell/>
          <table:covered-table-cell/>
          <table:covered-table-cell/>
        </table:table-row>
        <table:table-row>
          <table:table-cell table:style-name="Table7.A1" office:value-type="string">
            <text:p text:style-name="P127">Errors</text:p>
          </table:table-cell>
          <table:table-cell table:style-name="Table7.A1" table:number-columns-spanned="4" office:value-type="string">
            <text:p text:style-name="P48"/>
          </table:table-cell>
          <table:covered-table-cell/>
          <table:covered-table-cell/>
          <table:covered-table-cell/>
        </table:table-row>
        <table:table-row>
          <table:table-cell table:style-name="Table7.A1" office:value-type="string">
            <text:p text:style-name="P127">Related Commands</text:p>
          </table:table-cell>
          <table:table-cell table:style-name="Table7.A1" table:number-columns-spanned="4" office:value-type="string">
            <text:p text:style-name="P47">[SOURce[&lt;n&gt;]]:CURRent:STEP</text:p>
            <text:p text:style-name="P45">[SOURce[&lt;n&gt;]]:POWer:LIMit</text:p>
            <text:p text:style-name="P39">[SOURce[&lt;n&gt;]]:VOLTage:LIMit[:POSitive][:IMMediate][:AMPLitude]</text:p>
          </table:table-cell>
          <table:covered-table-cell/>
          <table:covered-table-cell/>
          <table:covered-table-cell/>
        </table:table-row>
      </table:table>
      <text:list xml:id="list154419704879045" text:continue-numbering="true" text:style-name="Outline">
        <text:list-item>
          <text:list>
            <text:list-item>
              <text:list>
                <text:list-item>
                  <text:h text:style-name="P156" text:outline-level="3"><text:bookmark text:name="sour_volt_step"/>[SOURce[&lt;n&gt;]<text:span text:style-name="T57">]:</text:span>VOLTage:STEP</text:h>
                </text:list-item>
              </text:list>
            </text:list-item>
          </text:list>
        </text:list-item>
      </text:list>
      <table:table table:name="Table93" table:style-name="Table93">
        <table:table-column table:style-name="Table93.A"/>
        <table:table-column table:style-name="Table93.B"/>
        <table:table-column table:style-name="Table93.C"/>
        <table:table-column table:style-name="Table93.D" table:number-columns-repeated="2"/>
        <table:table-row>
          <table:table-cell table:style-name="Table93.A1" office:value-type="string">
            <text:p text:style-name="P1">Syntax</text:p>
          </table:table-cell>
          <table:table-cell table:style-name="Table93.A1" table:number-columns-spanned="4" office:value-type="string">
            <text:p text:style-name="cmd_5f_root">[SOURce[&lt;n&gt;]<text:span text:style-name="T45">]:</text:span>VOLTage[:LEVel][:IMMediate]:STEP[:INCRement] {&lt;step&gt;|DEFault}</text:p>
            <text:p text:style-name="cmd_5f_root">[SOURce[&lt;n&gt;]<text:span text:style-name="T45">]:</text:span>VOLTage[:LEVel][:IMMediate]:STEP[:INCRement]? [DEFault]</text:p>
          </table:table-cell>
          <table:covered-table-cell/>
          <table:covered-table-cell/>
          <table:covered-table-cell/>
        </table:table-row>
        <table:table-row>
          <table:table-cell table:style-name="Table93.A1" office:value-type="string">
            <text:p text:style-name="P1">Description</text:p>
          </table:table-cell>
          <table:table-cell table:style-name="Table93.A1" table:number-columns-spanned="4" office:value-type="string">
            <text:p text:style-name="Standard">Set the step of the voltage change of the channel. When [SOURce[&lt;n&gt;]] or [&lt;n&gt;] is omitted, the currently selected channel will be affected by this command. Step change is performed by using UP and DOWN as parameter for the [SOURce[&lt;n&gt;]<text:span text:style-name="T44">]:</text:span>VOLTage command.</text:p>
          </table:table-cell>
          <table:covered-table-cell/>
          <table:covered-table-cell/>
          <table:covered-table-cell/>
        </table:table-row>
        <table:table-row>
          <table:table-cell table:style-name="Table93.A1" office:value-type="string">
            <text:p text:style-name="P1">Return</text:p>
          </table:table-cell>
          <table:table-cell table:style-name="Table93.A1" table:number-columns-spanned="4" office:value-type="string">
            <text:p text:style-name="Standard">The query returns the step of the voltage change of the specified channel.</text:p>
          </table:table-cell>
          <table:covered-table-cell/>
          <table:covered-table-cell/>
          <table:covered-table-cell/>
        </table:table-row>
        <table:table-row>
          <table:table-cell table:style-name="Table93.A1" table:number-rows-spanned="2" office:value-type="string">
            <text:p text:style-name="P1">Parameters</text:p>
          </table:table-cell>
          <table:table-cell table:style-name="Table93.B4" office:value-type="string">
            <text:p text:style-name="P15">Name</text:p>
          </table:table-cell>
          <table:table-cell table:style-name="Table93.B4" office:value-type="string">
            <text:p text:style-name="P15">Type</text:p>
          </table:table-cell>
          <table:table-cell table:style-name="Table93.B4" office:value-type="string">
            <text:p text:style-name="P15">Range</text:p>
          </table:table-cell>
          <table:table-cell table:style-name="Table93.B4" office:value-type="string">
            <text:p text:style-name="P15">Default</text:p>
          </table:table-cell>
        </table:table-row>
        <table:table-row>
          <table:covered-table-cell/>
          <table:table-cell table:style-name="Table93.A1" office:value-type="string">
            <text:p text:style-name="Table_20_Contents">&lt;step&gt;</text:p>
          </table:table-cell>
          <table:table-cell table:style-name="Table93.A1" office:value-type="string">
            <text:p text:style-name="P98">Numeric (NR2), discrete</text:p>
          </table:table-cell>
          <table:table-cell table:style-name="Table93.A1" office:value-type="string">
            <text:p text:style-name="P98">0.01 to 10|DEFault</text:p>
          </table:table-cell>
          <table:table-cell table:style-name="Table93.A1" office:value-type="string">
            <text:p text:style-name="P98">0.1</text:p>
          </table:table-cell>
        </table:table-row>
        <table:table-row>
          <table:table-cell table:style-name="Table93.A1" office:value-type="string">
            <text:p text:style-name="P115"><text:span text:style-name="T50">Usage</text:span><text:span text:style-name="T51"> </text:span><text:span text:style-name="T50">example</text:span></text:p>
          </table:table-cell>
          <table:table-cell table:style-name="Table93.A1" table:number-columns-spanned="4" office:value-type="string">
            <text:p text:style-name="Standard">Return default step value:</text:p>
            <text:p text:style-name="cmd_5f_code_20_Start">VOLT:STEP? DEF</text:p>
            <text:p text:style-name="cmd_5f_code_5f_single">0.10</text:p>
            <text:p text:style-name="Standard">By connecting a 10 ohm load and current set to 2 A and voltage to 10 V the first channel enters the CV mode of operation. Voltage is then decreased from 10 V in two steps to 6 V:</text:p>
            <text:p text:style-name="cmd_5f_code_20_Start">APPL CH1, 10,2</text:p>
            <text:p text:style-name="cmd_5f_code">MEAS:CURR?</text:p>
            <text:p text:style-name="cmd_5f_code_20_Start">1.0</text:p>
            <text:p text:style-name="cmd_5f_code_20_Start">VOLT:STEP 2</text:p>
            <text:p text:style-name="cmd_5f_code">VOLT DOWN</text:p>
            <text:p text:style-name="cmd_5f_code">VOLT DOWN</text:p>
            <text:p text:style-name="cmd_5f_code">MEAS:VOLT?</text:p>
            <text:p text:style-name="cmd_5f_code_5f_single">6.0</text:p>
            <text:p text:style-name="cmd_5f_code">MEAS:CURR?</text:p>
            <text:p text:style-name="cmd_5f_code">0.60</text:p>
          </table:table-cell>
          <table:covered-table-cell/>
          <table:covered-table-cell/>
          <table:covered-table-cell/>
        </table:table-row>
        <table:table-row>
          <table:table-cell table:style-name="Table93.A1" office:value-type="string">
            <text:p text:style-name="P115">Errors</text:p>
          </table:table-cell>
          <table:table-cell table:style-name="Table93.A1" table:number-columns-spanned="4" office:value-type="string">
            <text:p text:style-name="P1"/>
          </table:table-cell>
          <table:covered-table-cell/>
          <table:covered-table-cell/>
          <table:covered-table-cell/>
        </table:table-row>
        <text:soft-page-break/>
        <table:table-row>
          <table:table-cell table:style-name="Table93.A1" office:value-type="string">
            <text:p text:style-name="P115">Related Commands</text:p>
          </table:table-cell>
          <table:table-cell table:style-name="Table93.A1" table:number-columns-spanned="4" office:value-type="string">
            <text:p text:style-name="P1">[SOURce[&lt;n&gt;]<text:span text:style-name="T44">]:</text:span>VOLTage</text:p>
          </table:table-cell>
          <table:covered-table-cell/>
          <table:covered-table-cell/>
          <table:covered-table-cell/>
        </table:table-row>
      </table:table>
      <text:list xml:id="list154418221768138" text:continue-numbering="true" text:style-name="Outline">
        <text:list-item>
          <text:list>
            <text:list-item>
              <text:list>
                <text:list-item>
                  <text:h text:style-name="P157" text:outline-level="3"><text:bookmark text:name="sour_volt_prog"/>[SOURce[&lt;n&gt;]<text:span text:style-name="T57">]:</text:span>VOLTage:<text:span text:style-name="T72">PROGram[:SOURce]</text:span></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30">Syntax</text:p>
          </table:table-cell>
          <table:table-cell table:style-name="Table1.A1" table:number-columns-spanned="4" office:value-type="string">
            <text:p text:style-name="P132">[SOURce:]VOLTage:<text:span text:style-name="T72">PROGram</text:span>[:SOURce] <text:span text:style-name="T64">{</text:span>INTernal|EXTernal<text:span text:style-name="T64">}</text:span></text:p>
            <text:p text:style-name="P132">[SOURce:]VOLTage:PROGram[:SOURce]?</text:p>
          </table:table-cell>
          <table:covered-table-cell/>
          <table:covered-table-cell/>
          <table:covered-table-cell/>
        </table:table-row>
        <table:table-row>
          <table:table-cell table:style-name="Table1.A1" office:value-type="string">
            <text:p text:style-name="P30">Description</text:p>
          </table:table-cell>
          <table:table-cell table:style-name="Table1.A1" table:number-columns-spanned="4" office:value-type="string">
            <text:p text:style-name="P2"><text:span text:style-name="T38">Use t</text:span>his command <text:span text:style-name="T38">to define source for output voltage programming if channel support this option (use the SYSTem:CHANnel[:INFOrmation]:PROGram? to query channel programming capability).</text:span></text:p>
            <text:p text:style-name="P6">A channel’s D/A converter controlled by CPU is used by default for voltage output programming. That source can be calibrated (see the CALibrate subsystem) and provide output within safe limits. </text:p>
            <text:p text:style-name="P5">The external voltage programming could be used <text:span text:style-name="T77">when fast interaction with an external process is required. For example if </text:span>tracking output of the connected D.U.T. <text:span text:style-name="T78">(i.e. a power supply)</text:span> <text:span text:style-name="T77">is needed</text:span> <text:span text:style-name="T76">the PSU effectively becomes a pre-regulator keeping its output voltage in relation with changes of the D.U.T. output keeping constant difference between connected D.U.T input and output and in that way its max. power dissipation.</text:span></text:p>
            <text:p text:style-name="P2"/>
            <text:p text:style-name="P100">Max. D/A converter programmed voltage o<text:span text:style-name="T75">f </text:span>2.5 V would results with MAXimal voltage output regardless of the channel’s voltage range (see <text:a xlink:type="simple" xlink:href="http://www.envox.hr/eez/bench-power-supply/psu-scpi-reference-manual/psu-scpi-parameters-and-settings.html#programming_parameters" text:style-name="Internet_20_link" text:visited-style-name="Visited_20_Internet_20_Link">Section 8.1</text:a>). Therefore if <text:span text:style-name="T100">EXT</text:span>ernal programming source is selected, <text:span text:style-name="T100">any </text:span>voltage value higher then 2.5 V could produce unexpected results and eventually damage the <text:span text:style-name="T100">PSU</text:span> and/or connected load. </text:p>
            <text:p text:style-name="P101">To limit possible damage when programming source is set to EXTernal, the over-voltage protection (OVP) will be activated and set to MAXimum ([SOURce[&lt;n&gt;]]:VOLTage:PROTection[:LEVel]) with protection delay time set to zero ([SOURce[&lt;n&gt;]]:VOLTage:PROTection:DELay[:TIME]). Further adjustment of OVP level and delay is also allowed (e.g. to decrease OVP level or increase delay time).</text:p>
            <text:p text:style-name="P2"/>
            <text:p text:style-name="P2">The enabled state is <text:span text:style-name="T71">EXTernal</text:span> (1); the disabled state is <text:span text:style-name="T71">INTernal</text:span> (0). Execution of this command also affects bit 1<text:span text:style-name="T73">3</text:span> (R<text:span text:style-name="T38">PROG</text:span>)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78"><text:span text:style-name="T2">Self-test operation initiated by </text:span><text:a xlink:type="simple" xlink:href="http://www.envox.hr/eez/bench-power-supply/psu-scpi-reference-manual/psu-scpi-common-command-reference.html#tst" text:style-name="Internet_20_link" text:visited-style-name="Visited_20_Internet_20_Link">*TST?</text:a><text:span text:style-name="T2"> command will </text:span><text:span text:style-name="T4">reset</text:span><text:span text:style-name="T2"> </text:span><text:span text:style-name="T4">voltage programming</text:span><text:span text:style-name="T2"> on all PSU channels </text:span><text:span text:style-name="T4">to </text:span><text:span text:style-name="T47">the internal/local source</text:span><text:span text:style-name="T2">.</text:span></text:p>
            <text:p text:style-name="P70"><text:span text:style-name="T5">I</text:span><text:span text:style-name="T2">f external programming source is selected the DIAGnostic[:INFOrmation]:ADC? Query return</text:span><text:span text:style-name="T6">s</text:span><text:span text:style-name="T2"> 0.00 value for U_SET.</text:span></text:p>
          </table:table-cell>
          <table:covered-table-cell/>
          <table:covered-table-cell/>
          <table:covered-table-cell/>
        </table:table-row>
        <table:table-row>
          <table:table-cell table:style-name="Table1.A1" table:number-rows-spanned="2" office:value-type="string">
            <text:p text:style-name="P30">Parameters</text:p>
          </table:table-cell>
          <table:table-cell table:style-name="Table1.B3" office:value-type="string">
            <text:p text:style-name="P19">Name</text:p>
          </table:table-cell>
          <table:table-cell table:style-name="Table1.B3" office:value-type="string">
            <text:p text:style-name="P19">Type</text:p>
          </table:table-cell>
          <table:table-cell table:style-name="Table1.B3" office:value-type="string">
            <text:p text:style-name="P19">Range</text:p>
          </table:table-cell>
          <table:table-cell table:style-name="Table1.B3" office:value-type="string">
            <text:p text:style-name="P19">Default</text:p>
          </table:table-cell>
        </table:table-row>
        <table:table-row>
          <table:covered-table-cell/>
          <table:table-cell table:style-name="Table1.A1" office:value-type="string">
            <text:p text:style-name="P78">&lt;<text:span text:style-name="T68">source</text:span>&gt;</text:p>
          </table:table-cell>
          <table:table-cell table:style-name="Table1.A1" office:value-type="string">
            <text:p text:style-name="P62">Discrete</text:p>
          </table:table-cell>
          <table:table-cell table:style-name="Table1.A1" office:value-type="string">
            <text:p text:style-name="P69">INTernal|EXTernal</text:p>
          </table:table-cell>
          <table:table-cell table:style-name="Table1.A1" office:value-type="string">
            <text:p text:style-name="P69">INTernal</text:p>
          </table:table-cell>
        </table:table-row>
        <table:table-row>
          <table:table-cell table:style-name="Table1.A1" office:value-type="string">
            <text:p text:style-name="P119">Return</text:p>
          </table:table-cell>
          <table:table-cell table:style-name="Table1.A1" table:number-columns-spanned="4" office:value-type="string">
            <text:p text:style-name="P2">The query command returns <text:span text:style-name="T70">0</text:span> if the <text:span text:style-name="T74">local (internal) voltage programming</text:span> is <text:span text:style-name="T70">selected</text:span>, and 1 if the remote <text:span text:style-name="T71">(external) </text:span>sense is <text:span text:style-name="T70">selected</text:span>.</text:p>
          </table:table-cell>
          <table:covered-table-cell/>
          <table:covered-table-cell/>
          <table:covered-table-cell/>
        </table:table-row>
        <table:table-row>
          <table:table-cell table:style-name="Table1.A1" office:value-type="string">
            <text:p text:style-name="P123"><text:span text:style-name="T50">Usage</text:span><text:span text:style-name="T51"> </text:span><text:span text:style-name="T50">example</text:span></text:p>
          </table:table-cell>
          <table:table-cell table:style-name="Table1.A1" table:number-columns-spanned="4" office:value-type="string">
            <text:p text:style-name="P109"><text:span text:style-name="T69">VOLT</text:span>:<text:span text:style-name="T74">PROG</text:span> <text:span text:style-name="T69">EXT</text:span></text:p>
            <text:p text:style-name="P109"><text:span text:style-name="T69">VOLT</text:span>:<text:span text:style-name="T74">PROG</text:span>?</text:p>
            <text:p text:style-name="P139">1</text:p>
          </table:table-cell>
          <table:covered-table-cell/>
          <table:covered-table-cell/>
          <table:covered-table-cell/>
        </table:table-row>
        <table:table-row>
          <table:table-cell table:style-name="Table1.A1" office:value-type="string">
            <text:p text:style-name="P123">Errors</text:p>
          </table:table-cell>
          <table:table-cell table:style-name="Table1.A1" table:number-columns-spanned="4" office:value-type="string">
            <text:p text:style-name="P109">302,"Option not installed<text:span text:style-name="T42">"</text:span></text:p>
          </table:table-cell>
          <table:covered-table-cell/>
          <table:covered-table-cell/>
          <table:covered-table-cell/>
        </table:table-row>
        <table:table-row>
          <table:table-cell table:style-name="Table1.A1" office:value-type="string">
            <text:p text:style-name="P123">Related Commands</text:p>
          </table:table-cell>
          <table:table-cell table:style-name="Table1.A1" table:number-columns-spanned="4" office:value-type="string">
            <text:p text:style-name="P78">*TST</text:p>
            <text:p text:style-name="P70">DIAGnostic[:INFOrmation]:ADC?</text:p>
            <text:p text:style-name="P78">OUTPut:[:STATe]</text:p>
            <text:p text:style-name="P84">[SOURce[&lt;n&gt;]]:VOLTage:PROTection[:LEVel]</text:p>
            <text:p text:style-name="P84">[SOURce[&lt;n&gt;]]:VOLTage:PROTection:DELay[:TIME]</text:p>
            <text:p text:style-name="P85">[SOURce[&lt;n&gt;]]:VOLTage:PROTection:TRIPped?</text:p>
            <text:p text:style-name="P58">SYSTem:CHANnel[:INFOrmation:PROGram?</text:p>
          </table:table-cell>
          <table:covered-table-cell/>
          <table:covered-table-cell/>
          <table:covered-table-cell/>
        </table:table-row>
      </table:table>
      <text:list xml:id="list154419355852608" text:continue-numbering="true" text:style-name="Outline">
        <text:list-item>
          <text:list>
            <text:list-item>
              <text:list>
                <text:list-item>
                  <text:h text:style-name="P158" text:outline-level="3"><text:bookmark text:name="sour_volt_prot"/>[SOURce[&lt;n&gt;]<text:span text:style-name="T57">]:</text:span><text:span text:style-name="T60">VOLTage</text:span>:PROTection[:LEVel]</text:h>
                </text:list-item>
              </text:list>
            </text:list-item>
          </text:list>
        </text:list-item>
      </text:list>
      <table:table table:name="Table4" table:style-name="Table4">
        <table:table-column table:style-name="Table4.A"/>
        <table:table-column table:style-name="Table4.B"/>
        <table:table-column table:style-name="Table4.C"/>
        <table:table-column table:style-name="Table4.D" table:number-columns-repeated="2"/>
        <table:table-row>
          <table:table-cell table:style-name="Table4.A1" office:value-type="string">
            <text:p text:style-name="P32">Syntax</text:p>
          </table:table-cell>
          <table:table-cell table:style-name="Table4.A1" table:number-columns-spanned="4" office:value-type="string">
            <text:p text:style-name="P133">[SOURce[&lt;n&gt;]<text:span text:style-name="T45">]:</text:span><text:span text:style-name="T46">VOLTage</text:span>:PROTection[:LEVel] {&lt;<text:span text:style-name="T98">voltage</text:span>&gt;|MINimum|DEFault|MAXimum}</text:p>
            <text:p text:style-name="P133">[SOURce[&lt;n&gt;]<text:span text:style-name="T45">]:</text:span><text:span text:style-name="T46">VOLTage</text:span>:PROTection[:LEVel]?</text:p>
          </table:table-cell>
          <table:covered-table-cell/>
          <table:covered-table-cell/>
          <table:covered-table-cell/>
        </table:table-row>
        <text:soft-page-break/>
        <table:table-row>
          <table:table-cell table:style-name="Table4.A1" office:value-type="string">
            <text:p text:style-name="P32">Description</text:p>
          </table:table-cell>
          <table:table-cell table:style-name="Table4.A1" table:number-columns-spanned="4" office:value-type="string">
            <text:p text:style-name="P81">Set the over-<text:span text:style-name="T95">voltage</text:span> protection (O<text:span text:style-name="T95">V</text:span>P) value of the channel. When [:SOURce[&lt;n&gt;]] or [&lt;n&gt;] is omitted, the currently selected channel will be affected by this command. When the over-<text:span text:style-name="T95">votlage</text:span> protection function of the specified channel is enabled ([SOURce[&lt;n&gt;]<text:span text:style-name="T44">]:</text:span><text:span text:style-name="T48">VOLTage</text:span>:PROTection:STATe), the output turns off automatically when the output <text:span text:style-name="T95">voltage</text:span> exceeds the over-<text:span text:style-name="T95">voltage</text:span> protection value currently set. </text:p>
            <text:p text:style-name="P81">[SOURce[&lt;n&gt;]<text:span text:style-name="T44">]:</text:span><text:span text:style-name="T48">VOLTage</text:span>:PROTection:TRIPped? command can be used to query whether over-<text:span text:style-name="T95">voltage</text:span> protection occurred on the selected channel.</text:p>
            <text:p text:style-name="P81"/>
            <text:p text:style-name="P82"><text:span text:style-name="T99">A</text:span>n execution error -222,<text:span text:style-name="T44">"</text:span>Data out of range<text:span text:style-name="T44">"</text:span> will be generated when output voltage is controlled internally (<text:span text:style-name="T35">[SOURce[&lt;n&gt;]]:VOLTage:PROGram[:SOURce]</text:span><text:span text:style-name="T36">)</text:span><text:span text:style-name="T35"> </text:span><text:span text:style-name="T1">and OVP value is set below programmed output voltage ([SOURce[&lt;n&gt;]</text:span><text:span text:style-name="T37">]:</text:span><text:span text:style-name="T1">VOLTage). </text:span></text:p>
          </table:table-cell>
          <table:covered-table-cell/>
          <table:covered-table-cell/>
          <table:covered-table-cell/>
        </table:table-row>
        <table:table-row>
          <table:table-cell table:style-name="Table4.A1" office:value-type="string">
            <text:p text:style-name="P32">Return</text:p>
          </table:table-cell>
          <table:table-cell table:style-name="Table4.A1" table:number-columns-spanned="4" office:value-type="string">
            <text:p text:style-name="P81">Query the over-<text:span text:style-name="T95">voltage</text:span> protection (O<text:span text:style-name="T95">V</text:span>P) value of the selected channel.</text:p>
          </table:table-cell>
          <table:covered-table-cell/>
          <table:covered-table-cell/>
          <table:covered-table-cell/>
        </table:table-row>
        <table:table-row>
          <table:table-cell table:style-name="Table4.A1" table:number-rows-spanned="2" office:value-type="string">
            <text:p text:style-name="P32">Parameters</text:p>
          </table:table-cell>
          <table:table-cell table:style-name="Table4.B4" office:value-type="string">
            <text:p text:style-name="P20">Name</text:p>
          </table:table-cell>
          <table:table-cell table:style-name="Table4.B4" office:value-type="string">
            <text:p text:style-name="P20">Type</text:p>
          </table:table-cell>
          <table:table-cell table:style-name="Table4.B4" office:value-type="string">
            <text:p text:style-name="P20">Range</text:p>
          </table:table-cell>
          <table:table-cell table:style-name="Table4.B4" office:value-type="string">
            <text:p text:style-name="P20">Default</text:p>
          </table:table-cell>
        </table:table-row>
        <table:table-row>
          <table:covered-table-cell/>
          <table:table-cell table:style-name="Table4.A1" office:value-type="string">
            <text:p text:style-name="P81">&lt;<text:span text:style-name="T95">voltage</text:span>&gt;</text:p>
          </table:table-cell>
          <table:table-cell table:style-name="Table4.A1" office:value-type="string">
            <text:p text:style-name="P63">Numeric (NR2), discrete</text:p>
          </table:table-cell>
          <table:table-cell table:style-name="Table4.A1" office:value-type="string">
            <text:p text:style-name="P51">0 to maximum, MIN|DEF|MAX</text:p>
            <text:p text:style-name="P51">The maximum value is dependent on the PSU <text:span text:style-name="T95">voltage</text:span>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4.A1" office:value-type="string">
            <text:p text:style-name="P63">– </text:p>
          </table:table-cell>
        </table:table-row>
        <table:table-row>
          <table:table-cell table:style-name="Table4.A1" office:value-type="string">
            <text:p text:style-name="P124"><text:span text:style-name="T50">Usage</text:span><text:span text:style-name="T51"> </text:span><text:span text:style-name="T50">example</text:span></text:p>
          </table:table-cell>
          <table:table-cell table:style-name="Table4.A1" table:number-columns-spanned="4" office:value-type="string">
            <text:p text:style-name="P81">Set <text:span text:style-name="T96">voltage</text:span> protection to <text:span text:style-name="T96">10.2 V</text:span> on the channel <text:span text:style-name="T96">1</text:span>:</text:p>
            <text:p text:style-name="P141">SOUR<text:span text:style-name="T96">1</text:span>:<text:span text:style-name="T96">VOLT</text:span>:PROT <text:span text:style-name="T96">10.2</text:span></text:p>
          </table:table-cell>
          <table:covered-table-cell/>
          <table:covered-table-cell/>
          <table:covered-table-cell/>
        </table:table-row>
        <table:table-row>
          <table:table-cell table:style-name="Table4.A1" office:value-type="string">
            <text:p text:style-name="P124">Errors</text:p>
          </table:table-cell>
          <table:table-cell table:style-name="Table4.A1" table:number-columns-spanned="4" office:value-type="string">
            <text:p text:style-name="P112">-222,"Data out of range<text:span text:style-name="T42">"</text:span></text:p>
          </table:table-cell>
          <table:covered-table-cell/>
          <table:covered-table-cell/>
          <table:covered-table-cell/>
        </table:table-row>
        <table:table-row>
          <table:table-cell table:style-name="Table4.A1" office:value-type="string">
            <text:p text:style-name="P124">Related Commands</text:p>
          </table:table-cell>
          <table:table-cell table:style-name="Table4.A1" table:number-columns-spanned="4" office:value-type="string">
            <text:p text:style-name="P35">[SOURce[&lt;n&gt;]<text:span text:style-name="T101">]:</text:span>VOLTage</text:p>
            <text:p text:style-name="P33">[SOURce[&lt;n&gt;]]:VOLTage:PROGram[:SOURce]</text:p>
            <text:p text:style-name="P32">[SOURce[&lt;n&gt;]<text:span text:style-name="T44">]:</text:span><text:span text:style-name="T49">VOLTage</text:span>:PROTection:TRIPped?</text:p>
            <text:p text:style-name="P32">[SOURce[&lt;n&gt;]<text:span text:style-name="T44">]:</text:span><text:span text:style-name="T49">VOLTage</text:span>:PROTection:STATe</text:p>
          </table:table-cell>
          <table:covered-table-cell/>
          <table:covered-table-cell/>
          <table:covered-table-cell/>
        </table:table-row>
      </table:table>
      <text:list xml:id="list154419278735398" text:continue-numbering="true" text:style-name="Outline">
        <text:list-item>
          <text:list>
            <text:list-item>
              <text:list>
                <text:list-item>
                  <text:h text:style-name="P158" text:outline-level="3"><text:bookmark text:name="sour_volt_prot_del"/>[SOURce[&lt;n&gt;]<text:span text:style-name="T57">]:</text:span>VOLTage:PROTection:DELay[:TIME]</text:h>
                </text:list-item>
              </text:list>
            </text:list-item>
          </text:list>
        </text:list-item>
      </text:list>
      <table:table table:name="Table97" table:style-name="Table97">
        <table:table-column table:style-name="Table97.A"/>
        <table:table-column table:style-name="Table97.B" table:number-columns-repeated="4"/>
        <table:table-row>
          <table:table-cell table:style-name="Table97.A1" office:value-type="string">
            <text:p text:style-name="P1">Syntax</text:p>
          </table:table-cell>
          <table:table-cell table:style-name="Table97.A1" table:number-columns-spanned="4" office:value-type="string">
            <text:p text:style-name="cmd_5f_root">[SOURce[&lt;n&gt;]<text:span text:style-name="T45">]:</text:span>VOLTage:PROTection:DELay[:TIME] {&lt;time&gt;|DEFault}</text:p>
            <text:p text:style-name="cmd_5f_root">[SOURce[&lt;n&gt;]<text:span text:style-name="T45">]:</text:span>VOLTage:PROTection:DELay[:TIME]? [DEFault]</text:p>
          </table:table-cell>
          <table:covered-table-cell/>
          <table:covered-table-cell/>
          <table:covered-table-cell/>
        </table:table-row>
        <table:table-row>
          <table:table-cell table:style-name="Table97.A1" office:value-type="string">
            <text:p text:style-name="P1">Description</text:p>
          </table:table-cell>
          <table:table-cell table:style-name="Table97.A1" table:number-columns-spanned="4" office:value-type="string">
            <text:p text:style-name="Standard">This command sets the over-voltage protection delay. The <text:span text:style-name="T44">over-</text:span>voltage protection function will not be triggered on the selected output channel during the delay time. After the delay time has expired, the <text:span text:style-name="T44">over-</text:span>voltage protection function will be active. </text:p>
            <text:p text:style-name="Standard">This prevents momentary changes in output status from triggering the over-voltage protection function. Programmed values can range from 0 to 10 seconds. See also <text:a xlink:type="simple" xlink:href="http://www.envox.hr/eez/bench-power-supply/psu-scpi-reference-manual/psu-scpi-parameters-and-settings.html#programming_parameters" text:style-name="Internet_20_link" text:visited-style-name="Visited_20_Internet_20_Link">Section 8.1</text:a></text:p>
          </table:table-cell>
          <table:covered-table-cell/>
          <table:covered-table-cell/>
          <table:covered-table-cell/>
        </table:table-row>
        <table:table-row>
          <table:table-cell table:style-name="Table97.A1" office:value-type="string">
            <text:p text:style-name="P1">Return</text:p>
          </table:table-cell>
          <table:table-cell table:style-name="Table97.A1" table:number-columns-spanned="4" office:value-type="string">
            <text:p text:style-name="Standard">The query command returns the programmed delay time.</text:p>
          </table:table-cell>
          <table:covered-table-cell/>
          <table:covered-table-cell/>
          <table:covered-table-cell/>
        </table:table-row>
        <table:table-row>
          <table:table-cell table:style-name="Table97.A1" table:number-rows-spanned="2" office:value-type="string">
            <text:p text:style-name="P1">Parameters</text:p>
          </table:table-cell>
          <table:table-cell table:style-name="Table97.B4" office:value-type="string">
            <text:p text:style-name="P15">Name</text:p>
          </table:table-cell>
          <table:table-cell table:style-name="Table97.B4" office:value-type="string">
            <text:p text:style-name="P15">Type</text:p>
          </table:table-cell>
          <table:table-cell table:style-name="Table97.B4" office:value-type="string">
            <text:p text:style-name="P15">Range</text:p>
          </table:table-cell>
          <table:table-cell table:style-name="Table97.B4" office:value-type="string">
            <text:p text:style-name="P15">Default</text:p>
          </table:table-cell>
        </table:table-row>
        <table:table-row>
          <table:covered-table-cell/>
          <table:table-cell table:style-name="Table97.A1" office:value-type="string">
            <text:p text:style-name="Standard">&lt;time&gt;</text:p>
          </table:table-cell>
          <table:table-cell table:style-name="Table97.A1" office:value-type="string">
            <text:p text:style-name="P59">Numeric</text:p>
          </table:table-cell>
          <table:table-cell table:style-name="Table97.A1" office:value-type="string">
            <text:p text:style-name="P59">0 – 10|DEFault</text:p>
          </table:table-cell>
          <table:table-cell table:style-name="Table97.A1" office:value-type="string">
            <text:p text:style-name="P59">5 ms</text:p>
          </table:table-cell>
        </table:table-row>
        <table:table-row>
          <table:table-cell table:style-name="Table97.A1" office:value-type="string">
            <text:p text:style-name="P115"><text:span text:style-name="T50">Usage</text:span><text:span text:style-name="T51"> </text:span><text:span text:style-name="T50">example</text:span></text:p>
          </table:table-cell>
          <table:table-cell table:style-name="Table97.A1" table:number-columns-spanned="4" office:value-type="string">
            <text:p text:style-name="Standard">Get default OVP delay of 50 mil<text:span text:style-name="T97">l</text:span>iseconds:</text:p>
            <text:p text:style-name="cmd_5f_code_20_Start">VOLT:PROT:DEL? DEF</text:p>
            <text:p text:style-name="cmd_5f_code_20_Start">0.050</text:p>
          </table:table-cell>
          <table:covered-table-cell/>
          <table:covered-table-cell/>
          <table:covered-table-cell/>
        </table:table-row>
        <table:table-row>
          <table:table-cell table:style-name="Table97.A1" office:value-type="string">
            <text:p text:style-name="P115">Errors</text:p>
          </table:table-cell>
          <table:table-cell table:style-name="Table97.A1" table:number-columns-spanned="4" office:value-type="string">
            <text:p text:style-name="P1"/>
          </table:table-cell>
          <table:covered-table-cell/>
          <table:covered-table-cell/>
          <table:covered-table-cell/>
        </table:table-row>
        <table:table-row>
          <table:table-cell table:style-name="Table97.A1" office:value-type="string">
            <text:p text:style-name="P115">Related Commands</text:p>
          </table:table-cell>
          <table:table-cell table:style-name="Table97.A1" table:number-columns-spanned="4" office:value-type="string">
            <text:p text:style-name="P1">OUTPut:PROTection:CLEar</text:p>
          </table:table-cell>
          <table:covered-table-cell/>
          <table:covered-table-cell/>
          <table:covered-table-cell/>
        </table:table-row>
      </table:table>
      <text:list xml:id="list154419462954394" text:continue-numbering="true" text:style-name="Outline">
        <text:list-item>
          <text:list>
            <text:list-item>
              <text:list>
                <text:list-item>
                  <text:h text:style-name="Heading_20_3" text:outline-level="3"><text:bookmark text:name="sour_volt_prot_stat"/>[SOURce[&lt;n&gt;]<text:span text:style-name="T57">]:</text:span>VOLTage:PROTection:STATe</text:h>
                </text:list-item>
              </text:list>
            </text:list-item>
          </text:list>
        </text:list-item>
      </text:list>
      <table:table table:name="Table98" table:style-name="Table98">
        <table:table-column table:style-name="Table98.A"/>
        <table:table-column table:style-name="Table98.B" table:number-columns-repeated="4"/>
        <table:table-row>
          <table:table-cell table:style-name="Table98.A1" office:value-type="string">
            <text:p text:style-name="P1">Syntax</text:p>
          </table:table-cell>
          <table:table-cell table:style-name="Table98.A1" table:number-columns-spanned="4" office:value-type="string">
            <text:p text:style-name="cmd_5f_root">[SOURce[&lt;n&gt;]<text:span text:style-name="T45">]:</text:span>VOLTage:PROTection:STATe {&lt;bool&gt;}</text:p>
            <text:p text:style-name="cmd_5f_root">[SOURce[&lt;n&gt;]<text:span text:style-name="T45">]:</text:span>VOLTage:PROTection:STATe?</text:p>
          </table:table-cell>
          <table:covered-table-cell/>
          <table:covered-table-cell/>
          <table:covered-table-cell/>
        </table:table-row>
        <table:table-row>
          <table:table-cell table:style-name="Table98.A1" office:value-type="string">
            <text:p text:style-name="P1">Description</text:p>
          </table:table-cell>
          <table:table-cell table:style-name="Table98.A1" table:number-columns-spanned="4" office:value-type="string">
            <text:p text:style-name="Standard">This command enables or disables the <text:span text:style-name="T44">over-</text:span>voltage protection (OVP) function. The en<text:soft-page-break/>abled state is ON (1); the disabled state is OFF (0).</text:p>
            <text:p text:style-name="Standard">Since the PSU do not have a dedicated over-voltage protection circuit that can be programmed independently of output current level, entering the CV (constant voltage) mode of operation is used as a trigger to start OVP sequence. When delay time specified with the [SOURce[&lt;n&gt;]<text:span text:style-name="T44">]:</text:span>VOLTage:PROTection:DELay[:TIME] command expired the output turns off and the Questionable Condition status register OCP bit 8 is set. An error tone will also follow if beeper is enabled (see SYSTem:BEEPer:STATe).</text:p>
            <text:p text:style-name="Standard">[SOURce[&lt;n&gt;]<text:span text:style-name="T44">]:</text:span>VOLTage:PROTection:TRIPped? command can be used to query whether over-voltage protection occurred on the selected channel.</text:p>
          </table:table-cell>
          <table:covered-table-cell/>
          <table:covered-table-cell/>
          <table:covered-table-cell/>
        </table:table-row>
        <table:table-row>
          <table:table-cell table:style-name="Table98.A1" office:value-type="string">
            <text:p text:style-name="P1">Return</text:p>
          </table:table-cell>
          <table:table-cell table:style-name="Table98.A1" table:number-columns-spanned="4" office:value-type="string">
            <text:p text:style-name="Standard">The query command returns 0 if the voltage protection state is OFF, and 1 if the voltage protection state is ON.</text:p>
          </table:table-cell>
          <table:covered-table-cell/>
          <table:covered-table-cell/>
          <table:covered-table-cell/>
        </table:table-row>
        <table:table-row>
          <table:table-cell table:style-name="Table98.A1" table:number-rows-spanned="2" office:value-type="string">
            <text:p text:style-name="P1">Parameters</text:p>
          </table:table-cell>
          <table:table-cell table:style-name="Table98.B4" office:value-type="string">
            <text:p text:style-name="P15">Name</text:p>
          </table:table-cell>
          <table:table-cell table:style-name="Table98.B4" office:value-type="string">
            <text:p text:style-name="P15">Type</text:p>
          </table:table-cell>
          <table:table-cell table:style-name="Table98.B4" office:value-type="string">
            <text:p text:style-name="P15">Range</text:p>
          </table:table-cell>
          <table:table-cell table:style-name="Table98.B4" office:value-type="string">
            <text:p text:style-name="P15">Default</text:p>
          </table:table-cell>
        </table:table-row>
        <table:table-row>
          <table:covered-table-cell/>
          <table:table-cell table:style-name="Table98.A1" office:value-type="string">
            <text:p text:style-name="Standard">&lt;bool&gt;</text:p>
          </table:table-cell>
          <table:table-cell table:style-name="Table98.A1" office:value-type="string">
            <text:p text:style-name="P59">Discrete</text:p>
          </table:table-cell>
          <table:table-cell table:style-name="Table98.A1" office:value-type="string">
            <text:p text:style-name="P59">ON|OFF|0|1</text:p>
          </table:table-cell>
          <table:table-cell table:style-name="Table98.A1" office:value-type="string">
            <text:p text:style-name="P59">OFF</text:p>
          </table:table-cell>
        </table:table-row>
        <table:table-row>
          <table:table-cell table:style-name="Table98.A1" office:value-type="string">
            <text:p text:style-name="P115"><text:span text:style-name="T50">Usage</text:span><text:span text:style-name="T51"> </text:span><text:span text:style-name="T50">example</text:span></text:p>
          </table:table-cell>
          <table:table-cell table:style-name="Table98.A1" table:number-columns-spanned="4" office:value-type="string">
            <text:p text:style-name="cmd_5f_code">VOLT:PROT:STAT?</text:p>
            <text:p text:style-name="cmd_5f_code_20_Start">0</text:p>
          </table:table-cell>
          <table:covered-table-cell/>
          <table:covered-table-cell/>
          <table:covered-table-cell/>
        </table:table-row>
        <table:table-row>
          <table:table-cell table:style-name="Table98.A1" office:value-type="string">
            <text:p text:style-name="P115">Errors</text:p>
          </table:table-cell>
          <table:table-cell table:style-name="Table98.A1" table:number-columns-spanned="4" office:value-type="string">
            <text:p text:style-name="P1"/>
          </table:table-cell>
          <table:covered-table-cell/>
          <table:covered-table-cell/>
          <table:covered-table-cell/>
        </table:table-row>
        <table:table-row>
          <table:table-cell table:style-name="Table98.A1" office:value-type="string">
            <text:p text:style-name="P115">Related Commands</text:p>
          </table:table-cell>
          <table:table-cell table:style-name="Table98.A1" table:number-columns-spanned="4" office:value-type="string">
            <text:p text:style-name="P1">OUTPut:PROTection:CLEar</text:p>
            <text:p text:style-name="P1">[SOURce[&lt;n&gt;]<text:span text:style-name="T44">]:</text:span>VOLTage:PROTection:DELay[:TIME]</text:p>
            <text:p text:style-name="P1">[SOURce[&lt;n&gt;]<text:span text:style-name="T44">]:</text:span>VOLTage:PROTection:TRIPped</text:p>
            <text:p text:style-name="P1">SYSTem:BEEPer:STATe</text:p>
          </table:table-cell>
          <table:covered-table-cell/>
          <table:covered-table-cell/>
          <table:covered-table-cell/>
        </table:table-row>
      </table:table>
      <text:list xml:id="list154419038725454" text:continue-numbering="true" text:style-name="Outline">
        <text:list-item>
          <text:list>
            <text:list-item>
              <text:list>
                <text:list-item>
                  <text:h text:style-name="Heading_20_3" text:outline-level="3"><text:bookmark text:name="sour_volt_prot_trip"/>[SOURce[&lt;n&gt;]<text:span text:style-name="T57">]:</text:span>VOLTage:PROTection:TRIPped?</text:h>
                </text:list-item>
              </text:list>
            </text:list-item>
          </text:list>
        </text:list-item>
      </text:list>
      <table:table table:name="Table99" table:style-name="Table99">
        <table:table-column table:style-name="Table99.A"/>
        <table:table-column table:style-name="Table99.B"/>
        <table:table-row>
          <table:table-cell table:style-name="Table99.A1" office:value-type="string">
            <text:p text:style-name="P1">Syntax</text:p>
          </table:table-cell>
          <table:table-cell table:style-name="Table99.A1" office:value-type="string">
            <text:p text:style-name="cmd_5f_root">[SOURce[&lt;n&gt;]<text:span text:style-name="T45">]:</text:span>VOLTage:PROTection:TRIPped?</text:p>
          </table:table-cell>
        </table:table-row>
        <table:table-row>
          <table:table-cell table:style-name="Table99.A1" office:value-type="string">
            <text:p text:style-name="P1">Description</text:p>
          </table:table-cell>
          <table:table-cell table:style-name="Table99.A1" office:value-type="string">
            <text:p text:style-name="Standard">Query whether OVP occurred on the currently selected channel. When protection is tripped <text:span text:style-name="T41">bit 8 (OVP) of the Questionable Instrument Isummary register will be set (see </text:span><text:a xlink:type="simple" xlink:href="http://www.envox.hr/eez/bench-power-supply/psu-scpi-reference-manual/psu-scpi-registers-and-queues.html#ques_isum_stat_reg" text:style-name="Internet_20_link" text:visited-style-name="Visited_20_Internet_20_Link"><text:span text:style-name="T41">Section 3.4.2</text:span></text:a><text:span text:style-name="T41">).</text:span></text:p>
            <text:p text:style-name="P83"><text:span text:style-name="T41">When channel’s output voltage is controlled remotely (</text:span><text:span text:style-name="T30">[SOURce[&lt;n&gt;]]:VOLTage:PROGram[:SOURce]</text:span><text:span text:style-name="T2">) this protection will change voltage control back to </text:span><text:span text:style-name="T31">INTernal source.</text:span></text:p>
            <text:p text:style-name="Standard">The <text:a xlink:type="simple" xlink:href="http://www.envox.hr/eez/bench-power-supply/psu-scpi-reference-manual/psu-scpi-subsystem-command-reference/psu-scpi-output.html#outp_prot_cle" text:style-name="Internet_20_link" text:visited-style-name="Visited_20_Internet_20_Link"><text:span text:style-name="T1">OUTPut:PROTection:CLEar</text:span></text:a> command can be send to clear OVP condition on the selected channel.</text:p>
          </table:table-cell>
        </table:table-row>
        <table:table-row>
          <table:table-cell table:style-name="Table99.A1" office:value-type="string">
            <text:p text:style-name="P1">Return</text:p>
          </table:table-cell>
          <table:table-cell table:style-name="Table99.A1" office:value-type="string">
            <text:p text:style-name="Standard">This query returns a 1 if the protection circuit is tripped and a 0 if it is untripped.</text:p>
          </table:table-cell>
        </table:table-row>
        <table:table-row>
          <table:table-cell table:style-name="Table99.A1" office:value-type="string">
            <text:p text:style-name="P115"><text:span text:style-name="T50">Usage</text:span><text:span text:style-name="T51"> </text:span><text:span text:style-name="T50">example</text:span></text:p>
          </table:table-cell>
          <table:table-cell table:style-name="Table99.A1" office:value-type="string">
            <text:p text:style-name="cmd_5f_code">VOLT:PROT:TRIP?</text:p>
            <text:p text:style-name="cmd_5f_code_5f_single">0</text:p>
            <text:p text:style-name="P113">VOLT:PROG?</text:p>
            <text:p text:style-name="cmd_5f_code_20_Start">0</text:p>
          </table:table-cell>
        </table:table-row>
        <table:table-row>
          <table:table-cell table:style-name="Table99.A1" office:value-type="string">
            <text:p text:style-name="P115">Errors</text:p>
          </table:table-cell>
          <table:table-cell table:style-name="Table99.A1" office:value-type="string">
            <text:p text:style-name="P1"/>
          </table:table-cell>
        </table:table-row>
        <table:table-row>
          <table:table-cell table:style-name="Table99.A1" office:value-type="string">
            <text:p text:style-name="P115">Related Commands</text:p>
          </table:table-cell>
          <table:table-cell table:style-name="Table99.A1" office:value-type="string">
            <text:p text:style-name="P1">OUTPut:PROTection:CLEar</text:p>
            <text:p text:style-name="P34">[SOURce[&lt;n&gt;]]:VOLTage:PROGram[:SOURce]</text:p>
          </table:table-cell>
        </table:table-row>
      </table:table>
      <text:list xml:id="list154419916524592" text:continue-numbering="true" text:style-name="Outline">
        <text:list-item>
          <text:list>
            <text:list-item>
              <text:list>
                <text:list-item>
                  <text:h text:style-name="P159" text:outline-level="3"><text:bookmark text:name="sour_volt_sens"/>[SOURce[&lt;n&gt;]<text:span text:style-name="T57">]:</text:span>VOLTage:<text:span text:style-name="T63">SENSe[:SOURce]</text:span></text:h>
                </text:list-item>
              </text:list>
            </text:list-item>
          </text:list>
        </text:list-item>
      </text:list>
      <table:table table:name="Table155" table:style-name="Table155">
        <table:table-column table:style-name="Table155.A"/>
        <table:table-column table:style-name="Table155.B" table:number-columns-repeated="4"/>
        <table:table-row>
          <table:table-cell table:style-name="Table155.A1" office:value-type="string">
            <text:p text:style-name="P24">Syntax</text:p>
          </table:table-cell>
          <table:table-cell table:style-name="Table155.A1" table:number-columns-spanned="4" office:value-type="string">
            <text:p text:style-name="P128">[SOURce:]VOLTage:SENSe[:SOURce] <text:span text:style-name="T64">{</text:span>INTernal|EXTernal<text:span text:style-name="T64">}</text:span></text:p>
            <text:p text:style-name="P129">[SOURce:]VOLTage:SENSe[:SOURce]?</text:p>
          </table:table-cell>
          <table:covered-table-cell/>
          <table:covered-table-cell/>
          <table:covered-table-cell/>
        </table:table-row>
        <table:table-row>
          <table:table-cell table:style-name="Table155.A1" office:value-type="string">
            <text:p text:style-name="P24">Description</text:p>
          </table:table-cell>
          <table:table-cell table:style-name="Table155.A1" table:number-columns-spanned="4" office:value-type="string">
            <text:p text:style-name="P3">This command enables or disables remote sensing. The enabled state is <text:span text:style-name="T71">EXTernal</text:span> (1); the disabled state is <text:span text:style-name="T71">INTernal</text:span> (0). Execution of this command also affects bit 12 (RSENSE) of the Operation Instrument Isummary register (see <text:a xlink:type="simple" xlink:href="http://www.envox.hr/eez/bench-power-supply/psu-scpi-reference-manual/psu-scpi-registers-and-queues.html#oper_isum_stat_reg" text:style-name="Internet_20_link" text:visited-style-name="Visited_20_Internet_20_Link">Section </text:a><text:a xlink:type="simple" xlink:href="http://www.envox.hr/eez/bench-power-supply/psu-scpi-reference-manual/psu-scpi-registers-and-queues.html#oper_isum_stat_reg" text:style-name="Internet_20_link" text:visited-style-name="Visited_20_Internet_20_Link">3.3.2</text:a>).</text:p>
            <text:p text:style-name="P3">Self-test operation initiated by <text:a xlink:type="simple" xlink:href="http://www.envox.hr/eez/bench-power-supply/psu-scpi-reference-manual/psu-scpi-common-command-reference.html#tst" text:style-name="Internet_20_link" text:visited-style-name="Visited_20_Internet_20_Link">*TST?</text:a> command will put remote sense on all PSU channels into disable state.</text:p>
            <text:p text:style-name="P67">When the BP_OPTION is enabled and the channels are not grouped together (SYSTem:GROup commands scheduled for M3) this command sets LED indicators above binding posts and sense relays in the following manner:</text:p>
            <text:list xml:id="list154418445955510" text:continue-list="list5621731185872293009" text:style-name="List_20_1">
              <text:list-item>
                <text:p text:style-name="P163"><text:soft-page-break/>Turn on/off Sense1 indicator (LED_S1) and sense relay K_S1 when CH1 is selected</text:p>
              </text:list-item>
              <text:list-item>
                <text:p text:style-name="P148">Turn on/off Sense2 indicators (LED_S2) and sense relay K_S2 when CH2 is selected</text:p>
              </text:list-item>
            </text:list>
            <text:p text:style-name="P99">Remote sensing has no effect during CC (Constant Current) operation. Sense+/Sense- indicators <text:span text:style-name="T1">(LED_S1, LED_S2) </text:span>will not be affected if output state is off (OUTPut OFF command).</text:p>
          </table:table-cell>
          <table:covered-table-cell/>
          <table:covered-table-cell/>
          <table:covered-table-cell/>
        </table:table-row>
        <table:table-row>
          <table:table-cell table:style-name="Table155.A1" table:number-rows-spanned="2" office:value-type="string">
            <text:p text:style-name="P24">Parameters</text:p>
          </table:table-cell>
          <table:table-cell table:style-name="Table155.B3" office:value-type="string">
            <text:p text:style-name="P16">Name</text:p>
          </table:table-cell>
          <table:table-cell table:style-name="Table155.B3" office:value-type="string">
            <text:p text:style-name="P16">Type</text:p>
          </table:table-cell>
          <table:table-cell table:style-name="Table155.B3" office:value-type="string">
            <text:p text:style-name="P16">Range</text:p>
          </table:table-cell>
          <table:table-cell table:style-name="Table155.B3" office:value-type="string">
            <text:p text:style-name="P16">Default</text:p>
          </table:table-cell>
        </table:table-row>
        <table:table-row>
          <table:covered-table-cell/>
          <table:table-cell table:style-name="Table155.A1" office:value-type="string">
            <text:p text:style-name="P67">&lt;<text:span text:style-name="T68">source</text:span>&gt;</text:p>
          </table:table-cell>
          <table:table-cell table:style-name="Table155.A1" office:value-type="string">
            <text:p text:style-name="P60">Discrete</text:p>
          </table:table-cell>
          <table:table-cell table:style-name="Table155.A1" office:value-type="string">
            <text:p text:style-name="P68">INTernal|EXTernal</text:p>
          </table:table-cell>
          <table:table-cell table:style-name="Table155.A1" office:value-type="string">
            <text:p text:style-name="P68">INTernal</text:p>
          </table:table-cell>
        </table:table-row>
        <table:table-row>
          <table:table-cell table:style-name="Table155.A1" office:value-type="string">
            <text:p text:style-name="P116">Return</text:p>
          </table:table-cell>
          <table:table-cell table:style-name="Table155.A1" table:number-columns-spanned="4" office:value-type="string">
            <text:p text:style-name="P4">The query command returns <text:span text:style-name="T70">0</text:span> if the <text:span text:style-name="T70">internal</text:span> sense is <text:span text:style-name="T70">selected</text:span>, and 1 if the remote <text:span text:style-name="T71">(external) </text:span>sense is <text:span text:style-name="T70">selected</text:span>.</text:p>
          </table:table-cell>
          <table:covered-table-cell/>
          <table:covered-table-cell/>
          <table:covered-table-cell/>
        </table:table-row>
        <table:table-row>
          <table:table-cell table:style-name="Table155.A1" office:value-type="string">
            <text:p text:style-name="P120"><text:span text:style-name="T50">Usage</text:span><text:span text:style-name="T51"> </text:span><text:span text:style-name="T50">example</text:span></text:p>
          </table:table-cell>
          <table:table-cell table:style-name="Table155.A1" table:number-columns-spanned="4" office:value-type="string">
            <text:p text:style-name="P106"><text:span text:style-name="T69">VOLT</text:span>:SENS <text:span text:style-name="T69">EXT</text:span></text:p>
            <text:p text:style-name="P106"><text:span text:style-name="T69">VOLT</text:span>:SENS?</text:p>
            <text:p text:style-name="P137">1</text:p>
          </table:table-cell>
          <table:covered-table-cell/>
          <table:covered-table-cell/>
          <table:covered-table-cell/>
        </table:table-row>
        <table:table-row>
          <table:table-cell table:style-name="Table155.A1" office:value-type="string">
            <text:p text:style-name="P120">Errors</text:p>
          </table:table-cell>
          <table:table-cell table:style-name="Table155.A1" table:number-columns-spanned="4" office:value-type="string">
            <text:p text:style-name="P106">302,"Option not installed<text:span text:style-name="T42">"</text:span></text:p>
          </table:table-cell>
          <table:covered-table-cell/>
          <table:covered-table-cell/>
          <table:covered-table-cell/>
        </table:table-row>
        <table:table-row>
          <table:table-cell table:style-name="Table155.A1" office:value-type="string">
            <text:p text:style-name="P120">Related Commands</text:p>
          </table:table-cell>
          <table:table-cell table:style-name="Table155.A1" table:number-columns-spanned="4" office:value-type="string">
            <text:p text:style-name="P67">*TST</text:p>
            <text:p text:style-name="P67">OUTPut:[:STATe]</text:p>
            <text:p text:style-name="P57">SYSTem:CHANnel[:INFOrmation]:PROGram?</text:p>
          </table:table-cell>
          <table:covered-table-cell/>
          <table:covered-table-cell/>
          <table:covered-table-cell/>
        </table:table-row>
      </table:table>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SOURce</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5.7.SOURce</text:chapter></text:p>
      </style:header>
      <style:footer>
        <text:p text:style-name="Footer_20_right"><text:page-number text:select-page="current">1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1.3.2$Linux_X86_64 LibreOffice_project/644e4637d1d8544fd9f56425bd6cec110e49301b</meta:generator>
    <meta:keyword>SCPI</meta:keyword>
    <meta:keyword>IEEE 488</meta:keyword>
    <meta:keyword>Remote control</meta:keyword>
    <meta:keyword>Programming reference</meta:keyword>
    <dc:title>5.7. SOURce</dc:title>
    <meta:document-statistic meta:table-count="23" meta:image-count="0" meta:object-count="0" meta:page-count="14" meta:paragraph-count="693" meta:word-count="3876" meta:character-count="28972" meta:non-whitespace-character-count="25779"/>
    <meta:user-defined meta:name="WebPublish_Post_AdditionalCategories">9</meta:user-defined>
    <meta:user-defined meta:name="WebPublish_Post_Id">29</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